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94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le_ref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ewZcom</text:p>
          </table:table-cell>
          <table:table-cell office:value-type="string" calcext:value-type="string">
            <text:p>ddx_rob</text:p>
          </table:table-cell>
          <table:table-cell office:value-type="string" calcext:value-type="string">
            <text:p>ddz_rob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X/Y</text:p>
          </table:table-cell>
          <table:table-cell office:value-type="string" calcext:value-type="string">
            <text:p>Zcom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-6.1168460846" calcext:value-type="float">
            <text:p>-6.116846084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12721" calcext:value-type="float">
            <text:p>0.08412721</text:p>
          </table:table-cell>
          <table:table-cell office:value-type="float" office:value="0.08079286" calcext:value-type="float">
            <text:p>0.0807928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156627" calcext:value-type="float">
            <text:p>-0.27156627</text:p>
          </table:table-cell>
          <table:table-cell office:value-type="float" office:value="1.3112573236" calcext:value-type="float">
            <text:p>1.3112573236</text:p>
          </table:table-cell>
          <table:table-cell office:value-type="float" office:value="-9.7216896057" calcext:value-type="float">
            <text:p>-9.7216896057</text:p>
          </table:table-cell>
          <table:table-cell office:value-type="float" office:value="400" calcext:value-type="float">
            <text:p>400</text:p>
          </table:table-cell>
          <table:table-cell table:formula="of:=[.I2]/[.J2]" office:value-type="float" office:value="-0.134879571019341" calcext:value-type="float">
            <text:p>-0.134879571</text:p>
          </table:table-cell>
          <table:table-cell table:formula="of:=[.E2]/[.L2]" office:value-type="float" office:value="-0.598999977457038" calcext:value-type="float">
            <text:p>-0.59899997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.0605216026" calcext:value-type="float">
            <text:p>-6.06052160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27665" calcext:value-type="float">
            <text:p>0.08727665</text:p>
          </table:table-cell>
          <table:table-cell office:value-type="float" office:value="0.08223097" calcext:value-type="float">
            <text:p>0.0822309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251089" calcext:value-type="float">
            <text:p>-0.23251089</text:p>
          </table:table-cell>
          <table:table-cell office:value-type="float" office:value="1.3357548922" calcext:value-type="float">
            <text:p>1.3357548922</text:p>
          </table:table-cell>
          <table:table-cell office:value-type="float" office:value="-9.7301198483" calcext:value-type="float">
            <text:p>-9.7301198483</text:p>
          </table:table-cell>
          <table:table-cell office:value-type="float" office:value="401" calcext:value-type="float">
            <text:p>401</text:p>
          </table:table-cell>
          <table:table-cell table:formula="of:=[.I3]/[.J3]" office:value-type="float" office:value="-0.137280415146518" calcext:value-type="float">
            <text:p>-0.1372804151</text:p>
          </table:table-cell>
          <table:table-cell table:formula="of:=[.E3]/[.L3]" office:value-type="float" office:value="-0.599000009668062" calcext:value-type="float">
            <text:p>-0.5990000097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-6.0322675705" calcext:value-type="float">
            <text:p>-6.032267570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26434" calcext:value-type="float">
            <text:p>0.08726434</text:p>
          </table:table-cell>
          <table:table-cell office:value-type="float" office:value="0.08224054" calcext:value-type="float">
            <text:p>0.0822405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389711" calcext:value-type="float">
            <text:p>-0.21389711</text:p>
          </table:table-cell>
          <table:table-cell office:value-type="float" office:value="1.3338296562" calcext:value-type="float">
            <text:p>1.3338296562</text:p>
          </table:table-cell>
          <table:table-cell office:value-type="float" office:value="-9.714964962" calcext:value-type="float">
            <text:p>-9.714964962</text:p>
          </table:table-cell>
          <table:table-cell office:value-type="float" office:value="402" calcext:value-type="float">
            <text:p>402</text:p>
          </table:table-cell>
          <table:table-cell table:formula="of:=[.I4]/[.J4]" office:value-type="float" office:value="-0.137296393905409" calcext:value-type="float">
            <text:p>-0.1372963939</text:p>
          </table:table-cell>
          <table:table-cell table:formula="of:=[.E4]/[.L4]" office:value-type="float" office:value="-0.599000000368982" calcext:value-type="float">
            <text:p>-0.5990000004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-6.1089572906" calcext:value-type="float">
            <text:p>-6.108957290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7375" calcext:value-type="float">
            <text:p>0.08747375</text:p>
          </table:table-cell>
          <table:table-cell office:value-type="float" office:value="0.08118269" calcext:value-type="float">
            <text:p>0.0811826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407795" calcext:value-type="float">
            <text:p>-0.27407795</text:p>
          </table:table-cell>
          <table:table-cell office:value-type="float" office:value="1.3177306205" calcext:value-type="float">
            <text:p>1.3177306205</text:p>
          </table:table-cell>
          <table:table-cell office:value-type="float" office:value="-9.7227701187" calcext:value-type="float">
            <text:p>-9.7227701187</text:p>
          </table:table-cell>
          <table:table-cell office:value-type="float" office:value="403" calcext:value-type="float">
            <text:p>403</text:p>
          </table:table-cell>
          <table:table-cell table:formula="of:=[.I5]/[.J5]" office:value-type="float" office:value="-0.135530368857079" calcext:value-type="float">
            <text:p>-0.1355303689</text:p>
          </table:table-cell>
          <table:table-cell table:formula="of:=[.E5]/[.L5]" office:value-type="float" office:value="-0.598999993024512" calcext:value-type="float">
            <text:p>-0.598999993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-6.0419721603" calcext:value-type="float">
            <text:p>-6.041972160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31594" calcext:value-type="float">
            <text:p>0.09331594</text:p>
          </table:table-cell>
          <table:table-cell office:value-type="float" office:value="0.08100609" calcext:value-type="float">
            <text:p>0.0810060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662744" calcext:value-type="float">
            <text:p>-0.23662744</text:p>
          </table:table-cell>
          <table:table-cell office:value-type="float" office:value="1.3139635712" calcext:value-type="float">
            <text:p>1.3139635712</text:p>
          </table:table-cell>
          <table:table-cell office:value-type="float" office:value="-9.7161109447" calcext:value-type="float">
            <text:p>-9.7161109447</text:p>
          </table:table-cell>
          <table:table-cell office:value-type="float" office:value="404" calcext:value-type="float">
            <text:p>404</text:p>
          </table:table-cell>
          <table:table-cell table:formula="of:=[.I6]/[.J6]" office:value-type="float" office:value="-0.13523554626728" calcext:value-type="float">
            <text:p>-0.1352355463</text:p>
          </table:table-cell>
          <table:table-cell table:formula="of:=[.E6]/[.L6]" office:value-type="float" office:value="-0.598999983627821" calcext:value-type="float">
            <text:p>-0.5989999836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-6.0925626755" calcext:value-type="float">
            <text:p>-6.092562675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8164" calcext:value-type="float">
            <text:p>0.09118164</text:p>
          </table:table-cell>
          <table:table-cell office:value-type="float" office:value="0.08175269" calcext:value-type="float">
            <text:p>0.0817526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948223" calcext:value-type="float">
            <text:p>-0.26948223</text:p>
          </table:table-cell>
          <table:table-cell office:value-type="float" office:value="1.3257429808" calcext:value-type="float">
            <text:p>1.3257429808</text:p>
          </table:table-cell>
          <table:table-cell office:value-type="float" office:value="-9.7136869907" calcext:value-type="float">
            <text:p>-9.7136869907</text:p>
          </table:table-cell>
          <table:table-cell office:value-type="float" office:value="405" calcext:value-type="float">
            <text:p>405</text:p>
          </table:table-cell>
          <table:table-cell table:formula="of:=[.I7]/[.J7]" office:value-type="float" office:value="-0.136481953975795" calcext:value-type="float">
            <text:p>-0.136481954</text:p>
          </table:table-cell>
          <table:table-cell table:formula="of:=[.E7]/[.L7]" office:value-type="float" office:value="-0.598999996838399" calcext:value-type="float">
            <text:p>-0.598999996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-6.1300244331" calcext:value-type="float">
            <text:p>-6.130024433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10631" calcext:value-type="float">
            <text:p>0.09010631</text:p>
          </table:table-cell>
          <table:table-cell office:value-type="float" office:value="0.08077263" calcext:value-type="float">
            <text:p>0.0807726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050687" calcext:value-type="float">
            <text:p>-0.3050687</text:p>
          </table:table-cell>
          <table:table-cell office:value-type="float" office:value="1.308782509" calcext:value-type="float">
            <text:p>1.308782509</text:p>
          </table:table-cell>
          <table:table-cell office:value-type="float" office:value="-9.705771637" calcext:value-type="float">
            <text:p>-9.705771637</text:p>
          </table:table-cell>
          <table:table-cell office:value-type="float" office:value="406" calcext:value-type="float">
            <text:p>406</text:p>
          </table:table-cell>
          <table:table-cell table:formula="of:=[.I8]/[.J8]" office:value-type="float" office:value="-0.134845796702109" calcext:value-type="float">
            <text:p>-0.1348457967</text:p>
          </table:table-cell>
          <table:table-cell table:formula="of:=[.E8]/[.L8]" office:value-type="float" office:value="-0.598999983502909" calcext:value-type="float">
            <text:p>-0.598999983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-6.0582737923" calcext:value-type="float">
            <text:p>-6.058273792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03944" calcext:value-type="float">
            <text:p>0.09203944</text:p>
          </table:table-cell>
          <table:table-cell office:value-type="float" office:value="0.08046025" calcext:value-type="float">
            <text:p>0.0804602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568816" calcext:value-type="float">
            <text:p>-0.24568816</text:p>
          </table:table-cell>
          <table:table-cell office:value-type="float" office:value="1.3026152879" calcext:value-type="float">
            <text:p>1.3026152879</text:p>
          </table:table-cell>
          <table:table-cell office:value-type="float" office:value="-9.6975408077" calcext:value-type="float">
            <text:p>-9.6975408077</text:p>
          </table:table-cell>
          <table:table-cell office:value-type="float" office:value="407" calcext:value-type="float">
            <text:p>407</text:p>
          </table:table-cell>
          <table:table-cell table:formula="of:=[.I9]/[.J9]" office:value-type="float" office:value="-0.134324290428941" calcext:value-type="float">
            <text:p>-0.1343242904</text:p>
          </table:table-cell>
          <table:table-cell table:formula="of:=[.E9]/[.L9]" office:value-type="float" office:value="-0.599000000246154" calcext:value-type="float">
            <text:p>-0.5990000002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-6.1053686142" calcext:value-type="float">
            <text:p>-6.10536861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74809" calcext:value-type="float">
            <text:p>0.08774809</text:p>
          </table:table-cell>
          <table:table-cell office:value-type="float" office:value="0.08033036" calcext:value-type="float">
            <text:p>0.0803303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287185" calcext:value-type="float">
            <text:p>-0.27287185</text:p>
          </table:table-cell>
          <table:table-cell office:value-type="float" office:value="1.3008929104" calcext:value-type="float">
            <text:p>1.3008929104</text:p>
          </table:table-cell>
          <table:table-cell office:value-type="float" office:value="-9.7003782749" calcext:value-type="float">
            <text:p>-9.7003782749</text:p>
          </table:table-cell>
          <table:table-cell office:value-type="float" office:value="408" calcext:value-type="float">
            <text:p>408</text:p>
          </table:table-cell>
          <table:table-cell table:formula="of:=[.I10]/[.J10]" office:value-type="float" office:value="-0.134107441332066" calcext:value-type="float">
            <text:p>-0.1341074413</text:p>
          </table:table-cell>
          <table:table-cell table:formula="of:=[.E10]/[.L10]" office:value-type="float" office:value="-0.599000019701311" calcext:value-type="float">
            <text:p>-0.599000019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-6.0989627838" calcext:value-type="float">
            <text:p>-6.09896278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05304" calcext:value-type="float">
            <text:p>0.09005304</text:p>
          </table:table-cell>
          <table:table-cell office:value-type="float" office:value="0.08148974" calcext:value-type="float">
            <text:p>0.0814897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225855" calcext:value-type="float">
            <text:p>-0.27225855</text:p>
          </table:table-cell>
          <table:table-cell office:value-type="float" office:value="1.3209733874" calcext:value-type="float">
            <text:p>1.3209733874</text:p>
          </table:table-cell>
          <table:table-cell office:value-type="float" office:value="-9.7099715233" calcext:value-type="float">
            <text:p>-9.7099715233</text:p>
          </table:table-cell>
          <table:table-cell office:value-type="float" office:value="409" calcext:value-type="float">
            <text:p>409</text:p>
          </table:table-cell>
          <table:table-cell table:formula="of:=[.I11]/[.J11]" office:value-type="float" office:value="-0.136042972343451" calcext:value-type="float">
            <text:p>-0.1360429723</text:p>
          </table:table-cell>
          <table:table-cell table:formula="of:=[.E11]/[.L11]" office:value-type="float" office:value="-0.598999996811837" calcext:value-type="float">
            <text:p>-0.5989999968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-6.0428051949" calcext:value-type="float">
            <text:p>-6.042805194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00633" calcext:value-type="float">
            <text:p>0.09300633</text:p>
          </table:table-cell>
          <table:table-cell office:value-type="float" office:value="0.08105802" calcext:value-type="float">
            <text:p>0.081058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636015" calcext:value-type="float">
            <text:p>-0.23636015</text:p>
          </table:table-cell>
          <table:table-cell office:value-type="float" office:value="1.3125785679" calcext:value-type="float">
            <text:p>1.3125785679</text:p>
          </table:table-cell>
          <table:table-cell office:value-type="float" office:value="-9.6996516705" calcext:value-type="float">
            <text:p>-9.6996516705</text:p>
          </table:table-cell>
          <table:table-cell office:value-type="float" office:value="410" calcext:value-type="float">
            <text:p>410</text:p>
          </table:table-cell>
          <table:table-cell table:formula="of:=[.I12]/[.J12]" office:value-type="float" office:value="-0.135322237590449" calcext:value-type="float">
            <text:p>-0.1353222376</text:p>
          </table:table-cell>
          <table:table-cell table:formula="of:=[.E12]/[.L12]" office:value-type="float" office:value="-0.598999997659814" calcext:value-type="float">
            <text:p>-0.598999997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6.125518322" calcext:value-type="float">
            <text:p>-6.12551832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43913" calcext:value-type="float">
            <text:p>0.09143913</text:p>
          </table:table-cell>
          <table:table-cell office:value-type="float" office:value="0.07978606" calcext:value-type="float">
            <text:p>0.0797860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063218" calcext:value-type="float">
            <text:p>-0.3063218</text:p>
          </table:table-cell>
          <table:table-cell office:value-type="float" office:value="1.2909781903" calcext:value-type="float">
            <text:p>1.2909781903</text:p>
          </table:table-cell>
          <table:table-cell office:value-type="float" office:value="-9.6921187878" calcext:value-type="float">
            <text:p>-9.6921187878</text:p>
          </table:table-cell>
          <table:table-cell office:value-type="float" office:value="411" calcext:value-type="float">
            <text:p>411</text:p>
          </table:table-cell>
          <table:table-cell table:formula="of:=[.I13]/[.J13]" office:value-type="float" office:value="-0.133198758554737" calcext:value-type="float">
            <text:p>-0.1331987586</text:p>
          </table:table-cell>
          <table:table-cell table:formula="of:=[.E13]/[.L13]" office:value-type="float" office:value="-0.599000027220319" calcext:value-type="float">
            <text:p>-0.5990000272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-6.0949082375" calcext:value-type="float">
            <text:p>-6.094908237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5061" calcext:value-type="float">
            <text:p>0.09635061</text:p>
          </table:table-cell>
          <table:table-cell office:value-type="float" office:value="0.08093144" calcext:value-type="float">
            <text:p>0.0809314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825969" calcext:value-type="float">
            <text:p>-0.28825969</text:p>
          </table:table-cell>
          <table:table-cell office:value-type="float" office:value="1.3090569228" calcext:value-type="float">
            <text:p>1.3090569228</text:p>
          </table:table-cell>
          <table:table-cell office:value-type="float" office:value="-9.6887573242" calcext:value-type="float">
            <text:p>-9.6887573242</text:p>
          </table:table-cell>
          <table:table-cell office:value-type="float" office:value="412" calcext:value-type="float">
            <text:p>412</text:p>
          </table:table-cell>
          <table:table-cell table:formula="of:=[.I14]/[.J14]" office:value-type="float" office:value="-0.135110920729774" calcext:value-type="float">
            <text:p>-0.1351109207</text:p>
          </table:table-cell>
          <table:table-cell table:formula="of:=[.E14]/[.L14]" office:value-type="float" office:value="-0.598999988771193" calcext:value-type="float">
            <text:p>-0.5989999888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6.0880579948" calcext:value-type="float">
            <text:p>-6.08805799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13142" calcext:value-type="float">
            <text:p>0.09713142</text:p>
          </table:table-cell>
          <table:table-cell office:value-type="float" office:value="0.08006453" calcext:value-type="float">
            <text:p>0.0800645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543255" calcext:value-type="float">
            <text:p>-0.28543255</text:p>
          </table:table-cell>
          <table:table-cell office:value-type="float" office:value="1.2948209971" calcext:value-type="float">
            <text:p>1.2948209971</text:p>
          </table:table-cell>
          <table:table-cell office:value-type="float" office:value="-9.6871580601" calcext:value-type="float">
            <text:p>-9.6871580601</text:p>
          </table:table-cell>
          <table:table-cell office:value-type="float" office:value="413" calcext:value-type="float">
            <text:p>413</text:p>
          </table:table-cell>
          <table:table-cell table:formula="of:=[.I15]/[.J15]" office:value-type="float" office:value="-0.133663659565253" calcext:value-type="float">
            <text:p>-0.1336636596</text:p>
          </table:table-cell>
          <table:table-cell table:formula="of:=[.E15]/[.L15]" office:value-type="float" office:value="-0.598999984441647" calcext:value-type="float">
            <text:p>-0.5989999844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-6.1610898972" calcext:value-type="float">
            <text:p>-6.16108989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50702" calcext:value-type="float">
            <text:p>0.09250702</text:p>
          </table:table-cell>
          <table:table-cell office:value-type="float" office:value="0.08050289" calcext:value-type="float">
            <text:p>0.0805028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5387415" calcext:value-type="float">
            <text:p>-0.35387415</text:p>
          </table:table-cell>
          <table:table-cell office:value-type="float" office:value="1.3026106864" calcext:value-type="float">
            <text:p>1.3026106864</text:p>
          </table:table-cell>
          <table:table-cell office:value-type="float" office:value="-9.6923704624" calcext:value-type="float">
            <text:p>-9.6923704624</text:p>
          </table:table-cell>
          <table:table-cell office:value-type="float" office:value="414" calcext:value-type="float">
            <text:p>414</text:p>
          </table:table-cell>
          <table:table-cell table:formula="of:=[.I16]/[.J16]" office:value-type="float" office:value="-0.134395470277707" calcext:value-type="float">
            <text:p>-0.1343954703</text:p>
          </table:table-cell>
          <table:table-cell table:formula="of:=[.E16]/[.L16]" office:value-type="float" office:value="-0.599000024581586" calcext:value-type="float">
            <text:p>-0.599000024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-6.1030592918" calcext:value-type="float">
            <text:p>-6.103059291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66836" calcext:value-type="float">
            <text:p>0.09066836</text:p>
          </table:table-cell>
          <table:table-cell office:value-type="float" office:value="0.07878262" calcext:value-type="float">
            <text:p>0.0787826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217551" calcext:value-type="float">
            <text:p>-0.28217551</text:p>
          </table:table-cell>
          <table:table-cell office:value-type="float" office:value="1.2733371615" calcext:value-type="float">
            <text:p>1.2733371615</text:p>
          </table:table-cell>
          <table:table-cell office:value-type="float" office:value="-9.6814363956" calcext:value-type="float">
            <text:p>-9.6814363956</text:p>
          </table:table-cell>
          <table:table-cell office:value-type="float" office:value="415" calcext:value-type="float">
            <text:p>415</text:p>
          </table:table-cell>
          <table:table-cell table:formula="of:=[.I17]/[.J17]" office:value-type="float" office:value="-0.131523578678749" calcext:value-type="float">
            <text:p>-0.1315235787</text:p>
          </table:table-cell>
          <table:table-cell table:formula="of:=[.E17]/[.L17]" office:value-type="float" office:value="-0.598999972411254" calcext:value-type="float">
            <text:p>-0.598999972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-6.0864138603" calcext:value-type="float">
            <text:p>-6.086413860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14008" calcext:value-type="float">
            <text:p>0.08614008</text:p>
          </table:table-cell>
          <table:table-cell office:value-type="float" office:value="0.07846018" calcext:value-type="float">
            <text:p>0.0784601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395572" calcext:value-type="float">
            <text:p>-0.25395572</text:p>
          </table:table-cell>
          <table:table-cell office:value-type="float" office:value="1.268800354" calcext:value-type="float">
            <text:p>1.268800354</text:p>
          </table:table-cell>
          <table:table-cell office:value-type="float" office:value="-9.6865870953" calcext:value-type="float">
            <text:p>-9.6865870953</text:p>
          </table:table-cell>
          <table:table-cell office:value-type="float" office:value="416" calcext:value-type="float">
            <text:p>416</text:p>
          </table:table-cell>
          <table:table-cell table:formula="of:=[.I18]/[.J18]" office:value-type="float" office:value="-0.130985283208327" calcext:value-type="float">
            <text:p>-0.1309852832</text:p>
          </table:table-cell>
          <table:table-cell table:formula="of:=[.E18]/[.L18]" office:value-type="float" office:value="-0.598999964562522" calcext:value-type="float">
            <text:p>-0.598999964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-6.0910711288" calcext:value-type="float">
            <text:p>-6.091071128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48439" calcext:value-type="float">
            <text:p>0.08248439</text:p>
          </table:table-cell>
          <table:table-cell office:value-type="float" office:value="0.0780989" calcext:value-type="float">
            <text:p>0.078098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744131" calcext:value-type="float">
            <text:p>-0.24744131</text:p>
          </table:table-cell>
          <table:table-cell office:value-type="float" office:value="1.2613561153" calcext:value-type="float">
            <text:p>1.2613561153</text:p>
          </table:table-cell>
          <table:table-cell office:value-type="float" office:value="-9.6743010521" calcext:value-type="float">
            <text:p>-9.6743010521</text:p>
          </table:table-cell>
          <table:table-cell office:value-type="float" office:value="417" calcext:value-type="float">
            <text:p>417</text:p>
          </table:table-cell>
          <table:table-cell table:formula="of:=[.I19]/[.J19]" office:value-type="float" office:value="-0.130382144250741" calcext:value-type="float">
            <text:p>-0.1303821443</text:p>
          </table:table-cell>
          <table:table-cell table:formula="of:=[.E19]/[.L19]" office:value-type="float" office:value="-0.598999966205541" calcext:value-type="float">
            <text:p>-0.5989999662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-6.0342440605" calcext:value-type="float">
            <text:p>-6.034244060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0313" calcext:value-type="float">
            <text:p>0.08700313</text:p>
          </table:table-cell>
          <table:table-cell office:value-type="float" office:value="0.07928039" calcext:value-type="float">
            <text:p>0.0792803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749231" calcext:value-type="float">
            <text:p>-0.21749231</text:p>
          </table:table-cell>
          <table:table-cell office:value-type="float" office:value="1.2834912926" calcext:value-type="float">
            <text:p>1.2834912926</text:p>
          </table:table-cell>
          <table:table-cell office:value-type="float" office:value="-9.6973703384" calcext:value-type="float">
            <text:p>-9.6973703384</text:p>
          </table:table-cell>
          <table:table-cell office:value-type="float" office:value="418" calcext:value-type="float">
            <text:p>418</text:p>
          </table:table-cell>
          <table:table-cell table:formula="of:=[.I20]/[.J20]" office:value-type="float" office:value="-0.13235457116839" calcext:value-type="float">
            <text:p>-0.1323545712</text:p>
          </table:table-cell>
          <table:table-cell table:formula="of:=[.E20]/[.L20]" office:value-type="float" office:value="-0.599000014129729" calcext:value-type="float">
            <text:p>-0.5990000141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-6.0420098305" calcext:value-type="float">
            <text:p>-6.042009830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04967" calcext:value-type="float">
            <text:p>0.08904967</text:p>
          </table:table-cell>
          <table:table-cell office:value-type="float" office:value="0.07854148" calcext:value-type="float">
            <text:p>0.0785414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853729" calcext:value-type="float">
            <text:p>-0.22853729</text:p>
          </table:table-cell>
          <table:table-cell office:value-type="float" office:value="1.2733769327" calcext:value-type="float">
            <text:p>1.2733769327</text:p>
          </table:table-cell>
          <table:table-cell office:value-type="float" office:value="-9.7114640236" calcext:value-type="float">
            <text:p>-9.7114640236</text:p>
          </table:table-cell>
          <table:table-cell office:value-type="float" office:value="419" calcext:value-type="float">
            <text:p>419</text:p>
          </table:table-cell>
          <table:table-cell table:formula="of:=[.I21]/[.J21]" office:value-type="float" office:value="-0.131121006019849" calcext:value-type="float">
            <text:p>-0.131121006</text:p>
          </table:table-cell>
          <table:table-cell table:formula="of:=[.E21]/[.L21]" office:value-type="float" office:value="-0.598999980126072" calcext:value-type="float">
            <text:p>-0.5989999801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-6.1016206741" calcext:value-type="float">
            <text:p>-6.101620674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67413" calcext:value-type="float">
            <text:p>0.09267413</text:p>
          </table:table-cell>
          <table:table-cell office:value-type="float" office:value="0.0799201" calcext:value-type="float">
            <text:p>0.079920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517842" calcext:value-type="float">
            <text:p>-0.28517842</text:p>
          </table:table-cell>
          <table:table-cell office:value-type="float" office:value="1.2967978269" calcext:value-type="float">
            <text:p>1.2967978269</text:p>
          </table:table-cell>
          <table:table-cell office:value-type="float" office:value="-9.7194814205" calcext:value-type="float">
            <text:p>-9.7194814205</text:p>
          </table:table-cell>
          <table:table-cell office:value-type="float" office:value="420" calcext:value-type="float">
            <text:p>420</text:p>
          </table:table-cell>
          <table:table-cell table:formula="of:=[.I22]/[.J22]" office:value-type="float" office:value="-0.133422532622454" calcext:value-type="float">
            <text:p>-0.1334225326</text:p>
          </table:table-cell>
          <table:table-cell table:formula="of:=[.E22]/[.L22]" office:value-type="float" office:value="-0.599000022178786" calcext:value-type="float">
            <text:p>-0.59900002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.0689406395" calcext:value-type="float">
            <text:p>-6.06894063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2817" calcext:value-type="float">
            <text:p>0.09702817</text:p>
          </table:table-cell>
          <table:table-cell office:value-type="float" office:value="0.07993915" calcext:value-type="float">
            <text:p>0.0799391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837727" calcext:value-type="float">
            <text:p>-0.26837727</text:p>
          </table:table-cell>
          <table:table-cell office:value-type="float" office:value="1.2967260152" calcext:value-type="float">
            <text:p>1.2967260152</text:p>
          </table:table-cell>
          <table:table-cell office:value-type="float" office:value="-9.7166265011" calcext:value-type="float">
            <text:p>-9.7166265011</text:p>
          </table:table-cell>
          <table:table-cell office:value-type="float" office:value="421" calcext:value-type="float">
            <text:p>421</text:p>
          </table:table-cell>
          <table:table-cell table:formula="of:=[.I23]/[.J23]" office:value-type="float" office:value="-0.13345434395911" calcext:value-type="float">
            <text:p>-0.133454344</text:p>
          </table:table-cell>
          <table:table-cell table:formula="of:=[.E23]/[.L23]" office:value-type="float" office:value="-0.598999984777515" calcext:value-type="float">
            <text:p>-0.5989999848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-6.1325592995" calcext:value-type="float">
            <text:p>-6.13255929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6164" calcext:value-type="float">
            <text:p>0.09646164</text:p>
          </table:table-cell>
          <table:table-cell office:value-type="float" office:value="0.08052552" calcext:value-type="float">
            <text:p>0.080525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3015564" calcext:value-type="float">
            <text:p>-0.33015564</text:p>
          </table:table-cell>
          <table:table-cell office:value-type="float" office:value="1.3070896" calcext:value-type="float">
            <text:p>1.3070896</text:p>
          </table:table-cell>
          <table:table-cell office:value-type="float" office:value="-9.7229628563" calcext:value-type="float">
            <text:p>-9.7229628563</text:p>
          </table:table-cell>
          <table:table-cell office:value-type="float" office:value="422" calcext:value-type="float">
            <text:p>422</text:p>
          </table:table-cell>
          <table:table-cell table:formula="of:=[.I24]/[.J24]" office:value-type="float" office:value="-0.134433260655014" calcext:value-type="float">
            <text:p>-0.1344332607</text:p>
          </table:table-cell>
          <table:table-cell table:formula="of:=[.E24]/[.L24]" office:value-type="float" office:value="-0.598999976699564" calcext:value-type="float">
            <text:p>-0.5989999767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-6.1325564384" calcext:value-type="float">
            <text:p>-6.13255643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28338" calcext:value-type="float">
            <text:p>0.09228338</text:p>
          </table:table-cell>
          <table:table-cell office:value-type="float" office:value="0.08141378" calcext:value-type="float">
            <text:p>0.0814137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1415126" calcext:value-type="float">
            <text:p>-0.31415126</text:p>
          </table:table-cell>
          <table:table-cell office:value-type="float" office:value="1.3204589516" calcext:value-type="float">
            <text:p>1.3204589516</text:p>
          </table:table-cell>
          <table:table-cell office:value-type="float" office:value="-9.7152455807" calcext:value-type="float">
            <text:p>-9.7152455807</text:p>
          </table:table-cell>
          <table:table-cell office:value-type="float" office:value="423" calcext:value-type="float">
            <text:p>423</text:p>
          </table:table-cell>
          <table:table-cell table:formula="of:=[.I25]/[.J25]" office:value-type="float" office:value="-0.135916168112434" calcext:value-type="float">
            <text:p>-0.1359161681</text:p>
          </table:table-cell>
          <table:table-cell table:formula="of:=[.E25]/[.L25]" office:value-type="float" office:value="-0.598999965424659" calcext:value-type="float">
            <text:p>-0.5989999654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-6.1129083633" calcext:value-type="float">
            <text:p>-6.11290836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97458" calcext:value-type="float">
            <text:p>0.08797458</text:p>
          </table:table-cell>
          <table:table-cell office:value-type="float" office:value="0.08171426" calcext:value-type="float">
            <text:p>0.0817142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860659" calcext:value-type="float">
            <text:p>-0.27860659</text:p>
          </table:table-cell>
          <table:table-cell office:value-type="float" office:value="1.3252535969" calcext:value-type="float">
            <text:p>1.3252535969</text:p>
          </table:table-cell>
          <table:table-cell office:value-type="float" office:value="-9.7146684647" calcext:value-type="float">
            <text:p>-9.7146684647</text:p>
          </table:table-cell>
          <table:table-cell office:value-type="float" office:value="424" calcext:value-type="float">
            <text:p>424</text:p>
          </table:table-cell>
          <table:table-cell table:formula="of:=[.I26]/[.J26]" office:value-type="float" office:value="-0.136417789419737" calcext:value-type="float">
            <text:p>-0.1364177894</text:p>
          </table:table-cell>
          <table:table-cell table:formula="of:=[.E26]/[.L26]" office:value-type="float" office:value="-0.599000030330192" calcext:value-type="float">
            <text:p>-0.5990000303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-6.080039978" calcext:value-type="float">
            <text:p>-6.08003997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3954" calcext:value-type="float">
            <text:p>0.0843954</text:p>
          </table:table-cell>
          <table:table-cell office:value-type="float" office:value="0.08075271" calcext:value-type="float">
            <text:p>0.0807527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076279" calcext:value-type="float">
            <text:p>-0.24076279</text:p>
          </table:table-cell>
          <table:table-cell office:value-type="float" office:value="1.3094459802" calcext:value-type="float">
            <text:p>1.3094459802</text:p>
          </table:table-cell>
          <table:table-cell office:value-type="float" office:value="-9.7130878448" calcext:value-type="float">
            <text:p>-9.7130878448</text:p>
          </table:table-cell>
          <table:table-cell office:value-type="float" office:value="425" calcext:value-type="float">
            <text:p>425</text:p>
          </table:table-cell>
          <table:table-cell table:formula="of:=[.I27]/[.J27]" office:value-type="float" office:value="-0.134812533472661" calcext:value-type="float">
            <text:p>-0.1348125335</text:p>
          </table:table-cell>
          <table:table-cell table:formula="of:=[.E27]/[.L27]" office:value-type="float" office:value="-0.599000018172464" calcext:value-type="float">
            <text:p>-0.599000018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-6.0619707108" calcext:value-type="float">
            <text:p>-6.061970710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886" calcext:value-type="float">
            <text:p>0.0859886</text:p>
          </table:table-cell>
          <table:table-cell office:value-type="float" office:value="0.07988677" calcext:value-type="float">
            <text:p>0.079886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281704" calcext:value-type="float">
            <text:p>-0.23281704</text:p>
          </table:table-cell>
          <table:table-cell office:value-type="float" office:value="1.2950794369" calcext:value-type="float">
            <text:p>1.2950794369</text:p>
          </table:table-cell>
          <table:table-cell office:value-type="float" office:value="-9.7106520653" calcext:value-type="float">
            <text:p>-9.7106520653</text:p>
          </table:table-cell>
          <table:table-cell office:value-type="float" office:value="426" calcext:value-type="float">
            <text:p>426</text:p>
          </table:table-cell>
          <table:table-cell table:formula="of:=[.I28]/[.J28]" office:value-type="float" office:value="-0.13336688702171" calcext:value-type="float">
            <text:p>-0.133366887</text:p>
          </table:table-cell>
          <table:table-cell table:formula="of:=[.E28]/[.L28]" office:value-type="float" office:value="-0.599000035046148" calcext:value-type="float">
            <text:p>-0.59900003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-6.0415334702" calcext:value-type="float">
            <text:p>-6.04153347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26256" calcext:value-type="float">
            <text:p>0.08926256</text:p>
          </table:table-cell>
          <table:table-cell office:value-type="float" office:value="0.07976868" calcext:value-type="float">
            <text:p>0.0797686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74082" calcext:value-type="float">
            <text:p>-0.2274082</text:p>
          </table:table-cell>
          <table:table-cell office:value-type="float" office:value="1.2934844106" calcext:value-type="float">
            <text:p>1.2934844106</text:p>
          </table:table-cell>
          <table:table-cell office:value-type="float" office:value="-9.7130499363" calcext:value-type="float">
            <text:p>-9.7130499363</text:p>
          </table:table-cell>
          <table:table-cell office:value-type="float" office:value="427" calcext:value-type="float">
            <text:p>427</text:p>
          </table:table-cell>
          <table:table-cell table:formula="of:=[.I29]/[.J29]" office:value-type="float" office:value="-0.133169747822045" calcext:value-type="float">
            <text:p>-0.1331697478</text:p>
          </table:table-cell>
          <table:table-cell table:formula="of:=[.E29]/[.L29]" office:value-type="float" office:value="-0.599000007919179" calcext:value-type="float">
            <text:p>-0.5990000079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-6.0840573311" calcext:value-type="float">
            <text:p>-6.084057331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96632" calcext:value-type="float">
            <text:p>0.09196632</text:p>
          </table:table-cell>
          <table:table-cell office:value-type="float" office:value="0.07969274" calcext:value-type="float">
            <text:p>0.0796927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727918" calcext:value-type="float">
            <text:p>-0.26727918</text:p>
          </table:table-cell>
          <table:table-cell office:value-type="float" office:value="1.2938192695" calcext:value-type="float">
            <text:p>1.2938192695</text:p>
          </table:table-cell>
          <table:table-cell office:value-type="float" office:value="-9.724822998" calcext:value-type="float">
            <text:p>-9.724822998</text:p>
          </table:table-cell>
          <table:table-cell office:value-type="float" office:value="428" calcext:value-type="float">
            <text:p>428</text:p>
          </table:table-cell>
          <table:table-cell table:formula="of:=[.I30]/[.J30]" office:value-type="float" office:value="-0.133042963328596" calcext:value-type="float">
            <text:p>-0.1330429633</text:p>
          </table:table-cell>
          <table:table-cell table:formula="of:=[.E30]/[.L30]" office:value-type="float" office:value="-0.599000037327574" calcext:value-type="float">
            <text:p>-0.599000037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6.0882515907" calcext:value-type="float">
            <text:p>-6.08825159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80752" calcext:value-type="float">
            <text:p>0.09380752</text:p>
          </table:table-cell>
          <table:table-cell office:value-type="float" office:value="0.07945444" calcext:value-type="float">
            <text:p>0.0794544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674824" calcext:value-type="float">
            <text:p>-0.27674824</text:p>
          </table:table-cell>
          <table:table-cell office:value-type="float" office:value="1.2892665952" calcext:value-type="float">
            <text:p>1.2892665952</text:p>
          </table:table-cell>
          <table:table-cell office:value-type="float" office:value="-9.7196674824" calcext:value-type="float">
            <text:p>-9.7196674824</text:p>
          </table:table-cell>
          <table:table-cell office:value-type="float" office:value="429" calcext:value-type="float">
            <text:p>429</text:p>
          </table:table-cell>
          <table:table-cell table:formula="of:=[.I31]/[.J31]" office:value-type="float" office:value="-0.132645133954897" calcext:value-type="float">
            <text:p>-0.132645134</text:p>
          </table:table-cell>
          <table:table-cell table:formula="of:=[.E31]/[.L31]" office:value-type="float" office:value="-0.599000035892888" calcext:value-type="float">
            <text:p>-0.5990000359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-6.1090989113" calcext:value-type="float">
            <text:p>-6.10909891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0782" calcext:value-type="float">
            <text:p>0.09210782</text:p>
          </table:table-cell>
          <table:table-cell office:value-type="float" office:value="0.08002518" calcext:value-type="float">
            <text:p>0.0800251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064301" calcext:value-type="float">
            <text:p>-0.29064301</text:p>
          </table:table-cell>
          <table:table-cell office:value-type="float" office:value="1.2999033362" calcext:value-type="float">
            <text:p>1.2999033362</text:p>
          </table:table-cell>
          <table:table-cell office:value-type="float" office:value="-9.7299642563" calcext:value-type="float">
            <text:p>-9.7299642563</text:p>
          </table:table-cell>
          <table:table-cell office:value-type="float" office:value="430" calcext:value-type="float">
            <text:p>430</text:p>
          </table:table-cell>
          <table:table-cell table:formula="of:=[.I32]/[.J32]" office:value-type="float" office:value="-0.13359795595943" calcext:value-type="float">
            <text:p>-0.133597956</text:p>
          </table:table-cell>
          <table:table-cell table:formula="of:=[.E32]/[.L32]" office:value-type="float" office:value="-0.599000032787187" calcext:value-type="float">
            <text:p>-0.599000032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-6.1112298965" calcext:value-type="float">
            <text:p>-6.11122989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27462" calcext:value-type="float">
            <text:p>0.09027462</text:p>
          </table:table-cell>
          <table:table-cell office:value-type="float" office:value="0.08100882" calcext:value-type="float">
            <text:p>0.0810088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53716" calcext:value-type="float">
            <text:p>-0.2853716</text:p>
          </table:table-cell>
          <table:table-cell office:value-type="float" office:value="1.3167615145" calcext:value-type="float">
            <text:p>1.3167615145</text:p>
          </table:table-cell>
          <table:table-cell office:value-type="float" office:value="-9.7364723682" calcext:value-type="float">
            <text:p>-9.7364723682</text:p>
          </table:table-cell>
          <table:table-cell office:value-type="float" office:value="431" calcext:value-type="float">
            <text:p>431</text:p>
          </table:table-cell>
          <table:table-cell table:formula="of:=[.I33]/[.J33]" office:value-type="float" office:value="-0.135240101825856" calcext:value-type="float">
            <text:p>-0.1352401018</text:p>
          </table:table-cell>
          <table:table-cell table:formula="of:=[.E33]/[.L33]" office:value-type="float" office:value="-0.598999992652418" calcext:value-type="float">
            <text:p>-0.5989999927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-6.0841388702" calcext:value-type="float">
            <text:p>-6.08413887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16298" calcext:value-type="float">
            <text:p>0.08716298</text:p>
          </table:table-cell>
          <table:table-cell office:value-type="float" office:value="0.08104694" calcext:value-type="float">
            <text:p>0.0810469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156882" calcext:value-type="float">
            <text:p>-0.25156882</text:p>
          </table:table-cell>
          <table:table-cell office:value-type="float" office:value="1.3187282413" calcext:value-type="float">
            <text:p>1.3187282413</text:p>
          </table:table-cell>
          <table:table-cell office:value-type="float" office:value="-9.7464290619" calcext:value-type="float">
            <text:p>-9.7464290619</text:p>
          </table:table-cell>
          <table:table-cell office:value-type="float" office:value="432" calcext:value-type="float">
            <text:p>432</text:p>
          </table:table-cell>
          <table:table-cell table:formula="of:=[.I34]/[.J34]" office:value-type="float" office:value="-0.135303733595628" calcext:value-type="float">
            <text:p>-0.1353037336</text:p>
          </table:table-cell>
          <table:table-cell table:formula="of:=[.E34]/[.L34]" office:value-type="float" office:value="-0.599000026431045" calcext:value-type="float">
            <text:p>-0.599000026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6.086745739" calcext:value-type="float">
            <text:p>-6.08674573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9306" calcext:value-type="float">
            <text:p>0.08539306</text:p>
          </table:table-cell>
          <table:table-cell office:value-type="float" office:value="0.08145452" calcext:value-type="float">
            <text:p>0.081454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801382" calcext:value-type="float">
            <text:p>-0.24801382</text:p>
          </table:table-cell>
          <table:table-cell office:value-type="float" office:value="1.3257012278" calcext:value-type="float">
            <text:p>1.3257012278</text:p>
          </table:table-cell>
          <table:table-cell office:value-type="float" office:value="-9.7489370823" calcext:value-type="float">
            <text:p>-9.7489370823</text:p>
          </table:table-cell>
          <table:table-cell office:value-type="float" office:value="433" calcext:value-type="float">
            <text:p>433</text:p>
          </table:table-cell>
          <table:table-cell table:formula="of:=[.I35]/[.J35]" office:value-type="float" office:value="-0.135984181312127" calcext:value-type="float">
            <text:p>-0.1359841813</text:p>
          </table:table-cell>
          <table:table-cell table:formula="of:=[.E35]/[.L35]" office:value-type="float" office:value="-0.598999966128678" calcext:value-type="float">
            <text:p>-0.5989999661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-6.0513763428" calcext:value-type="float">
            <text:p>-6.051376342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89823" calcext:value-type="float">
            <text:p>0.08889823</text:p>
          </table:table-cell>
          <table:table-cell office:value-type="float" office:value="0.08065334" calcext:value-type="float">
            <text:p>0.080653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219034" calcext:value-type="float">
            <text:p>-0.23219034</text:p>
          </table:table-cell>
          <table:table-cell office:value-type="float" office:value="1.3108552486" calcext:value-type="float">
            <text:p>1.3108552486</text:p>
          </table:table-cell>
          <table:table-cell office:value-type="float" office:value="-9.7355206013" calcext:value-type="float">
            <text:p>-9.7355206013</text:p>
          </table:table-cell>
          <table:table-cell office:value-type="float" office:value="434" calcext:value-type="float">
            <text:p>434</text:p>
          </table:table-cell>
          <table:table-cell table:formula="of:=[.I36]/[.J36]" office:value-type="float" office:value="-0.134646651399922" calcext:value-type="float">
            <text:p>-0.1346466514</text:p>
          </table:table-cell>
          <table:table-cell table:formula="of:=[.E36]/[.L36]" office:value-type="float" office:value="-0.598999968892258" calcext:value-type="float">
            <text:p>-0.5989999689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6.0624895096" calcext:value-type="float">
            <text:p>-6.062489509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6181" calcext:value-type="float">
            <text:p>0.0906181</text:p>
          </table:table-cell>
          <table:table-cell office:value-type="float" office:value="0.08160916" calcext:value-type="float">
            <text:p>0.0816091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362202" calcext:value-type="float">
            <text:p>-0.24362202</text:p>
          </table:table-cell>
          <table:table-cell office:value-type="float" office:value="1.3275292397" calcext:value-type="float">
            <text:p>1.3275292397</text:p>
          </table:table-cell>
          <table:table-cell office:value-type="float" office:value="-9.7438817024" calcext:value-type="float">
            <text:p>-9.7438817024</text:p>
          </table:table-cell>
          <table:table-cell office:value-type="float" office:value="435" calcext:value-type="float">
            <text:p>435</text:p>
          </table:table-cell>
          <table:table-cell table:formula="of:=[.I37]/[.J37]" office:value-type="float" office:value="-0.136242339577359" calcext:value-type="float">
            <text:p>-0.1362423396</text:p>
          </table:table-cell>
          <table:table-cell table:formula="of:=[.E37]/[.L37]" office:value-type="float" office:value="-0.598999989674001" calcext:value-type="float">
            <text:p>-0.5989999897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-6.1021847725" calcext:value-type="float">
            <text:p>-6.10218477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37404" calcext:value-type="float">
            <text:p>0.09337404</text:p>
          </table:table-cell>
          <table:table-cell office:value-type="float" office:value="0.0819545" calcext:value-type="float">
            <text:p>0.081954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464597" calcext:value-type="float">
            <text:p>-0.28464597</text:p>
          </table:table-cell>
          <table:table-cell office:value-type="float" office:value="1.3328633666" calcext:value-type="float">
            <text:p>1.3328633666</text:p>
          </table:table-cell>
          <table:table-cell office:value-type="float" office:value="-9.7418095112" calcext:value-type="float">
            <text:p>-9.7418095112</text:p>
          </table:table-cell>
          <table:table-cell office:value-type="float" office:value="436" calcext:value-type="float">
            <text:p>436</text:p>
          </table:table-cell>
          <table:table-cell table:formula="of:=[.I38]/[.J38]" office:value-type="float" office:value="-0.13681886974567" calcext:value-type="float">
            <text:p>-0.1368188697</text:p>
          </table:table-cell>
          <table:table-cell table:formula="of:=[.E38]/[.L38]" office:value-type="float" office:value="-0.598999978236509" calcext:value-type="float">
            <text:p>-0.598999978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-6.0836343765" calcext:value-type="float">
            <text:p>-6.08363437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28692" calcext:value-type="float">
            <text:p>0.09328692</text:p>
          </table:table-cell>
          <table:table-cell office:value-type="float" office:value="0.08255765" calcext:value-type="float">
            <text:p>0.0825576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667175" calcext:value-type="float">
            <text:p>-0.26667175</text:p>
          </table:table-cell>
          <table:table-cell office:value-type="float" office:value="1.3449151099" calcext:value-type="float">
            <text:p>1.3449151099</text:p>
          </table:table-cell>
          <table:table-cell office:value-type="float" office:value="-9.7580804825" calcext:value-type="float">
            <text:p>-9.7580804825</text:p>
          </table:table-cell>
          <table:table-cell office:value-type="float" office:value="437" calcext:value-type="float">
            <text:p>437</text:p>
          </table:table-cell>
          <table:table-cell table:formula="of:=[.I39]/[.J39]" office:value-type="float" office:value="-0.137825785748739" calcext:value-type="float">
            <text:p>-0.1378257857</text:p>
          </table:table-cell>
          <table:table-cell table:formula="of:=[.E39]/[.L39]" office:value-type="float" office:value="-0.599000031463671" calcext:value-type="float">
            <text:p>-0.5990000315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-6.127178669" calcext:value-type="float">
            <text:p>-6.12717866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6549" calcext:value-type="float">
            <text:p>0.0896549</text:p>
          </table:table-cell>
          <table:table-cell office:value-type="float" office:value="0.08281661" calcext:value-type="float">
            <text:p>0.0828166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675996" calcext:value-type="float">
            <text:p>-0.29675996</text:p>
          </table:table-cell>
          <table:table-cell office:value-type="float" office:value="1.3475259125" calcext:value-type="float">
            <text:p>1.3475259125</text:p>
          </table:table-cell>
          <table:table-cell office:value-type="float" office:value="-9.7464507103" calcext:value-type="float">
            <text:p>-9.7464507103</text:p>
          </table:table-cell>
          <table:table-cell office:value-type="float" office:value="438" calcext:value-type="float">
            <text:p>438</text:p>
          </table:table-cell>
          <table:table-cell table:formula="of:=[.I40]/[.J40]" office:value-type="float" office:value="-0.138258115959684" calcext:value-type="float">
            <text:p>-0.138258116</text:p>
          </table:table-cell>
          <table:table-cell table:formula="of:=[.E40]/[.L40]" office:value-type="float" office:value="-0.598999989441122" calcext:value-type="float">
            <text:p>-0.5989999894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-6.088657856" calcext:value-type="float">
            <text:p>-6.08865785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10769" calcext:value-type="float">
            <text:p>0.08810769</text:p>
          </table:table-cell>
          <table:table-cell office:value-type="float" office:value="0.08281552" calcext:value-type="float">
            <text:p>0.082815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563395" calcext:value-type="float">
            <text:p>-0.25563395</text:p>
          </table:table-cell>
          <table:table-cell office:value-type="float" office:value="1.3450347066" calcext:value-type="float">
            <text:p>1.3450347066</text:p>
          </table:table-cell>
          <table:table-cell office:value-type="float" office:value="-9.7285599232" calcext:value-type="float">
            <text:p>-9.7285599232</text:p>
          </table:table-cell>
          <table:table-cell office:value-type="float" office:value="439" calcext:value-type="float">
            <text:p>439</text:p>
          </table:table-cell>
          <table:table-cell table:formula="of:=[.I41]/[.J41]" office:value-type="float" office:value="-0.138256300749349" calcext:value-type="float">
            <text:p>-0.1382563007</text:p>
          </table:table-cell>
          <table:table-cell table:formula="of:=[.E41]/[.L41]" office:value-type="float" office:value="-0.598999969991531" calcext:value-type="float">
            <text:p>-0.59899997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-6.0716691017" calcext:value-type="float">
            <text:p>-6.071669101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14789" calcext:value-type="float">
            <text:p>0.08614789</text:p>
          </table:table-cell>
          <table:table-cell office:value-type="float" office:value="0.08219919" calcext:value-type="float">
            <text:p>0.0821991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755682" calcext:value-type="float">
            <text:p>-0.23755682</text:p>
          </table:table-cell>
          <table:table-cell office:value-type="float" office:value="1.3352796674" calcext:value-type="float">
            <text:p>1.3352796674</text:p>
          </table:table-cell>
          <table:table-cell office:value-type="float" office:value="-9.7304185867" calcext:value-type="float">
            <text:p>-9.7304185867</text:p>
          </table:table-cell>
          <table:table-cell office:value-type="float" office:value="440" calcext:value-type="float">
            <text:p>440</text:p>
          </table:table-cell>
          <table:table-cell table:formula="of:=[.I42]/[.J42]" office:value-type="float" office:value="-0.137227361341384" calcext:value-type="float">
            <text:p>-0.1372273613</text:p>
          </table:table-cell>
          <table:table-cell table:formula="of:=[.E42]/[.L42]" office:value-type="float" office:value="-0.599000004055394" calcext:value-type="float">
            <text:p>-0.5990000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.0763506889" calcext:value-type="float">
            <text:p>-6.076350688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78016" calcext:value-type="float">
            <text:p>0.08878016</text:p>
          </table:table-cell>
          <table:table-cell office:value-type="float" office:value="0.08132513" calcext:value-type="float">
            <text:p>0.0813251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956594" calcext:value-type="float">
            <text:p>-0.24956594</text:p>
          </table:table-cell>
          <table:table-cell office:value-type="float" office:value="1.3214406729" calcext:value-type="float">
            <text:p>1.3214406729</text:p>
          </table:table-cell>
          <table:table-cell office:value-type="float" office:value="-9.7330669403" calcext:value-type="float">
            <text:p>-9.7330669403</text:p>
          </table:table-cell>
          <table:table-cell office:value-type="float" office:value="441" calcext:value-type="float">
            <text:p>441</text:p>
          </table:table-cell>
          <table:table-cell table:formula="of:=[.I43]/[.J43]" office:value-type="float" office:value="-0.135768168554204" calcext:value-type="float">
            <text:p>-0.1357681686</text:p>
          </table:table-cell>
          <table:table-cell table:formula="of:=[.E43]/[.L43]" office:value-type="float" office:value="-0.598999978168902" calcext:value-type="float">
            <text:p>-0.5989999782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-6.0511870384" calcext:value-type="float">
            <text:p>-6.05118703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94887" calcext:value-type="float">
            <text:p>0.08994887</text:p>
          </table:table-cell>
          <table:table-cell office:value-type="float" office:value="0.08014961" calcext:value-type="float">
            <text:p>0.0801496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538324" calcext:value-type="float">
            <text:p>-0.23538324</text:p>
          </table:table-cell>
          <table:table-cell office:value-type="float" office:value="1.3007601559" calcext:value-type="float">
            <text:p>1.3007601559</text:p>
          </table:table-cell>
          <table:table-cell office:value-type="float" office:value="-9.7212616444" calcext:value-type="float">
            <text:p>-9.7212616444</text:p>
          </table:table-cell>
          <table:table-cell office:value-type="float" office:value="442" calcext:value-type="float">
            <text:p>442</text:p>
          </table:table-cell>
          <table:table-cell table:formula="of:=[.I44]/[.J44]" office:value-type="float" office:value="-0.133805693487256" calcext:value-type="float">
            <text:p>-0.1338056935</text:p>
          </table:table-cell>
          <table:table-cell table:formula="of:=[.E44]/[.L44]" office:value-type="float" office:value="-0.598999997019065" calcext:value-type="float">
            <text:p>-0.598999997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-6.1064343452" calcext:value-type="float">
            <text:p>-6.106434345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8349" calcext:value-type="float">
            <text:p>0.0918349</text:p>
          </table:table-cell>
          <table:table-cell office:value-type="float" office:value="0.08029049" calcext:value-type="float">
            <text:p>0.080290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669301" calcext:value-type="float">
            <text:p>-0.28669301</text:p>
          </table:table-cell>
          <table:table-cell office:value-type="float" office:value="1.3040681541" calcext:value-type="float">
            <text:p>1.3040681541</text:p>
          </table:table-cell>
          <table:table-cell office:value-type="float" office:value="-9.7288840294" calcext:value-type="float">
            <text:p>-9.7288840294</text:p>
          </table:table-cell>
          <table:table-cell office:value-type="float" office:value="443" calcext:value-type="float">
            <text:p>443</text:p>
          </table:table-cell>
          <table:table-cell table:formula="of:=[.I45]/[.J45]" office:value-type="float" office:value="-0.134040877675096" calcext:value-type="float">
            <text:p>-0.1340408777</text:p>
          </table:table-cell>
          <table:table-cell table:formula="of:=[.E45]/[.L45]" office:value-type="float" office:value="-0.599000031875482" calcext:value-type="float">
            <text:p>-0.5990000319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-6.0736327171" calcext:value-type="float">
            <text:p>-6.073632717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4503" calcext:value-type="float">
            <text:p>0.09534503</text:p>
          </table:table-cell>
          <table:table-cell office:value-type="float" office:value="0.07998979" calcext:value-type="float">
            <text:p>0.079989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757234" calcext:value-type="float">
            <text:p>-0.26757234</text:p>
          </table:table-cell>
          <table:table-cell office:value-type="float" office:value="1.2997147143" calcext:value-type="float">
            <text:p>1.2997147143</text:p>
          </table:table-cell>
          <table:table-cell office:value-type="float" office:value="-9.7328565121" calcext:value-type="float">
            <text:p>-9.7328565121</text:p>
          </table:table-cell>
          <table:table-cell office:value-type="float" office:value="444" calcext:value-type="float">
            <text:p>444</text:p>
          </table:table-cell>
          <table:table-cell table:formula="of:=[.I46]/[.J46]" office:value-type="float" office:value="-0.133538875527876" calcext:value-type="float">
            <text:p>-0.1335388755</text:p>
          </table:table-cell>
          <table:table-cell table:formula="of:=[.E46]/[.L46]" office:value-type="float" office:value="-0.599000026649934" calcext:value-type="float">
            <text:p>-0.599000026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6.1168355942" calcext:value-type="float">
            <text:p>-6.11683559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4193" calcext:value-type="float">
            <text:p>0.0914193</text:p>
          </table:table-cell>
          <table:table-cell office:value-type="float" office:value="0.08053336" calcext:value-type="float">
            <text:p>0.0805333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553935" calcext:value-type="float">
            <text:p>-0.29553935</text:p>
          </table:table-cell>
          <table:table-cell office:value-type="float" office:value="1.3078089237" calcext:value-type="float">
            <text:p>1.3078089237</text:p>
          </table:table-cell>
          <table:table-cell office:value-type="float" office:value="-9.7273668289" calcext:value-type="float">
            <text:p>-9.7273668289</text:p>
          </table:table-cell>
          <table:table-cell office:value-type="float" office:value="445" calcext:value-type="float">
            <text:p>445</text:p>
          </table:table-cell>
          <table:table-cell table:formula="of:=[.I47]/[.J47]" office:value-type="float" office:value="-0.134446345727859" calcext:value-type="float">
            <text:p>-0.1344463457</text:p>
          </table:table-cell>
          <table:table-cell table:formula="of:=[.E47]/[.L47]" office:value-type="float" office:value="-0.59899999188533" calcext:value-type="float">
            <text:p>-0.598999991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-6.1257591248" calcext:value-type="float">
            <text:p>-6.12575912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62281" calcext:value-type="float">
            <text:p>0.09062281</text:p>
          </table:table-cell>
          <table:table-cell office:value-type="float" office:value="0.08141171" calcext:value-type="float">
            <text:p>0.0814117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0092284" calcext:value-type="float">
            <text:p>-0.30092284</text:p>
          </table:table-cell>
          <table:table-cell office:value-type="float" office:value="1.3226946235" calcext:value-type="float">
            <text:p>1.3226946235</text:p>
          </table:table-cell>
          <table:table-cell office:value-type="float" office:value="-9.7319429874" calcext:value-type="float">
            <text:p>-9.7319429874</text:p>
          </table:table-cell>
          <table:table-cell office:value-type="float" office:value="446" calcext:value-type="float">
            <text:p>446</text:p>
          </table:table-cell>
          <table:table-cell table:formula="of:=[.I48]/[.J48]" office:value-type="float" office:value="-0.135912697517084" calcext:value-type="float">
            <text:p>-0.1359126975</text:p>
          </table:table-cell>
          <table:table-cell table:formula="of:=[.E48]/[.L48]" office:value-type="float" office:value="-0.599000030808504" calcext:value-type="float">
            <text:p>-0.5990000308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-6.0603933334" calcext:value-type="float">
            <text:p>-6.06039333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9264" calcext:value-type="float">
            <text:p>0.0879264</text:p>
          </table:table-cell>
          <table:table-cell office:value-type="float" office:value="0.08143028" calcext:value-type="float">
            <text:p>0.0814302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508748" calcext:value-type="float">
            <text:p>-0.23508748</text:p>
          </table:table-cell>
          <table:table-cell office:value-type="float" office:value="1.3221039355" calcext:value-type="float">
            <text:p>1.3221039355</text:p>
          </table:table-cell>
          <table:table-cell office:value-type="float" office:value="-9.7253775597" calcext:value-type="float">
            <text:p>-9.7253775597</text:p>
          </table:table-cell>
          <table:table-cell office:value-type="float" office:value="447" calcext:value-type="float">
            <text:p>447</text:p>
          </table:table-cell>
          <table:table-cell table:formula="of:=[.I49]/[.J49]" office:value-type="float" office:value="-0.135943712969924" calcext:value-type="float">
            <text:p>-0.135943713</text:p>
          </table:table-cell>
          <table:table-cell table:formula="of:=[.E49]/[.L49]" office:value-type="float" office:value="-0.598999970068607" calcext:value-type="float">
            <text:p>-0.5989999701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-6.1105737686" calcext:value-type="float">
            <text:p>-6.11057376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19398" calcext:value-type="float">
            <text:p>0.08619398</text:p>
          </table:table-cell>
          <table:table-cell office:value-type="float" office:value="0.08141861" calcext:value-type="float">
            <text:p>0.0814186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121913" calcext:value-type="float">
            <text:p>-0.27121913</text:p>
          </table:table-cell>
          <table:table-cell office:value-type="float" office:value="1.3219111681" calcext:value-type="float">
            <text:p>1.3219111681</text:p>
          </table:table-cell>
          <table:table-cell office:value-type="float" office:value="-9.7253537655" calcext:value-type="float">
            <text:p>-9.7253537655</text:p>
          </table:table-cell>
          <table:table-cell office:value-type="float" office:value="448" calcext:value-type="float">
            <text:p>448</text:p>
          </table:table-cell>
          <table:table-cell table:formula="of:=[.I50]/[.J50]" office:value-type="float" office:value="-0.135924224452316" calcext:value-type="float">
            <text:p>-0.1359242245</text:p>
          </table:table-cell>
          <table:table-cell table:formula="of:=[.E50]/[.L50]" office:value-type="float" office:value="-0.598999996711864" calcext:value-type="float">
            <text:p>-0.598999996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6.0429902077" calcext:value-type="float">
            <text:p>-6.042990207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37225" calcext:value-type="float">
            <text:p>0.09137225</text:p>
          </table:table-cell>
          <table:table-cell office:value-type="float" office:value="0.0806594" calcext:value-type="float">
            <text:p>0.080659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278011" calcext:value-type="float">
            <text:p>-0.23278011</text:p>
          </table:table-cell>
          <table:table-cell office:value-type="float" office:value="1.3109124482" calcext:value-type="float">
            <text:p>1.3109124482</text:p>
          </table:table-cell>
          <table:table-cell office:value-type="float" office:value="-9.7352140903" calcext:value-type="float">
            <text:p>-9.7352140903</text:p>
          </table:table-cell>
          <table:table-cell office:value-type="float" office:value="449" calcext:value-type="float">
            <text:p>449</text:p>
          </table:table-cell>
          <table:table-cell table:formula="of:=[.I51]/[.J51]" office:value-type="float" office:value="-0.134656766255009" calcext:value-type="float">
            <text:p>-0.1346567663</text:p>
          </table:table-cell>
          <table:table-cell table:formula="of:=[.E51]/[.L51]" office:value-type="float" office:value="-0.598999977819529" calcext:value-type="float">
            <text:p>-0.5989999778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-6.075524807" calcext:value-type="float">
            <text:p>-6.0755248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6284" calcext:value-type="float">
            <text:p>0.0926284</text:p>
          </table:table-cell>
          <table:table-cell office:value-type="float" office:value="0.08012408" calcext:value-type="float">
            <text:p>0.0801240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132947" calcext:value-type="float">
            <text:p>-0.26132947</text:p>
          </table:table-cell>
          <table:table-cell office:value-type="float" office:value="1.3016891956" calcext:value-type="float">
            <text:p>1.3016891956</text:p>
          </table:table-cell>
          <table:table-cell office:value-type="float" office:value="-9.7313050747" calcext:value-type="float">
            <text:p>-9.7313050747</text:p>
          </table:table-cell>
          <table:table-cell office:value-type="float" office:value="450" calcext:value-type="float">
            <text:p>450</text:p>
          </table:table-cell>
          <table:table-cell table:formula="of:=[.I52]/[.J52]" office:value-type="float" office:value="-0.133763065242318" calcext:value-type="float">
            <text:p>-0.1337630652</text:p>
          </table:table-cell>
          <table:table-cell table:formula="of:=[.E52]/[.L52]" office:value-type="float" office:value="-0.599000029304437" calcext:value-type="float">
            <text:p>-0.599000029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6.1219940186" calcext:value-type="float">
            <text:p>-6.12199401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3583" calcext:value-type="float">
            <text:p>0.09343583</text:p>
          </table:table-cell>
          <table:table-cell office:value-type="float" office:value="0.07925597" calcext:value-type="float">
            <text:p>0.0792559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1000578" calcext:value-type="float">
            <text:p>-0.31000578</text:p>
          </table:table-cell>
          <table:table-cell office:value-type="float" office:value="1.2885586798" calcext:value-type="float">
            <text:p>1.2885586798</text:p>
          </table:table-cell>
          <table:table-cell office:value-type="float" office:value="-9.7386558533" calcext:value-type="float">
            <text:p>-9.7386558533</text:p>
          </table:table-cell>
          <table:table-cell office:value-type="float" office:value="451" calcext:value-type="float">
            <text:p>451</text:p>
          </table:table-cell>
          <table:table-cell table:formula="of:=[.I53]/[.J53]" office:value-type="float" office:value="-0.132313812009628" calcext:value-type="float">
            <text:p>-0.132313812</text:p>
          </table:table-cell>
          <table:table-cell table:formula="of:=[.E53]/[.L53]" office:value-type="float" office:value="-0.59899997435062" calcext:value-type="float">
            <text:p>-0.5989999744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-6.0870661736" calcext:value-type="float">
            <text:p>-6.08706617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91352" calcext:value-type="float">
            <text:p>0.09391352</text:p>
          </table:table-cell>
          <table:table-cell office:value-type="float" office:value="0.0790178" calcext:value-type="float">
            <text:p>0.079017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663413" calcext:value-type="float">
            <text:p>-0.27663413</text:p>
          </table:table-cell>
          <table:table-cell office:value-type="float" office:value="1.2824489892" calcext:value-type="float">
            <text:p>1.2824489892</text:p>
          </table:table-cell>
          <table:table-cell office:value-type="float" office:value="-9.7216946602" calcext:value-type="float">
            <text:p>-9.7216946602</text:p>
          </table:table-cell>
          <table:table-cell office:value-type="float" office:value="452" calcext:value-type="float">
            <text:p>452</text:p>
          </table:table-cell>
          <table:table-cell table:formula="of:=[.I54]/[.J54]" office:value-type="float" office:value="-0.131916197126645" calcext:value-type="float">
            <text:p>-0.1319161971</text:p>
          </table:table-cell>
          <table:table-cell table:formula="of:=[.E54]/[.L54]" office:value-type="float" office:value="-0.598999984241051" calcext:value-type="float">
            <text:p>-0.598999984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6.1207494736" calcext:value-type="float">
            <text:p>-6.12074947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21965" calcext:value-type="float">
            <text:p>0.08721965</text:p>
          </table:table-cell>
          <table:table-cell office:value-type="float" office:value="0.07925481" calcext:value-type="float">
            <text:p>0.0792548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808531" calcext:value-type="float">
            <text:p>-0.28808531</text:p>
          </table:table-cell>
          <table:table-cell office:value-type="float" office:value="1.2871064186" calcext:value-type="float">
            <text:p>1.2871064186</text:p>
          </table:table-cell>
          <table:table-cell office:value-type="float" office:value="-9.7278231621" calcext:value-type="float">
            <text:p>-9.7278231621</text:p>
          </table:table-cell>
          <table:table-cell office:value-type="float" office:value="453" calcext:value-type="float">
            <text:p>453</text:p>
          </table:table-cell>
          <table:table-cell table:formula="of:=[.I55]/[.J55]" office:value-type="float" office:value="-0.132311864345419" calcext:value-type="float">
            <text:p>-0.1323118643</text:p>
          </table:table-cell>
          <table:table-cell table:formula="of:=[.E55]/[.L55]" office:value-type="float" office:value="-0.599000024616795" calcext:value-type="float">
            <text:p>-0.5990000246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-6.1017622948" calcext:value-type="float">
            <text:p>-6.10176229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29819" calcext:value-type="float">
            <text:p>0.08829819</text:p>
          </table:table-cell>
          <table:table-cell office:value-type="float" office:value="0.08046168" calcext:value-type="float">
            <text:p>0.0804616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102411" calcext:value-type="float">
            <text:p>-0.27102411</text:p>
          </table:table-cell>
          <table:table-cell office:value-type="float" office:value="1.3067977488" calcext:value-type="float">
            <text:p>1.3067977488</text:p>
          </table:table-cell>
          <table:table-cell office:value-type="float" office:value="-9.7285043716" calcext:value-type="float">
            <text:p>-9.7285043716</text:p>
          </table:table-cell>
          <table:table-cell office:value-type="float" office:value="454" calcext:value-type="float">
            <text:p>454</text:p>
          </table:table-cell>
          <table:table-cell table:formula="of:=[.I56]/[.J56]" office:value-type="float" office:value="-0.134326685673789" calcext:value-type="float">
            <text:p>-0.1343266857</text:p>
          </table:table-cell>
          <table:table-cell table:formula="of:=[.E56]/[.L56]" office:value-type="float" office:value="-0.598999964872208" calcext:value-type="float">
            <text:p>-0.598999964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-6.0305900574" calcext:value-type="float">
            <text:p>-6.030590057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86094" calcext:value-type="float">
            <text:p>0.08786094</text:p>
          </table:table-cell>
          <table:table-cell office:value-type="float" office:value="0.07948531" calcext:value-type="float">
            <text:p>0.0794853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712035" calcext:value-type="float">
            <text:p>-0.21712035</text:p>
          </table:table-cell>
          <table:table-cell office:value-type="float" office:value="1.287857917" calcext:value-type="float">
            <text:p>1.287857917</text:p>
          </table:table-cell>
          <table:table-cell office:value-type="float" office:value="-9.705275774" calcext:value-type="float">
            <text:p>-9.705275774</text:p>
          </table:table-cell>
          <table:table-cell office:value-type="float" office:value="455" calcext:value-type="float">
            <text:p>455</text:p>
          </table:table-cell>
          <table:table-cell table:formula="of:=[.I57]/[.J57]" office:value-type="float" office:value="-0.132696684462085" calcext:value-type="float">
            <text:p>-0.1326966845</text:p>
          </table:table-cell>
          <table:table-cell table:formula="of:=[.E57]/[.L57]" office:value-type="float" office:value="-0.598999969910407" calcext:value-type="float">
            <text:p>-0.5989999699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-6.1149001122" calcext:value-type="float">
            <text:p>-6.114900112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13651" calcext:value-type="float">
            <text:p>0.08713651</text:p>
          </table:table-cell>
          <table:table-cell office:value-type="float" office:value="0.0792577" calcext:value-type="float">
            <text:p>0.07925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185067" calcext:value-type="float">
            <text:p>-0.28185067</text:p>
          </table:table-cell>
          <table:table-cell office:value-type="float" office:value="1.2834976763" calcext:value-type="float">
            <text:p>1.2834976763</text:p>
          </table:table-cell>
          <table:table-cell office:value-type="float" office:value="-9.7001946449" calcext:value-type="float">
            <text:p>-9.7001946449</text:p>
          </table:table-cell>
          <table:table-cell office:value-type="float" office:value="456" calcext:value-type="float">
            <text:p>456</text:p>
          </table:table-cell>
          <table:table-cell table:formula="of:=[.I58]/[.J58]" office:value-type="float" office:value="-0.132316692941292" calcext:value-type="float">
            <text:p>-0.1323166929</text:p>
          </table:table-cell>
          <table:table-cell table:formula="of:=[.E58]/[.L58]" office:value-type="float" office:value="-0.599000007014731" calcext:value-type="float">
            <text:p>-0.599000007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6.0440354347" calcext:value-type="float">
            <text:p>-6.04403543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7431" calcext:value-type="float">
            <text:p>0.09437431</text:p>
          </table:table-cell>
          <table:table-cell office:value-type="float" office:value="0.0786032" calcext:value-type="float">
            <text:p>0.078603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358703" calcext:value-type="float">
            <text:p>-0.24358703</text:p>
          </table:table-cell>
          <table:table-cell office:value-type="float" office:value="1.2734083027" calcext:value-type="float">
            <text:p>1.2734083027</text:p>
          </table:table-cell>
          <table:table-cell office:value-type="float" office:value="-9.7040780544" calcext:value-type="float">
            <text:p>-9.7040780544</text:p>
          </table:table-cell>
          <table:table-cell office:value-type="float" office:value="457" calcext:value-type="float">
            <text:p>457</text:p>
          </table:table-cell>
          <table:table-cell table:formula="of:=[.I59]/[.J59]" office:value-type="float" office:value="-0.131224037519217" calcext:value-type="float">
            <text:p>-0.1312240375</text:p>
          </table:table-cell>
          <table:table-cell table:formula="of:=[.E59]/[.L59]" office:value-type="float" office:value="-0.599000011628881" calcext:value-type="float">
            <text:p>-0.5990000116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-6.0852780342" calcext:value-type="float">
            <text:p>-6.08527803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4885" calcext:value-type="float">
            <text:p>0.09434885</text:p>
          </table:table-cell>
          <table:table-cell office:value-type="float" office:value="0.0780478" calcext:value-type="float">
            <text:p>0.078047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77375" calcext:value-type="float">
            <text:p>-0.2777375</text:p>
          </table:table-cell>
          <table:table-cell office:value-type="float" office:value="1.263587895" calcext:value-type="float">
            <text:p>1.263587895</text:p>
          </table:table-cell>
          <table:table-cell office:value-type="float" office:value="-9.6977640629" calcext:value-type="float">
            <text:p>-9.6977640629</text:p>
          </table:table-cell>
          <table:table-cell office:value-type="float" office:value="458" calcext:value-type="float">
            <text:p>458</text:p>
          </table:table-cell>
          <table:table-cell table:formula="of:=[.I60]/[.J60]" office:value-type="float" office:value="-0.130296827887782" calcext:value-type="float">
            <text:p>-0.1302968279</text:p>
          </table:table-cell>
          <table:table-cell table:formula="of:=[.E60]/[.L60]" office:value-type="float" office:value="-0.599000000730781" calcext:value-type="float">
            <text:p>-0.5990000007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-6.1495256424" calcext:value-type="float">
            <text:p>-6.14952564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00889" calcext:value-type="float">
            <text:p>0.09300889</text:p>
          </table:table-cell>
          <table:table-cell office:value-type="float" office:value="0.07879279" calcext:value-type="float">
            <text:p>0.078792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434706" calcext:value-type="float">
            <text:p>-0.3434706</text:p>
          </table:table-cell>
          <table:table-cell office:value-type="float" office:value="1.2783783227" calcext:value-type="float">
            <text:p>1.2783783227</text:p>
          </table:table-cell>
          <table:table-cell office:value-type="float" office:value="-9.7185108662" calcext:value-type="float">
            <text:p>-9.7185108662</text:p>
          </table:table-cell>
          <table:table-cell office:value-type="float" office:value="459" calcext:value-type="float">
            <text:p>459</text:p>
          </table:table-cell>
          <table:table-cell table:formula="of:=[.I61]/[.J61]" office:value-type="float" office:value="-0.131540555986419" calcext:value-type="float">
            <text:p>-0.131540556</text:p>
          </table:table-cell>
          <table:table-cell table:formula="of:=[.E61]/[.L61]" office:value-type="float" office:value="-0.598999976920693" calcext:value-type="float">
            <text:p>-0.5989999769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-6.0802869797" calcext:value-type="float">
            <text:p>-6.08028697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54645" calcext:value-type="float">
            <text:p>0.09154645</text:p>
          </table:table-cell>
          <table:table-cell office:value-type="float" office:value="0.07841463" calcext:value-type="float">
            <text:p>0.0784146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461899" calcext:value-type="float">
            <text:p>-0.26461899</text:p>
          </table:table-cell>
          <table:table-cell office:value-type="float" office:value="1.2724432141" calcext:value-type="float">
            <text:p>1.2724432141</text:p>
          </table:table-cell>
          <table:table-cell office:value-type="float" office:value="-9.7200423241" calcext:value-type="float">
            <text:p>-9.7200423241</text:p>
          </table:table-cell>
          <table:table-cell office:value-type="float" office:value="460" calcext:value-type="float">
            <text:p>460</text:p>
          </table:table-cell>
          <table:table-cell table:formula="of:=[.I62]/[.J62]" office:value-type="float" office:value="-0.130909225667165" calcext:value-type="float">
            <text:p>-0.1309092257</text:p>
          </table:table-cell>
          <table:table-cell table:formula="of:=[.E62]/[.L62]" office:value-type="float" office:value="-0.599000029221533" calcext:value-type="float">
            <text:p>-0.59900002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.1164135933" calcext:value-type="float">
            <text:p>-6.11641359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16169" calcext:value-type="float">
            <text:p>0.08416169</text:p>
          </table:table-cell>
          <table:table-cell office:value-type="float" office:value="0.07868978" calcext:value-type="float">
            <text:p>0.0786897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460626" calcext:value-type="float">
            <text:p>-0.27460626</text:p>
          </table:table-cell>
          <table:table-cell office:value-type="float" office:value="1.274915418" calcext:value-type="float">
            <text:p>1.274915418</text:p>
          </table:table-cell>
          <table:table-cell office:value-type="float" office:value="-9.7048736095" calcext:value-type="float">
            <text:p>-9.7048736095</text:p>
          </table:table-cell>
          <table:table-cell office:value-type="float" office:value="461" calcext:value-type="float">
            <text:p>461</text:p>
          </table:table-cell>
          <table:table-cell table:formula="of:=[.I63]/[.J63]" office:value-type="float" office:value="-0.131368575140638" calcext:value-type="float">
            <text:p>-0.1313685751</text:p>
          </table:table-cell>
          <table:table-cell table:formula="of:=[.E63]/[.L63]" office:value-type="float" office:value="-0.599000026572242" calcext:value-type="float">
            <text:p>-0.5990000266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-6.0780715942" calcext:value-type="float">
            <text:p>-6.07807159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37642" calcext:value-type="float">
            <text:p>0.08437642</text:p>
          </table:table-cell>
          <table:table-cell office:value-type="float" office:value="0.0791397" calcext:value-type="float">
            <text:p>0.079139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123192" calcext:value-type="float">
            <text:p>-0.24123192</text:p>
          </table:table-cell>
          <table:table-cell office:value-type="float" office:value="1.2839554876" calcext:value-type="float">
            <text:p>1.2839554876</text:p>
          </table:table-cell>
          <table:table-cell office:value-type="float" office:value="-9.7181227684" calcext:value-type="float">
            <text:p>-9.7181227684</text:p>
          </table:table-cell>
          <table:table-cell office:value-type="float" office:value="462" calcext:value-type="float">
            <text:p>462</text:p>
          </table:table-cell>
          <table:table-cell table:formula="of:=[.I64]/[.J64]" office:value-type="float" office:value="-0.132119702353934" calcext:value-type="float">
            <text:p>-0.1321197024</text:p>
          </table:table-cell>
          <table:table-cell table:formula="of:=[.E64]/[.L64]" office:value-type="float" office:value="-0.598999987057141" calcext:value-type="float">
            <text:p>-0.5989999871</text:p>
          </table:table-cell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-6.0161957741" calcext:value-type="float">
            <text:p>-6.016195774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7809" calcext:value-type="float">
            <text:p>0.08577809</text:p>
          </table:table-cell>
          <table:table-cell office:value-type="float" office:value="0.08001211" calcext:value-type="float">
            <text:p>0.0800121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0300896" calcext:value-type="float">
            <text:p>-0.20300896</text:p>
          </table:table-cell>
          <table:table-cell office:value-type="float" office:value="1.297088334" calcext:value-type="float">
            <text:p>1.297088334</text:p>
          </table:table-cell>
          <table:table-cell office:value-type="float" office:value="-9.7104786873" calcext:value-type="float">
            <text:p>-9.7104786873</text:p>
          </table:table-cell>
          <table:table-cell office:value-type="float" office:value="463" calcext:value-type="float">
            <text:p>463</text:p>
          </table:table-cell>
          <table:table-cell table:formula="of:=[.I65]/[.J65]" office:value-type="float" office:value="-0.133576147558659" calcext:value-type="float">
            <text:p>-0.1335761476</text:p>
          </table:table-cell>
          <table:table-cell table:formula="of:=[.E65]/[.L65]" office:value-type="float" office:value="-0.598999982125275" calcext:value-type="float">
            <text:p>-0.5989999821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-6.084944725" calcext:value-type="float">
            <text:p>-6.0849447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00188" calcext:value-type="float">
            <text:p>0.08800188</text:p>
          </table:table-cell>
          <table:table-cell office:value-type="float" office:value="0.08046522" calcext:value-type="float">
            <text:p>0.0804652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544223" calcext:value-type="float">
            <text:p>-0.25544223</text:p>
          </table:table-cell>
          <table:table-cell office:value-type="float" office:value="1.3033147305" calcext:value-type="float">
            <text:p>1.3033147305</text:p>
          </table:table-cell>
          <table:table-cell office:value-type="float" office:value="-9.7021481037" calcext:value-type="float">
            <text:p>-9.7021481037</text:p>
          </table:table-cell>
          <table:table-cell office:value-type="float" office:value="464" calcext:value-type="float">
            <text:p>464</text:p>
          </table:table-cell>
          <table:table-cell table:formula="of:=[.I66]/[.J66]" office:value-type="float" office:value="-0.134332594861438" calcext:value-type="float">
            <text:p>-0.1343325949</text:p>
          </table:table-cell>
          <table:table-cell table:formula="of:=[.E66]/[.L66]" office:value-type="float" office:value="-0.598999967826116" calcext:value-type="float">
            <text:p>-0.5989999678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6.0495681763" calcext:value-type="float">
            <text:p>-6.049568176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21314" calcext:value-type="float">
            <text:p>0.09421314</text:p>
          </table:table-cell>
          <table:table-cell office:value-type="float" office:value="0.08012286" calcext:value-type="float">
            <text:p>0.0801228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538247" calcext:value-type="float">
            <text:p>-0.24538247</text:p>
          </table:table-cell>
          <table:table-cell office:value-type="float" office:value="1.2991571337" calcext:value-type="float">
            <text:p>1.2991571337</text:p>
          </table:table-cell>
          <table:table-cell office:value-type="float" office:value="-9.7125233173" calcext:value-type="float">
            <text:p>-9.7125233173</text:p>
          </table:table-cell>
          <table:table-cell office:value-type="float" office:value="465" calcext:value-type="float">
            <text:p>465</text:p>
          </table:table-cell>
          <table:table-cell table:formula="of:=[.I67]/[.J67]" office:value-type="float" office:value="-0.133761031120094" calcext:value-type="float">
            <text:p>-0.1337610311</text:p>
          </table:table-cell>
          <table:table-cell table:formula="of:=[.E67]/[.L67]" office:value-type="float" office:value="-0.599000017636407" calcext:value-type="float">
            <text:p>-0.5990000176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-6.0966715813" calcext:value-type="float">
            <text:p>-6.09667158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8477" calcext:value-type="float">
            <text:p>0.09568477</text:p>
          </table:table-cell>
          <table:table-cell office:value-type="float" office:value="0.08017554" calcext:value-type="float">
            <text:p>0.0801755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915271" calcext:value-type="float">
            <text:p>-0.28915271</text:p>
          </table:table-cell>
          <table:table-cell office:value-type="float" office:value="1.3019802243" calcext:value-type="float">
            <text:p>1.3019802243</text:p>
          </table:table-cell>
          <table:table-cell office:value-type="float" office:value="-9.7272335052" calcext:value-type="float">
            <text:p>-9.7272335052</text:p>
          </table:table-cell>
          <table:table-cell office:value-type="float" office:value="466" calcext:value-type="float">
            <text:p>466</text:p>
          </table:table-cell>
          <table:table-cell table:formula="of:=[.I68]/[.J68]" office:value-type="float" office:value="-0.133848973976412" calcext:value-type="float">
            <text:p>-0.133848974</text:p>
          </table:table-cell>
          <table:table-cell table:formula="of:=[.E68]/[.L68]" office:value-type="float" office:value="-0.599000034278403" calcext:value-type="float">
            <text:p>-0.599000034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6.1356730461" calcext:value-type="float">
            <text:p>-6.135673046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18091" calcext:value-type="float">
            <text:p>0.09318091</text:p>
          </table:table-cell>
          <table:table-cell office:value-type="float" office:value="0.07988728" calcext:value-type="float">
            <text:p>0.0798872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2392722" calcext:value-type="float">
            <text:p>-0.32392722</text:p>
          </table:table-cell>
          <table:table-cell office:value-type="float" office:value="1.2960681051" calcext:value-type="float">
            <text:p>1.2960681051</text:p>
          </table:table-cell>
          <table:table-cell office:value-type="float" office:value="-9.7180024147" calcext:value-type="float">
            <text:p>-9.7180024147</text:p>
          </table:table-cell>
          <table:table-cell office:value-type="float" office:value="467" calcext:value-type="float">
            <text:p>467</text:p>
          </table:table-cell>
          <table:table-cell table:formula="of:=[.I69]/[.J69]" office:value-type="float" office:value="-0.133367748822484" calcext:value-type="float">
            <text:p>-0.1333677488</text:p>
          </table:table-cell>
          <table:table-cell table:formula="of:=[.E69]/[.L69]" office:value-type="float" office:value="-0.598999988417981" calcext:value-type="float">
            <text:p>-0.5989999884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-6.1075510979" calcext:value-type="float">
            <text:p>-6.10755109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75535" calcext:value-type="float">
            <text:p>0.09075535</text:p>
          </table:table-cell>
          <table:table-cell office:value-type="float" office:value="0.08022028" calcext:value-type="float">
            <text:p>0.0802202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452888" calcext:value-type="float">
            <text:p>-0.28452888</text:p>
          </table:table-cell>
          <table:table-cell office:value-type="float" office:value="1.2997429103" calcext:value-type="float">
            <text:p>1.2997429103</text:p>
          </table:table-cell>
          <table:table-cell office:value-type="float" office:value="-9.7051024437" calcext:value-type="float">
            <text:p>-9.7051024437</text:p>
          </table:table-cell>
          <table:table-cell office:value-type="float" office:value="468" calcext:value-type="float">
            <text:p>468</text:p>
          </table:table-cell>
          <table:table-cell table:formula="of:=[.I70]/[.J70]" office:value-type="float" office:value="-0.133923667250284" calcext:value-type="float">
            <text:p>-0.1339236673</text:p>
          </table:table-cell>
          <table:table-cell table:formula="of:=[.E70]/[.L70]" office:value-type="float" office:value="-0.599000024768435" calcext:value-type="float">
            <text:p>-0.5990000248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-6.0955295563" calcext:value-type="float">
            <text:p>-6.095529556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2751" calcext:value-type="float">
            <text:p>0.08702751</text:p>
          </table:table-cell>
          <table:table-cell office:value-type="float" office:value="0.0811945" calcext:value-type="float">
            <text:p>0.081194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053172" calcext:value-type="float">
            <text:p>-0.26053172</text:p>
          </table:table-cell>
          <table:table-cell office:value-type="float" office:value="1.3141755134" calcext:value-type="float">
            <text:p>1.3141755134</text:p>
          </table:table-cell>
          <table:table-cell office:value-type="float" office:value="-9.6951291561" calcext:value-type="float">
            <text:p>-9.6951291561</text:p>
          </table:table-cell>
          <table:table-cell office:value-type="float" office:value="469" calcext:value-type="float">
            <text:p>469</text:p>
          </table:table-cell>
          <table:table-cell table:formula="of:=[.I71]/[.J71]" office:value-type="float" office:value="-0.135550078007279" calcext:value-type="float">
            <text:p>-0.135550078</text:p>
          </table:table-cell>
          <table:table-cell table:formula="of:=[.E71]/[.L71]" office:value-type="float" office:value="-0.599000024150778" calcext:value-type="float">
            <text:p>-0.5990000242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-6.0826334953" calcext:value-type="float">
            <text:p>-6.082633495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5776" calcext:value-type="float">
            <text:p>0.0885776</text:p>
          </table:table-cell>
          <table:table-cell office:value-type="float" office:value="0.08166449" calcext:value-type="float">
            <text:p>0.081664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358599" calcext:value-type="float">
            <text:p>-0.25358599</text:p>
          </table:table-cell>
          <table:table-cell office:value-type="float" office:value="1.3223337919" calcext:value-type="float">
            <text:p>1.3223337919</text:p>
          </table:table-cell>
          <table:table-cell office:value-type="float" office:value="-9.6991716862" calcext:value-type="float">
            <text:p>-9.6991716862</text:p>
          </table:table-cell>
          <table:table-cell office:value-type="float" office:value="470" calcext:value-type="float">
            <text:p>470</text:p>
          </table:table-cell>
          <table:table-cell table:formula="of:=[.I72]/[.J72]" office:value-type="float" office:value="-0.136334713383971" calcext:value-type="float">
            <text:p>-0.1363347134</text:p>
          </table:table-cell>
          <table:table-cell table:formula="of:=[.E72]/[.L72]" office:value-type="float" office:value="-0.598999975670185" calcext:value-type="float">
            <text:p>-0.5989999757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6.0513243675" calcext:value-type="float">
            <text:p>-6.051324367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90356" calcext:value-type="float">
            <text:p>0.08890356</text:p>
          </table:table-cell>
          <table:table-cell office:value-type="float" office:value="0.08228377" calcext:value-type="float">
            <text:p>0.082283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032309" calcext:value-type="float">
            <text:p>-0.23032309</text:p>
          </table:table-cell>
          <table:table-cell office:value-type="float" office:value="1.3327337474" calcext:value-type="float">
            <text:p>1.3327337474</text:p>
          </table:table-cell>
          <table:table-cell office:value-type="float" office:value="-9.7018829346" calcext:value-type="float">
            <text:p>-9.7018829346</text:p>
          </table:table-cell>
          <table:table-cell office:value-type="float" office:value="471" calcext:value-type="float">
            <text:p>471</text:p>
          </table:table-cell>
          <table:table-cell table:formula="of:=[.I73]/[.J73]" office:value-type="float" office:value="-0.13736856612102" calcext:value-type="float">
            <text:p>-0.1373685661</text:p>
          </table:table-cell>
          <table:table-cell table:formula="of:=[.E73]/[.L73]" office:value-type="float" office:value="-0.598999991945091" calcext:value-type="float">
            <text:p>-0.5989999919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-6.1025595665" calcext:value-type="float">
            <text:p>-6.10255956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77169" calcext:value-type="float">
            <text:p>0.08977169</text:p>
          </table:table-cell>
          <table:table-cell office:value-type="float" office:value="0.08131505" calcext:value-type="float">
            <text:p>0.0813150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498487" calcext:value-type="float">
            <text:p>-0.27498487</text:p>
          </table:table-cell>
          <table:table-cell office:value-type="float" office:value="1.3171809047" calcext:value-type="float">
            <text:p>1.3171809047</text:p>
          </table:table-cell>
          <table:table-cell office:value-type="float" office:value="-9.7028950691" calcext:value-type="float">
            <text:p>-9.7028950691</text:p>
          </table:table-cell>
          <table:table-cell office:value-type="float" office:value="472" calcext:value-type="float">
            <text:p>472</text:p>
          </table:table-cell>
          <table:table-cell table:formula="of:=[.I74]/[.J74]" office:value-type="float" office:value="-0.135751329404222" calcext:value-type="float">
            <text:p>-0.1357513294</text:p>
          </table:table-cell>
          <table:table-cell table:formula="of:=[.E74]/[.L74]" office:value-type="float" office:value="-0.599000027159003" calcext:value-type="float">
            <text:p>-0.5990000272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6.0643992424" calcext:value-type="float">
            <text:p>-6.06439924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8504" calcext:value-type="float">
            <text:p>0.09438504</text:p>
          </table:table-cell>
          <table:table-cell office:value-type="float" office:value="0.08078066" calcext:value-type="float">
            <text:p>0.0807806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630954" calcext:value-type="float">
            <text:p>-0.25630954</text:p>
          </table:table-cell>
          <table:table-cell office:value-type="float" office:value="1.309178707" calcext:value-type="float">
            <text:p>1.309178707</text:p>
          </table:table-cell>
          <table:table-cell office:value-type="float" office:value="-9.7077450752" calcext:value-type="float">
            <text:p>-9.7077450752</text:p>
          </table:table-cell>
          <table:table-cell office:value-type="float" office:value="473" calcext:value-type="float">
            <text:p>473</text:p>
          </table:table-cell>
          <table:table-cell table:formula="of:=[.I75]/[.J75]" office:value-type="float" office:value="-0.134859197152231" calcext:value-type="float">
            <text:p>-0.1348591972</text:p>
          </table:table-cell>
          <table:table-cell table:formula="of:=[.E75]/[.L75]" office:value-type="float" office:value="-0.599000006716734" calcext:value-type="float">
            <text:p>-0.5990000067</text:p>
          </table:table-cell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-6.1009340286" calcext:value-type="float">
            <text:p>-6.10093402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12961" calcext:value-type="float">
            <text:p>0.09412961</text:p>
          </table:table-cell>
          <table:table-cell office:value-type="float" office:value="0.07918018" calcext:value-type="float">
            <text:p>0.0791801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017764" calcext:value-type="float">
            <text:p>-0.29017764</text:p>
          </table:table-cell>
          <table:table-cell office:value-type="float" office:value="1.2837925524" calcext:value-type="float">
            <text:p>1.2837925524</text:p>
          </table:table-cell>
          <table:table-cell office:value-type="float" office:value="-9.7119215012" calcext:value-type="float">
            <text:p>-9.7119215012</text:p>
          </table:table-cell>
          <table:table-cell office:value-type="float" office:value="474" calcext:value-type="float">
            <text:p>474</text:p>
          </table:table-cell>
          <table:table-cell table:formula="of:=[.I76]/[.J76]" office:value-type="float" office:value="-0.13218728675282" calcext:value-type="float">
            <text:p>-0.1321872868</text:p>
          </table:table-cell>
          <table:table-cell table:formula="of:=[.E76]/[.L76]" office:value-type="float" office:value="-0.598999963953122" calcext:value-type="float">
            <text:p>-0.598999964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-6.1308064461" calcext:value-type="float">
            <text:p>-6.130806446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63698" calcext:value-type="float">
            <text:p>0.09063698</text:p>
          </table:table-cell>
          <table:table-cell office:value-type="float" office:value="0.07947516" calcext:value-type="float">
            <text:p>0.0794751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1018516" calcext:value-type="float">
            <text:p>-0.31018516</text:p>
          </table:table-cell>
          <table:table-cell office:value-type="float" office:value="1.2899942756" calcext:value-type="float">
            <text:p>1.2899942756</text:p>
          </table:table-cell>
          <table:table-cell office:value-type="float" office:value="-9.722617197" calcext:value-type="float">
            <text:p>-9.722617197</text:p>
          </table:table-cell>
          <table:table-cell office:value-type="float" office:value="475" calcext:value-type="float">
            <text:p>475</text:p>
          </table:table-cell>
          <table:table-cell table:formula="of:=[.I77]/[.J77]" office:value-type="float" office:value="-0.132679735246394" calcext:value-type="float">
            <text:p>-0.1326797352</text:p>
          </table:table-cell>
          <table:table-cell table:formula="of:=[.E77]/[.L77]" office:value-type="float" office:value="-0.598999989353384" calcext:value-type="float">
            <text:p>-0.5989999894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-6.0921564102" calcext:value-type="float">
            <text:p>-6.09215641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3651" calcext:value-type="float">
            <text:p>0.08703651</text:p>
          </table:table-cell>
          <table:table-cell office:value-type="float" office:value="0.07943008" calcext:value-type="float">
            <text:p>0.0794300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014343" calcext:value-type="float">
            <text:p>-0.26014343</text:p>
          </table:table-cell>
          <table:table-cell office:value-type="float" office:value="1.2889662445" calcext:value-type="float">
            <text:p>1.2889662445</text:p>
          </table:table-cell>
          <table:table-cell office:value-type="float" office:value="-9.7203833103" calcext:value-type="float">
            <text:p>-9.7203833103</text:p>
          </table:table-cell>
          <table:table-cell office:value-type="float" office:value="476" calcext:value-type="float">
            <text:p>476</text:p>
          </table:table-cell>
          <table:table-cell table:formula="of:=[.I78]/[.J78]" office:value-type="float" office:value="-0.132604466650423" calcext:value-type="float">
            <text:p>-0.1326044667</text:p>
          </table:table-cell>
          <table:table-cell table:formula="of:=[.E78]/[.L78]" office:value-type="float" office:value="-0.599000033757512" calcext:value-type="float">
            <text:p>-0.5990000338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-6.0797300339" calcext:value-type="float">
            <text:p>-6.079730033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72135" calcext:value-type="float">
            <text:p>0.08272135</text:p>
          </table:table-cell>
          <table:table-cell office:value-type="float" office:value="0.08010667" calcext:value-type="float">
            <text:p>0.0801066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655483" calcext:value-type="float">
            <text:p>-0.23655483</text:p>
          </table:table-cell>
          <table:table-cell office:value-type="float" office:value="1.2990549922" calcext:value-type="float">
            <text:p>1.2990549922</text:p>
          </table:table-cell>
          <table:table-cell office:value-type="float" office:value="-9.7137225628" calcext:value-type="float">
            <text:p>-9.7137225628</text:p>
          </table:table-cell>
          <table:table-cell office:value-type="float" office:value="477" calcext:value-type="float">
            <text:p>477</text:p>
          </table:table-cell>
          <table:table-cell table:formula="of:=[.I79]/[.J79]" office:value-type="float" office:value="-0.133734001954606" calcext:value-type="float">
            <text:p>-0.133734002</text:p>
          </table:table-cell>
          <table:table-cell table:formula="of:=[.E79]/[.L79]" office:value-type="float" office:value="-0.599000021155358" calcext:value-type="float">
            <text:p>-0.5990000212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-6.0548510551" calcext:value-type="float">
            <text:p>-6.054851055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87548" calcext:value-type="float">
            <text:p>0.08387548</text:p>
          </table:table-cell>
          <table:table-cell office:value-type="float" office:value="0.0809767" calcext:value-type="float">
            <text:p>0.080976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101837" calcext:value-type="float">
            <text:p>-0.22101837</text:p>
          </table:table-cell>
          <table:table-cell office:value-type="float" office:value="1.3134337068" calcext:value-type="float">
            <text:p>1.3134337068</text:p>
          </table:table-cell>
          <table:table-cell office:value-type="float" office:value="-9.7157182217" calcext:value-type="float">
            <text:p>-9.7157182217</text:p>
          </table:table-cell>
          <table:table-cell office:value-type="float" office:value="478" calcext:value-type="float">
            <text:p>478</text:p>
          </table:table-cell>
          <table:table-cell table:formula="of:=[.I80]/[.J80]" office:value-type="float" office:value="-0.135186475855841" calcext:value-type="float">
            <text:p>-0.1351864759</text:p>
          </table:table-cell>
          <table:table-cell table:formula="of:=[.E80]/[.L80]" office:value-type="float" office:value="-0.599000007118695" calcext:value-type="float">
            <text:p>-0.5990000071</text:p>
          </table:table-cell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-6.0277152061" calcext:value-type="float">
            <text:p>-6.027715206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21295" calcext:value-type="float">
            <text:p>0.09021295</text:p>
          </table:table-cell>
          <table:table-cell office:value-type="float" office:value="0.08096866" calcext:value-type="float">
            <text:p>0.0809686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957381" calcext:value-type="float">
            <text:p>-0.21957381</text:p>
          </table:table-cell>
          <table:table-cell office:value-type="float" office:value="1.3125274539" calcext:value-type="float">
            <text:p>1.3125274539</text:p>
          </table:table-cell>
          <table:table-cell office:value-type="float" office:value="-9.7099784851" calcext:value-type="float">
            <text:p>-9.7099784851</text:p>
          </table:table-cell>
          <table:table-cell office:value-type="float" office:value="479" calcext:value-type="float">
            <text:p>479</text:p>
          </table:table-cell>
          <table:table-cell table:formula="of:=[.I81]/[.J81]" office:value-type="float" office:value="-0.135173054802756" calcext:value-type="float">
            <text:p>-0.1351730548</text:p>
          </table:table-cell>
          <table:table-cell table:formula="of:=[.E81]/[.L81]" office:value-type="float" office:value="-0.599000001280946" calcext:value-type="float">
            <text:p>-0.5990000013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-6.072520256" calcext:value-type="float">
            <text:p>-6.07252025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10635" calcext:value-type="float">
            <text:p>0.09410635</text:p>
          </table:table-cell>
          <table:table-cell office:value-type="float" office:value="0.08133927" calcext:value-type="float">
            <text:p>0.0813392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134443" calcext:value-type="float">
            <text:p>-0.26134443</text:p>
          </table:table-cell>
          <table:table-cell office:value-type="float" office:value="1.31877051" calcext:value-type="float">
            <text:p>1.31877051</text:p>
          </table:table-cell>
          <table:table-cell office:value-type="float" office:value="-9.7117120743" calcext:value-type="float">
            <text:p>-9.7117120743</text:p>
          </table:table-cell>
          <table:table-cell office:value-type="float" office:value="480" calcext:value-type="float">
            <text:p>480</text:p>
          </table:table-cell>
          <table:table-cell table:formula="of:=[.I82]/[.J82]" office:value-type="float" office:value="-0.13579176358511" calcext:value-type="float">
            <text:p>-0.1357917636</text:p>
          </table:table-cell>
          <table:table-cell table:formula="of:=[.E82]/[.L82]" office:value-type="float" office:value="-0.599000026603376" calcext:value-type="float">
            <text:p>-0.5990000266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-6.1136054993" calcext:value-type="float">
            <text:p>-6.113605499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00788" calcext:value-type="float">
            <text:p>0.09900788</text:p>
          </table:table-cell>
          <table:table-cell office:value-type="float" office:value="0.08153801" calcext:value-type="float">
            <text:p>0.0815380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1462801" calcext:value-type="float">
            <text:p>-0.31462801</text:p>
          </table:table-cell>
          <table:table-cell office:value-type="float" office:value="1.3241408646" calcext:value-type="float">
            <text:p>1.3241408646</text:p>
          </table:table-cell>
          <table:table-cell office:value-type="float" office:value="-9.7274919033" calcext:value-type="float">
            <text:p>-9.7274919033</text:p>
          </table:table-cell>
          <table:table-cell office:value-type="float" office:value="481" calcext:value-type="float">
            <text:p>481</text:p>
          </table:table-cell>
          <table:table-cell table:formula="of:=[.I83]/[.J83]" office:value-type="float" office:value="-0.1361235637884" calcext:value-type="float">
            <text:p>-0.1361235638</text:p>
          </table:table-cell>
          <table:table-cell table:formula="of:=[.E83]/[.L83]" office:value-type="float" office:value="-0.598999965404583" calcext:value-type="float">
            <text:p>-0.5989999654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-6.1137843132" calcext:value-type="float">
            <text:p>-6.113784313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0496" calcext:value-type="float">
            <text:p>0.09560496</text:p>
          </table:table-cell>
          <table:table-cell office:value-type="float" office:value="0.08235864" calcext:value-type="float">
            <text:p>0.0823586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0258152" calcext:value-type="float">
            <text:p>-0.30258152</text:p>
          </table:table-cell>
          <table:table-cell office:value-type="float" office:value="1.337331748" calcext:value-type="float">
            <text:p>1.337331748</text:p>
          </table:table-cell>
          <table:table-cell office:value-type="float" office:value="-9.7265052795" calcext:value-type="float">
            <text:p>-9.7265052795</text:p>
          </table:table-cell>
          <table:table-cell office:value-type="float" office:value="482" calcext:value-type="float">
            <text:p>482</text:p>
          </table:table-cell>
          <table:table-cell table:formula="of:=[.I84]/[.J84]" office:value-type="float" office:value="-0.137493550825353" calcext:value-type="float">
            <text:p>-0.1374935508</text:p>
          </table:table-cell>
          <table:table-cell table:formula="of:=[.E84]/[.L84]" office:value-type="float" office:value="-0.599000022223685" calcext:value-type="float">
            <text:p>-0.5990000222</text:p>
          </table:table-cell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-6.165766716" calcext:value-type="float">
            <text:p>-6.1657667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14847" calcext:value-type="float">
            <text:p>0.09014847</text:p>
          </table:table-cell>
          <table:table-cell office:value-type="float" office:value="0.08120454" calcext:value-type="float">
            <text:p>0.0812045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4988967" calcext:value-type="float">
            <text:p>-0.34988967</text:p>
          </table:table-cell>
          <table:table-cell office:value-type="float" office:value="1.3179222107" calcext:value-type="float">
            <text:p>1.3179222107</text:p>
          </table:table-cell>
          <table:table-cell office:value-type="float" office:value="-9.7215668201" calcext:value-type="float">
            <text:p>-9.7215668201</text:p>
          </table:table-cell>
          <table:table-cell office:value-type="float" office:value="483" calcext:value-type="float">
            <text:p>483</text:p>
          </table:table-cell>
          <table:table-cell table:formula="of:=[.I85]/[.J85]" office:value-type="float" office:value="-0.13556685204026" calcext:value-type="float">
            <text:p>-0.135566852</text:p>
          </table:table-cell>
          <table:table-cell table:formula="of:=[.E85]/[.L85]" office:value-type="float" office:value="-0.598999967749374" calcext:value-type="float">
            <text:p>-0.5989999677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-6.0747237206" calcext:value-type="float">
            <text:p>-6.074723720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57096" calcext:value-type="float">
            <text:p>0.08857096</text:p>
          </table:table-cell>
          <table:table-cell office:value-type="float" office:value="0.08042899" calcext:value-type="float">
            <text:p>0.0804289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885361" calcext:value-type="float">
            <text:p>-0.24885361</text:p>
          </table:table-cell>
          <table:table-cell office:value-type="float" office:value="1.3048448563" calcext:value-type="float">
            <text:p>1.3048448563</text:p>
          </table:table-cell>
          <table:table-cell office:value-type="float" office:value="-9.7179152966" calcext:value-type="float">
            <text:p>-9.7179152966</text:p>
          </table:table-cell>
          <table:table-cell office:value-type="float" office:value="484" calcext:value-type="float">
            <text:p>484</text:p>
          </table:table-cell>
          <table:table-cell table:formula="of:=[.I86]/[.J86]" office:value-type="float" office:value="-0.134272096069465" calcext:value-type="float">
            <text:p>-0.1342720961</text:p>
          </table:table-cell>
          <table:table-cell table:formula="of:=[.E86]/[.L86]" office:value-type="float" office:value="-0.599000033174357" calcext:value-type="float">
            <text:p>-0.5990000332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-6.0832223892" calcext:value-type="float">
            <text:p>-6.08322238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6963" calcext:value-type="float">
            <text:p>0.0816963</text:p>
          </table:table-cell>
          <table:table-cell office:value-type="float" office:value="0.08097039" calcext:value-type="float">
            <text:p>0.0809703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518941" calcext:value-type="float">
            <text:p>-0.23518941</text:p>
          </table:table-cell>
          <table:table-cell office:value-type="float" office:value="1.3129116535" calcext:value-type="float">
            <text:p>1.3129116535</text:p>
          </table:table-cell>
          <table:table-cell office:value-type="float" office:value="-9.7126133919" calcext:value-type="float">
            <text:p>-9.7126133919</text:p>
          </table:table-cell>
          <table:table-cell office:value-type="float" office:value="485" calcext:value-type="float">
            <text:p>485</text:p>
          </table:table-cell>
          <table:table-cell table:formula="of:=[.I87]/[.J87]" office:value-type="float" office:value="-0.135175940864168" calcext:value-type="float">
            <text:p>-0.1351759409</text:p>
          </table:table-cell>
          <table:table-cell table:formula="of:=[.E87]/[.L87]" office:value-type="float" office:value="-0.599000010522312" calcext:value-type="float">
            <text:p>-0.5990000105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-6.0739135742" calcext:value-type="float">
            <text:p>-6.07391357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19181" calcext:value-type="float">
            <text:p>0.08219181</text:p>
          </table:table-cell>
          <table:table-cell office:value-type="float" office:value="0.08088752" calcext:value-type="float">
            <text:p>0.080887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979353" calcext:value-type="float">
            <text:p>-0.22979353</text:p>
          </table:table-cell>
          <table:table-cell office:value-type="float" office:value="1.3093261182" calcext:value-type="float">
            <text:p>1.3093261182</text:p>
          </table:table-cell>
          <table:table-cell office:value-type="float" office:value="-9.6960112572" calcext:value-type="float">
            <text:p>-9.6960112572</text:p>
          </table:table-cell>
          <table:table-cell office:value-type="float" office:value="486" calcext:value-type="float">
            <text:p>486</text:p>
          </table:table-cell>
          <table:table-cell table:formula="of:=[.I88]/[.J88]" office:value-type="float" office:value="-0.135037602934684" calcext:value-type="float">
            <text:p>-0.1350376029</text:p>
          </table:table-cell>
          <table:table-cell table:formula="of:=[.E88]/[.L88]" office:value-type="float" office:value="-0.598999969209497" calcext:value-type="float">
            <text:p>-0.5989999692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-5.9963889122" calcext:value-type="float">
            <text:p>-5.996388912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3913" calcext:value-type="float">
            <text:p>0.08863913</text:p>
          </table:table-cell>
          <table:table-cell office:value-type="float" office:value="0.08142253" calcext:value-type="float">
            <text:p>0.0814225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19747949" calcext:value-type="float">
            <text:p>-0.19747949</text:p>
          </table:table-cell>
          <table:table-cell office:value-type="float" office:value="1.3186224222" calcext:value-type="float">
            <text:p>1.3186224222</text:p>
          </table:table-cell>
          <table:table-cell office:value-type="float" office:value="-9.7006910801" calcext:value-type="float">
            <text:p>-9.7006910801</text:p>
          </table:table-cell>
          <table:table-cell office:value-type="float" office:value="487" calcext:value-type="float">
            <text:p>487</text:p>
          </table:table-cell>
          <table:table-cell table:formula="of:=[.I89]/[.J89]" office:value-type="float" office:value="-0.135930771458646" calcext:value-type="float">
            <text:p>-0.1359307715</text:p>
          </table:table-cell>
          <table:table-cell table:formula="of:=[.E89]/[.L89]" office:value-type="float" office:value="-0.598999984523526" calcext:value-type="float">
            <text:p>-0.5989999845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-6.0775957108" calcext:value-type="float">
            <text:p>-6.077595710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41837" calcext:value-type="float">
            <text:p>0.09041837</text:p>
          </table:table-cell>
          <table:table-cell office:value-type="float" office:value="0.08190566" calcext:value-type="float">
            <text:p>0.0819056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44075" calcext:value-type="float">
            <text:p>-0.2544075</text:p>
          </table:table-cell>
          <table:table-cell office:value-type="float" office:value="1.3269482851" calcext:value-type="float">
            <text:p>1.3269482851</text:p>
          </table:table-cell>
          <table:table-cell office:value-type="float" office:value="-9.7043600559" calcext:value-type="float">
            <text:p>-9.7043600559</text:p>
          </table:table-cell>
          <table:table-cell office:value-type="float" office:value="488" calcext:value-type="float">
            <text:p>488</text:p>
          </table:table-cell>
          <table:table-cell table:formula="of:=[.I90]/[.J90]" office:value-type="float" office:value="-0.13673733017493" calcext:value-type="float">
            <text:p>-0.1367373302</text:p>
          </table:table-cell>
          <table:table-cell table:formula="of:=[.E90]/[.L90]" office:value-type="float" office:value="-0.598999994333786" calcext:value-type="float">
            <text:p>-0.5989999943</text:p>
          </table:table-cell>
        </table:table-row>
        <table:table-row table:style-name="ro1">
          <table:table-cell office:value-type="float" office:value="24.41" calcext:value-type="float">
            <text:p>24.41</text:p>
          </table:table-cell>
          <table:table-cell office:value-type="float" office:value="-6.0956778526" calcext:value-type="float">
            <text:p>-6.09567785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93328" calcext:value-type="float">
            <text:p>0.09793328</text:p>
          </table:table-cell>
          <table:table-cell office:value-type="float" office:value="0.08168946" calcext:value-type="float">
            <text:p>0.0816894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253444" calcext:value-type="float">
            <text:p>-0.29253444</text:p>
          </table:table-cell>
          <table:table-cell office:value-type="float" office:value="1.3258455694" calcext:value-type="float">
            <text:p>1.3258455694</text:p>
          </table:table-cell>
          <table:table-cell office:value-type="float" office:value="-9.7219578266" calcext:value-type="float">
            <text:p>-9.7219578266</text:p>
          </table:table-cell>
          <table:table-cell office:value-type="float" office:value="489" calcext:value-type="float">
            <text:p>489</text:p>
          </table:table-cell>
          <table:table-cell table:formula="of:=[.I91]/[.J91]" office:value-type="float" office:value="-0.136376395891411" calcext:value-type="float">
            <text:p>-0.1363763959</text:p>
          </table:table-cell>
          <table:table-cell table:formula="of:=[.E91]/[.L91]" office:value-type="float" office:value="-0.598999991648445" calcext:value-type="float">
            <text:p>-0.5989999916</text:p>
          </table:table-cell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-6.0843138695" calcext:value-type="float">
            <text:p>-6.08431386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97107" calcext:value-type="float">
            <text:p>0.09997107</text:p>
          </table:table-cell>
          <table:table-cell office:value-type="float" office:value="0.08306098" calcext:value-type="float">
            <text:p>0.0830609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564626" calcext:value-type="float">
            <text:p>-0.28564626</text:p>
          </table:table-cell>
          <table:table-cell office:value-type="float" office:value="1.3493011475" calcext:value-type="float">
            <text:p>1.3493011475</text:p>
          </table:table-cell>
          <table:table-cell office:value-type="float" office:value="-9.7305780888" calcext:value-type="float">
            <text:p>-9.7305780888</text:p>
          </table:table-cell>
          <table:table-cell office:value-type="float" office:value="490" calcext:value-type="float">
            <text:p>490</text:p>
          </table:table-cell>
          <table:table-cell table:formula="of:=[.I92]/[.J92]" office:value-type="float" office:value="-0.138666082856173" calcext:value-type="float">
            <text:p>-0.1386660829</text:p>
          </table:table-cell>
          <table:table-cell table:formula="of:=[.E92]/[.L92]" office:value-type="float" office:value="-0.598999973815894" calcext:value-type="float">
            <text:p>-0.5989999738</text:p>
          </table:table-cell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float" office:value="-6.1839570999" calcext:value-type="float">
            <text:p>-6.183957099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38278" calcext:value-type="float">
            <text:p>0.09338278</text:p>
          </table:table-cell>
          <table:table-cell office:value-type="float" office:value="0.08375933" calcext:value-type="float">
            <text:p>0.0837593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8466066" calcext:value-type="float">
            <text:p>-0.38466066</text:p>
          </table:table-cell>
          <table:table-cell office:value-type="float" office:value="1.3585667431" calcext:value-type="float">
            <text:p>1.3585667431</text:p>
          </table:table-cell>
          <table:table-cell office:value-type="float" office:value="-9.715711689" calcext:value-type="float">
            <text:p>-9.715711689</text:p>
          </table:table-cell>
          <table:table-cell office:value-type="float" office:value="491" calcext:value-type="float">
            <text:p>491</text:p>
          </table:table-cell>
          <table:table-cell table:formula="of:=[.I93]/[.J93]" office:value-type="float" office:value="-0.139831932707323" calcext:value-type="float">
            <text:p>-0.1398319327</text:p>
          </table:table-cell>
          <table:table-cell table:formula="of:=[.E93]/[.L93]" office:value-type="float" office:value="-0.599000016507771" calcext:value-type="float">
            <text:p>-0.5990000165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-6.1171545982" calcext:value-type="float">
            <text:p>-6.117154598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50608" calcext:value-type="float">
            <text:p>0.09050608</text:p>
          </table:table-cell>
          <table:table-cell office:value-type="float" office:value="0.08413257" calcext:value-type="float">
            <text:p>0.0841325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690824" calcext:value-type="float">
            <text:p>-0.28690824</text:p>
          </table:table-cell>
          <table:table-cell office:value-type="float" office:value="1.3631002545" calcext:value-type="float">
            <text:p>1.3631002545</text:p>
          </table:table-cell>
          <table:table-cell office:value-type="float" office:value="-9.7048867702" calcext:value-type="float">
            <text:p>-9.7048867702</text:p>
          </table:table-cell>
          <table:table-cell office:value-type="float" office:value="492" calcext:value-type="float">
            <text:p>492</text:p>
          </table:table-cell>
          <table:table-cell table:formula="of:=[.I94]/[.J94]" office:value-type="float" office:value="-0.140455039484393" calcext:value-type="float">
            <text:p>-0.1404550395</text:p>
          </table:table-cell>
          <table:table-cell table:formula="of:=[.E94]/[.L94]" office:value-type="float" office:value="-0.599000009603421" calcext:value-type="float">
            <text:p>-0.5990000096</text:p>
          </table:table-cell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-6.0793194771" calcext:value-type="float">
            <text:p>-6.079319477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71662" calcext:value-type="float">
            <text:p>0.08371662</text:p>
          </table:table-cell>
          <table:table-cell office:value-type="float" office:value="0.08517112" calcext:value-type="float">
            <text:p>0.0851711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287325" calcext:value-type="float">
            <text:p>-0.23287325</text:p>
          </table:table-cell>
          <table:table-cell office:value-type="float" office:value="1.3805900276" calcext:value-type="float">
            <text:p>1.3805900276</text:p>
          </table:table-cell>
          <table:table-cell office:value-type="float" office:value="-9.709552002" calcext:value-type="float">
            <text:p>-9.709552002</text:p>
          </table:table-cell>
          <table:table-cell office:value-type="float" office:value="493" calcext:value-type="float">
            <text:p>493</text:p>
          </table:table-cell>
          <table:table-cell table:formula="of:=[.I95]/[.J95]" office:value-type="float" office:value="-0.142188849425352" calcext:value-type="float">
            <text:p>-0.1421888494</text:p>
          </table:table-cell>
          <table:table-cell table:formula="of:=[.E95]/[.L95]" office:value-type="float" office:value="-0.59899999433299" calcext:value-type="float">
            <text:p>-0.5989999943</text:p>
          </table:table-cell>
        </table:table-row>
        <table:table-row table:style-name="ro1">
          <table:table-cell office:value-type="float" office:value="24.66" calcext:value-type="float">
            <text:p>24.66</text:p>
          </table:table-cell>
          <table:table-cell office:value-type="float" office:value="-6.0929679871" calcext:value-type="float">
            <text:p>-6.092967987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075624" calcext:value-type="float">
            <text:p>0.08075624</text:p>
          </table:table-cell>
          <table:table-cell office:value-type="float" office:value="0.08506503" calcext:value-type="float">
            <text:p>0.0850650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478235" calcext:value-type="float">
            <text:p>-0.23478235</text:p>
          </table:table-cell>
          <table:table-cell office:value-type="float" office:value="1.3784938097" calcext:value-type="float">
            <text:p>1.3784938097</text:p>
          </table:table-cell>
          <table:table-cell office:value-type="float" office:value="-9.7069000721" calcext:value-type="float">
            <text:p>-9.7069000721</text:p>
          </table:table-cell>
          <table:table-cell office:value-type="float" office:value="494" calcext:value-type="float">
            <text:p>494</text:p>
          </table:table-cell>
          <table:table-cell table:formula="of:=[.I96]/[.J96]" office:value-type="float" office:value="-0.142011744167649" calcext:value-type="float">
            <text:p>-0.1420117442</text:p>
          </table:table-cell>
          <table:table-cell table:formula="of:=[.E96]/[.L96]" office:value-type="float" office:value="-0.598999966506842" calcext:value-type="float">
            <text:p>-0.5989999665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-6.0040326118" calcext:value-type="float">
            <text:p>-6.004032611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88992" calcext:value-type="float">
            <text:p>0.08688992</text:p>
          </table:table-cell>
          <table:table-cell office:value-type="float" office:value="0.08555425" calcext:value-type="float">
            <text:p>0.0855542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19403799" calcext:value-type="float">
            <text:p>-0.19403799</text:p>
          </table:table-cell>
          <table:table-cell office:value-type="float" office:value="1.3878443241" calcext:value-type="float">
            <text:p>1.3878443241</text:p>
          </table:table-cell>
          <table:table-cell office:value-type="float" office:value="-9.7168608665" calcext:value-type="float">
            <text:p>-9.7168608665</text:p>
          </table:table-cell>
          <table:table-cell office:value-type="float" office:value="495" calcext:value-type="float">
            <text:p>495</text:p>
          </table:table-cell>
          <table:table-cell table:formula="of:=[.I97]/[.J97]" office:value-type="float" office:value="-0.142828465197516" calcext:value-type="float">
            <text:p>-0.1428284652</text:p>
          </table:table-cell>
          <table:table-cell table:formula="of:=[.E97]/[.L97]" office:value-type="float" office:value="-0.598999995425897" calcext:value-type="float">
            <text:p>-0.5989999954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-6.0489053726" calcext:value-type="float">
            <text:p>-6.04890537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63707" calcext:value-type="float">
            <text:p>0.08963707</text:p>
          </table:table-cell>
          <table:table-cell office:value-type="float" office:value="0.08591836" calcext:value-type="float">
            <text:p>0.0859183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656059" calcext:value-type="float">
            <text:p>-0.22656059</text:p>
          </table:table-cell>
          <table:table-cell office:value-type="float" office:value="1.3955933869" calcext:value-type="float">
            <text:p>1.3955933869</text:p>
          </table:table-cell>
          <table:table-cell office:value-type="float" office:value="-9.7297064781" calcext:value-type="float">
            <text:p>-9.7297064781</text:p>
          </table:table-cell>
          <table:table-cell office:value-type="float" office:value="496" calcext:value-type="float">
            <text:p>496</text:p>
          </table:table-cell>
          <table:table-cell table:formula="of:=[.I98]/[.J98]" office:value-type="float" office:value="-0.143436329764033" calcext:value-type="float">
            <text:p>-0.1434363298</text:p>
          </table:table-cell>
          <table:table-cell table:formula="of:=[.E98]/[.L98]" office:value-type="float" office:value="-0.598999989342618" calcext:value-type="float">
            <text:p>-0.5989999893</text:p>
          </table:table-cell>
        </table:table-row>
        <table:table-row table:style-name="ro1">
          <table:table-cell office:value-type="float" office:value="24.81" calcext:value-type="float">
            <text:p>24.81</text:p>
          </table:table-cell>
          <table:table-cell office:value-type="float" office:value="-6.0997319221" calcext:value-type="float">
            <text:p>-6.099731922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9988" calcext:value-type="float">
            <text:p>0.09659988</text:p>
          </table:table-cell>
          <table:table-cell office:value-type="float" office:value="0.086549" calcext:value-type="float">
            <text:p>0.0865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485462" calcext:value-type="float">
            <text:p>-0.28485462</text:p>
          </table:table-cell>
          <table:table-cell office:value-type="float" office:value="1.4075158834" calcext:value-type="float">
            <text:p>1.4075158834</text:p>
          </table:table-cell>
          <table:table-cell office:value-type="float" office:value="-9.7413257599" calcext:value-type="float">
            <text:p>-9.7413257599</text:p>
          </table:table-cell>
          <table:table-cell office:value-type="float" office:value="497" calcext:value-type="float">
            <text:p>497</text:p>
          </table:table-cell>
          <table:table-cell table:formula="of:=[.I99]/[.J99]" office:value-type="float" office:value="-0.144489150459788" calcext:value-type="float">
            <text:p>-0.1444891505</text:p>
          </table:table-cell>
          <table:table-cell table:formula="of:=[.E99]/[.L99]" office:value-type="float" office:value="-0.59899999221109" calcext:value-type="float">
            <text:p>-0.5989999922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-6.0765824318" calcext:value-type="float">
            <text:p>-6.076582431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88271" calcext:value-type="float">
            <text:p>0.09888271</text:p>
          </table:table-cell>
          <table:table-cell office:value-type="float" office:value="0.08669473" calcext:value-type="float">
            <text:p>0.0866947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060705" calcext:value-type="float">
            <text:p>-0.27060705</text:p>
          </table:table-cell>
          <table:table-cell office:value-type="float" office:value="1.4089484811" calcext:value-type="float">
            <text:p>1.4089484811</text:p>
          </table:table-cell>
          <table:table-cell office:value-type="float" office:value="-9.7348498821" calcext:value-type="float">
            <text:p>-9.7348498821</text:p>
          </table:table-cell>
          <table:table-cell office:value-type="float" office:value="498" calcext:value-type="float">
            <text:p>498</text:p>
          </table:table-cell>
          <table:table-cell table:formula="of:=[.I100]/[.J100]" office:value-type="float" office:value="-0.144732430203234" calcext:value-type="float">
            <text:p>-0.1447324302</text:p>
          </table:table-cell>
          <table:table-cell table:formula="of:=[.E100]/[.L100]" office:value-type="float" office:value="-0.599000029767087" calcext:value-type="float">
            <text:p>-0.5990000298</text:p>
          </table:table-cell>
        </table:table-row>
        <table:table-row table:style-name="ro1">
          <table:table-cell office:value-type="float" office:value="24.91" calcext:value-type="float">
            <text:p>24.91</text:p>
          </table:table-cell>
          <table:table-cell office:value-type="float" office:value="-6.1740407944" calcext:value-type="float">
            <text:p>-6.174040794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91138" calcext:value-type="float">
            <text:p>0.09191138</text:p>
          </table:table-cell>
          <table:table-cell office:value-type="float" office:value="0.08636778" calcext:value-type="float">
            <text:p>0.0863677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5646608" calcext:value-type="float">
            <text:p>-0.35646608</text:p>
          </table:table-cell>
          <table:table-cell office:value-type="float" office:value="1.4007311404" calcext:value-type="float">
            <text:p>1.4007311404</text:p>
          </table:table-cell>
          <table:table-cell office:value-type="float" office:value="-9.7147102833" calcext:value-type="float">
            <text:p>-9.7147102833</text:p>
          </table:table-cell>
          <table:table-cell office:value-type="float" office:value="499" calcext:value-type="float">
            <text:p>499</text:p>
          </table:table-cell>
          <table:table-cell table:formula="of:=[.I101]/[.J101]" office:value-type="float" office:value="-0.144186609744597" calcext:value-type="float">
            <text:p>-0.1441866097</text:p>
          </table:table-cell>
          <table:table-cell table:formula="of:=[.E101]/[.L101]" office:value-type="float" office:value="-0.59900000529166" calcext:value-type="float">
            <text:p>-0.5990000053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-6.1146674156" calcext:value-type="float">
            <text:p>-6.114667415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00323" calcext:value-type="float">
            <text:p>0.08900323</text:p>
          </table:table-cell>
          <table:table-cell office:value-type="float" office:value="0.08618369" calcext:value-type="float">
            <text:p>0.0861836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650195" calcext:value-type="float">
            <text:p>-0.27650195</text:p>
          </table:table-cell>
          <table:table-cell office:value-type="float" office:value="1.3969933271" calcext:value-type="float">
            <text:p>1.3969933271</text:p>
          </table:table-cell>
          <table:table-cell office:value-type="float" office:value="-9.7094825745" calcext:value-type="float">
            <text:p>-9.7094825745</text:p>
          </table:table-cell>
          <table:table-cell office:value-type="float" office:value="500" calcext:value-type="float">
            <text:p>500</text:p>
          </table:table-cell>
          <table:table-cell table:formula="of:=[.I102]/[.J102]" office:value-type="float" office:value="-0.14387927640644" calcext:value-type="float">
            <text:p>-0.1438792764</text:p>
          </table:table-cell>
          <table:table-cell table:formula="of:=[.E102]/[.L102]" office:value-type="float" office:value="-0.5990000238571" calcext:value-type="float">
            <text:p>-0.5990000239</text:p>
          </table:table-cell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-6.0655326843" calcext:value-type="float">
            <text:p>-6.065532684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81081" calcext:value-type="float">
            <text:p>0.08281081</text:p>
          </table:table-cell>
          <table:table-cell office:value-type="float" office:value="0.08616943" calcext:value-type="float">
            <text:p>0.0861694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965402" calcext:value-type="float">
            <text:p>-0.21965402</text:p>
          </table:table-cell>
          <table:table-cell office:value-type="float" office:value="1.3969631851" calcext:value-type="float">
            <text:p>1.3969631851</text:p>
          </table:table-cell>
          <table:table-cell office:value-type="float" office:value="-9.7108797073" calcext:value-type="float">
            <text:p>-9.7108797073</text:p>
          </table:table-cell>
          <table:table-cell office:value-type="float" office:value="501" calcext:value-type="float">
            <text:p>501</text:p>
          </table:table-cell>
          <table:table-cell table:formula="of:=[.I103]/[.J103]" office:value-type="float" office:value="-0.143855472130898" calcext:value-type="float">
            <text:p>-0.1438554721</text:p>
          </table:table-cell>
          <table:table-cell table:formula="of:=[.E103]/[.L103]" office:value-type="float" office:value="-0.599000015248582" calcext:value-type="float">
            <text:p>-0.5990000152</text:p>
          </table:table-cell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float" office:value="-6.0879907608" calcext:value-type="float">
            <text:p>-6.087990760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076017" calcext:value-type="float">
            <text:p>0.08076017</text:p>
          </table:table-cell>
          <table:table-cell office:value-type="float" office:value="0.08565423" calcext:value-type="float">
            <text:p>0.0856542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033533" calcext:value-type="float">
            <text:p>-0.23033533</text:p>
          </table:table-cell>
          <table:table-cell office:value-type="float" office:value="1.3897615612" calcext:value-type="float">
            <text:p>1.3897615612</text:p>
          </table:table-cell>
          <table:table-cell office:value-type="float" office:value="-9.7189270496" calcext:value-type="float">
            <text:p>-9.7189270496</text:p>
          </table:table-cell>
          <table:table-cell office:value-type="float" office:value="502" calcext:value-type="float">
            <text:p>502</text:p>
          </table:table-cell>
          <table:table-cell table:formula="of:=[.I104]/[.J104]" office:value-type="float" office:value="-0.142995369150054" calcext:value-type="float">
            <text:p>-0.1429953692</text:p>
          </table:table-cell>
          <table:table-cell table:formula="of:=[.E104]/[.L104]" office:value-type="float" office:value="-0.599000027127574" calcext:value-type="float">
            <text:p>-0.5990000271</text:p>
          </table:table-cell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-6.0003318787" calcext:value-type="float">
            <text:p>-6.00033187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92147" calcext:value-type="float">
            <text:p>0.08792147</text:p>
          </table:table-cell>
          <table:table-cell office:value-type="float" office:value="0.08542719" calcext:value-type="float">
            <text:p>0.0854271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19451725" calcext:value-type="float">
            <text:p>-0.19451725</text:p>
          </table:table-cell>
          <table:table-cell office:value-type="float" office:value="1.386942178" calcext:value-type="float">
            <text:p>1.386942178</text:p>
          </table:table-cell>
          <table:table-cell office:value-type="float" office:value="-9.7249871731" calcext:value-type="float">
            <text:p>-9.7249871731</text:p>
          </table:table-cell>
          <table:table-cell office:value-type="float" office:value="503" calcext:value-type="float">
            <text:p>503</text:p>
          </table:table-cell>
          <table:table-cell table:formula="of:=[.I105]/[.J105]" office:value-type="float" office:value="-0.142616350367678" calcext:value-type="float">
            <text:p>-0.1426163504</text:p>
          </table:table-cell>
          <table:table-cell table:formula="of:=[.E105]/[.L105]" office:value-type="float" office:value="-0.598999972862586" calcext:value-type="float">
            <text:p>-0.5989999729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-6.0534420013" calcext:value-type="float">
            <text:p>-6.05344200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59215" calcext:value-type="float">
            <text:p>0.09059215</text:p>
          </table:table-cell>
          <table:table-cell office:value-type="float" office:value="0.08641842" calcext:value-type="float">
            <text:p>0.0864184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14873" calcext:value-type="float">
            <text:p>-0.2314873</text:p>
          </table:table-cell>
          <table:table-cell office:value-type="float" office:value="1.4052896917" calcext:value-type="float">
            <text:p>1.4052896917</text:p>
          </table:table-cell>
          <table:table-cell office:value-type="float" office:value="-9.7406147003" calcext:value-type="float">
            <text:p>-9.7406147003</text:p>
          </table:table-cell>
          <table:table-cell office:value-type="float" office:value="504" calcext:value-type="float">
            <text:p>504</text:p>
          </table:table-cell>
          <table:table-cell table:formula="of:=[.I106]/[.J106]" office:value-type="float" office:value="-0.144271150737203" calcext:value-type="float">
            <text:p>-0.1442711507</text:p>
          </table:table-cell>
          <table:table-cell table:formula="of:=[.E106]/[.L106]" office:value-type="float" office:value="-0.599000004910304" calcext:value-type="float">
            <text:p>-0.5990000049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-6.1088809967" calcext:value-type="float">
            <text:p>-6.10888099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83641" calcext:value-type="float">
            <text:p>0.09683641</text:p>
          </table:table-cell>
          <table:table-cell office:value-type="float" office:value="0.08729079" calcext:value-type="float">
            <text:p>0.087290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318193" calcext:value-type="float">
            <text:p>-0.29318193</text:p>
          </table:table-cell>
          <table:table-cell office:value-type="float" office:value="1.4217553973" calcext:value-type="float">
            <text:p>1.4217553973</text:p>
          </table:table-cell>
          <table:table-cell office:value-type="float" office:value="-9.7562579632" calcext:value-type="float">
            <text:p>-9.7562579632</text:p>
          </table:table-cell>
          <table:table-cell office:value-type="float" office:value="505" calcext:value-type="float">
            <text:p>505</text:p>
          </table:table-cell>
          <table:table-cell table:formula="of:=[.I107]/[.J107]" office:value-type="float" office:value="-0.145727532283666" calcext:value-type="float">
            <text:p>-0.1457275323</text:p>
          </table:table-cell>
          <table:table-cell table:formula="of:=[.E107]/[.L107]" office:value-type="float" office:value="-0.598999987387999" calcext:value-type="float">
            <text:p>-0.5989999874</text:p>
          </table:table-cell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-6.0787906647" calcext:value-type="float">
            <text:p>-6.07879066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976455" calcext:value-type="float">
            <text:p>0.09976455</text:p>
          </table:table-cell>
          <table:table-cell office:value-type="float" office:value="0.08769168" calcext:value-type="float">
            <text:p>0.0876916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351096" calcext:value-type="float">
            <text:p>-0.27351096</text:p>
          </table:table-cell>
          <table:table-cell office:value-type="float" office:value="1.4282726169" calcext:value-type="float">
            <text:p>1.4282726169</text:p>
          </table:table-cell>
          <table:table-cell office:value-type="float" office:value="-9.756174469" calcext:value-type="float">
            <text:p>-9.756174469</text:p>
          </table:table-cell>
          <table:table-cell office:value-type="float" office:value="506" calcext:value-type="float">
            <text:p>506</text:p>
          </table:table-cell>
          <table:table-cell table:formula="of:=[.I108]/[.J108]" office:value-type="float" office:value="-0.146396789175747" calcext:value-type="float">
            <text:p>-0.1463967892</text:p>
          </table:table-cell>
          <table:table-cell table:formula="of:=[.E108]/[.L108]" office:value-type="float" office:value="-0.599000022430324" calcext:value-type="float">
            <text:p>-0.5990000224</text:p>
          </table:table-cell>
        </table:table-row>
        <table:table-row table:style-name="ro1">
          <table:table-cell office:value-type="float" office:value="25.31" calcext:value-type="float">
            <text:p>25.31</text:p>
          </table:table-cell>
          <table:table-cell office:value-type="float" office:value="-6.1730427742" calcext:value-type="float">
            <text:p>-6.17304277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81766" calcext:value-type="float">
            <text:p>0.09281766</text:p>
          </table:table-cell>
          <table:table-cell office:value-type="float" office:value="0.08706768" calcext:value-type="float">
            <text:p>0.0870676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5681719" calcext:value-type="float">
            <text:p>-0.35681719</text:p>
          </table:table-cell>
          <table:table-cell office:value-type="float" office:value="1.4184040964" calcext:value-type="float">
            <text:p>1.4184040964</text:p>
          </table:table-cell>
          <table:table-cell office:value-type="float" office:value="-9.7582027435" calcext:value-type="float">
            <text:p>-9.7582027435</text:p>
          </table:table-cell>
          <table:table-cell office:value-type="float" office:value="507" calcext:value-type="float">
            <text:p>507</text:p>
          </table:table-cell>
          <table:table-cell table:formula="of:=[.I109]/[.J109]" office:value-type="float" office:value="-0.145355054991536" calcext:value-type="float">
            <text:p>-0.145355055</text:p>
          </table:table-cell>
          <table:table-cell table:formula="of:=[.E109]/[.L109]" office:value-type="float" office:value="-0.599000014172675" calcext:value-type="float">
            <text:p>-0.5990000142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-6.1260256767" calcext:value-type="float">
            <text:p>-6.12602567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42982" calcext:value-type="float">
            <text:p>0.08942982</text:p>
          </table:table-cell>
          <table:table-cell office:value-type="float" office:value="0.08671032" calcext:value-type="float">
            <text:p>0.0867103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816351" calcext:value-type="float">
            <text:p>-0.28816351</text:p>
          </table:table-cell>
          <table:table-cell office:value-type="float" office:value="1.4136488974" calcext:value-type="float">
            <text:p>1.4136488974</text:p>
          </table:table-cell>
          <table:table-cell office:value-type="float" office:value="-9.7655694008" calcext:value-type="float">
            <text:p>-9.7655694008</text:p>
          </table:table-cell>
          <table:table-cell office:value-type="float" office:value="508" calcext:value-type="float">
            <text:p>508</text:p>
          </table:table-cell>
          <table:table-cell table:formula="of:=[.I110]/[.J110]" office:value-type="float" office:value="-0.144758471255572" calcext:value-type="float">
            <text:p>-0.1447584713</text:p>
          </table:table-cell>
          <table:table-cell table:formula="of:=[.E110]/[.L110]" office:value-type="float" office:value="-0.598999970419088" calcext:value-type="float">
            <text:p>-0.5989999704</text:p>
          </table:table-cell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-6.0661554337" calcext:value-type="float">
            <text:p>-6.06615543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5645" calcext:value-type="float">
            <text:p>0.0825645</text:p>
          </table:table-cell>
          <table:table-cell office:value-type="float" office:value="0.08635599" calcext:value-type="float">
            <text:p>0.0863559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921159" calcext:value-type="float">
            <text:p>-0.21921159</text:p>
          </table:table-cell>
          <table:table-cell office:value-type="float" office:value="1.4062213123" calcext:value-type="float">
            <text:p>1.4062213123</text:p>
          </table:table-cell>
          <table:table-cell office:value-type="float" office:value="-9.754118681" calcext:value-type="float">
            <text:p>-9.754118681</text:p>
          </table:table-cell>
          <table:table-cell office:value-type="float" office:value="509" calcext:value-type="float">
            <text:p>509</text:p>
          </table:table-cell>
          <table:table-cell table:formula="of:=[.I111]/[.J111]" office:value-type="float" office:value="-0.144166926637788" calcext:value-type="float">
            <text:p>-0.1441669266</text:p>
          </table:table-cell>
          <table:table-cell table:formula="of:=[.E111]/[.L111]" office:value-type="float" office:value="-0.599000006547724" calcext:value-type="float">
            <text:p>-0.5990000065</text:p>
          </table:table-cell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-6.0903906822" calcext:value-type="float">
            <text:p>-6.090390682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094904" calcext:value-type="float">
            <text:p>0.08094904</text:p>
          </table:table-cell>
          <table:table-cell office:value-type="float" office:value="0.08500122" calcext:value-type="float">
            <text:p>0.0850012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346424" calcext:value-type="float">
            <text:p>-0.23346424</text:p>
          </table:table-cell>
          <table:table-cell office:value-type="float" office:value="1.3835623503" calcext:value-type="float">
            <text:p>1.3835623503</text:p>
          </table:table-cell>
          <table:table-cell office:value-type="float" office:value="-9.7499058247" calcext:value-type="float">
            <text:p>-9.7499058247</text:p>
          </table:table-cell>
          <table:table-cell office:value-type="float" office:value="510" calcext:value-type="float">
            <text:p>510</text:p>
          </table:table-cell>
          <table:table-cell table:formula="of:=[.I112]/[.J112]" office:value-type="float" office:value="-0.141905201463069" calcext:value-type="float">
            <text:p>-0.1419052015</text:p>
          </table:table-cell>
          <table:table-cell table:formula="of:=[.E112]/[.L112]" office:value-type="float" office:value="-0.599000030468382" calcext:value-type="float">
            <text:p>-0.5990000305</text:p>
          </table:table-cell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-5.9949083328" calcext:value-type="float">
            <text:p>-5.994908332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2015" calcext:value-type="float">
            <text:p>0.0882015</text:p>
          </table:table-cell>
          <table:table-cell office:value-type="float" office:value="0.08373368" calcext:value-type="float">
            <text:p>0.0837336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19376621" calcext:value-type="float">
            <text:p>-0.19376621</text:p>
          </table:table-cell>
          <table:table-cell office:value-type="float" office:value="1.3646113634" calcext:value-type="float">
            <text:p>1.3646113634</text:p>
          </table:table-cell>
          <table:table-cell office:value-type="float" office:value="-9.7619289398" calcext:value-type="float">
            <text:p>-9.7619289398</text:p>
          </table:table-cell>
          <table:table-cell office:value-type="float" office:value="511" calcext:value-type="float">
            <text:p>511</text:p>
          </table:table-cell>
          <table:table-cell table:formula="of:=[.I113]/[.J113]" office:value-type="float" office:value="-0.139789110514459" calcext:value-type="float">
            <text:p>-0.1397891105</text:p>
          </table:table-cell>
          <table:table-cell table:formula="of:=[.E113]/[.L113]" office:value-type="float" office:value="-0.599000020043327" calcext:value-type="float">
            <text:p>-0.59900002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-6.0604133606" calcext:value-type="float">
            <text:p>-6.060413360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61493" calcext:value-type="float">
            <text:p>0.08961493</text:p>
          </table:table-cell>
          <table:table-cell office:value-type="float" office:value="0.08341616" calcext:value-type="float">
            <text:p>0.0834161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726097" calcext:value-type="float">
            <text:p>-0.23726097</text:p>
          </table:table-cell>
          <table:table-cell office:value-type="float" office:value="1.3619517505" calcext:value-type="float">
            <text:p>1.3619517505</text:p>
          </table:table-cell>
          <table:table-cell office:value-type="float" office:value="-9.7799891472" calcext:value-type="float">
            <text:p>-9.7799891472</text:p>
          </table:table-cell>
          <table:table-cell office:value-type="float" office:value="512" calcext:value-type="float">
            <text:p>512</text:p>
          </table:table-cell>
          <table:table-cell table:formula="of:=[.I114]/[.J114]" office:value-type="float" office:value="-0.139259024729074" calcext:value-type="float">
            <text:p>-0.1392590247</text:p>
          </table:table-cell>
          <table:table-cell table:formula="of:=[.E114]/[.L114]" office:value-type="float" office:value="-0.599000030068318" calcext:value-type="float">
            <text:p>-0.5990000301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-6.106821537" calcext:value-type="float">
            <text:p>-6.1068215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1582" calcext:value-type="float">
            <text:p>0.09611582</text:p>
          </table:table-cell>
          <table:table-cell office:value-type="float" office:value="0.08271454" calcext:value-type="float">
            <text:p>0.0827145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639444" calcext:value-type="float">
            <text:p>-0.29639444</text:p>
          </table:table-cell>
          <table:table-cell office:value-type="float" office:value="1.3497221947" calcext:value-type="float">
            <text:p>1.3497221947</text:p>
          </table:table-cell>
          <table:table-cell office:value-type="float" office:value="-9.7743835449" calcext:value-type="float">
            <text:p>-9.7743835449</text:p>
          </table:table-cell>
          <table:table-cell office:value-type="float" office:value="513" calcext:value-type="float">
            <text:p>513</text:p>
          </table:table-cell>
          <table:table-cell table:formula="of:=[.I115]/[.J115]" office:value-type="float" office:value="-0.138087705326874" calcext:value-type="float">
            <text:p>-0.1380877053</text:p>
          </table:table-cell>
          <table:table-cell table:formula="of:=[.E115]/[.L115]" office:value-type="float" office:value="-0.599000032654626" calcext:value-type="float">
            <text:p>-0.5990000327</text:p>
          </table:table-cell>
        </table:table-row>
        <table:table-row table:style-name="ro1">
          <table:table-cell office:value-type="float" office:value="25.66" calcext:value-type="float">
            <text:p>25.66</text:p>
          </table:table-cell>
          <table:table-cell office:value-type="float" office:value="-6.0673179626" calcext:value-type="float">
            <text:p>-6.06731796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75526" calcext:value-type="float">
            <text:p>0.09775526</text:p>
          </table:table-cell>
          <table:table-cell office:value-type="float" office:value="0.08395135" calcext:value-type="float">
            <text:p>0.0839513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360956" calcext:value-type="float">
            <text:p>-0.26360956</text:p>
          </table:table-cell>
          <table:table-cell office:value-type="float" office:value="1.369329828" calcext:value-type="float">
            <text:p>1.369329828</text:p>
          </table:table-cell>
          <table:table-cell office:value-type="float" office:value="-9.7702847958" calcext:value-type="float">
            <text:p>-9.7702847958</text:p>
          </table:table-cell>
          <table:table-cell office:value-type="float" office:value="514" calcext:value-type="float">
            <text:p>514</text:p>
          </table:table-cell>
          <table:table-cell table:formula="of:=[.I116]/[.J116]" office:value-type="float" office:value="-0.140152498787818" calcext:value-type="float">
            <text:p>-0.1401524988</text:p>
          </table:table-cell>
          <table:table-cell table:formula="of:=[.E116]/[.L116]" office:value-type="float" office:value="-0.599000023018475" calcext:value-type="float">
            <text:p>-0.599000023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-6.1754231453" calcext:value-type="float">
            <text:p>-6.175423145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75763" calcext:value-type="float">
            <text:p>0.08975763</text:p>
          </table:table-cell>
          <table:table-cell office:value-type="float" office:value="0.08422424" calcext:value-type="float">
            <text:p>0.0842242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5528979" calcext:value-type="float">
            <text:p>-0.35528979</text:p>
          </table:table-cell>
          <table:table-cell office:value-type="float" office:value="1.3741870344" calcext:value-type="float">
            <text:p>1.3741870344</text:p>
          </table:table-cell>
          <table:table-cell office:value-type="float" office:value="-9.7731720448" calcext:value-type="float">
            <text:p>-9.7731720448</text:p>
          </table:table-cell>
          <table:table-cell office:value-type="float" office:value="515" calcext:value-type="float">
            <text:p>515</text:p>
          </table:table-cell>
          <table:table-cell table:formula="of:=[.I117]/[.J117]" office:value-type="float" office:value="-0.140608087947368" calcext:value-type="float">
            <text:p>-0.1406080879</text:p>
          </table:table-cell>
          <table:table-cell table:formula="of:=[.E117]/[.L117]" office:value-type="float" office:value="-0.598999966712629" calcext:value-type="float">
            <text:p>-0.5989999667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-6.101328373" calcext:value-type="float">
            <text:p>-6.10132837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58156" calcext:value-type="float">
            <text:p>0.08858156</text:p>
          </table:table-cell>
          <table:table-cell office:value-type="float" office:value="0.08313255" calcext:value-type="float">
            <text:p>0.0831325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751712" calcext:value-type="float">
            <text:p>-0.26751712</text:p>
          </table:table-cell>
          <table:table-cell office:value-type="float" office:value="1.3535345972" calcext:value-type="float">
            <text:p>1.3535345972</text:p>
          </table:table-cell>
          <table:table-cell office:value-type="float" office:value="-9.7527046204" calcext:value-type="float">
            <text:p>-9.7527046204</text:p>
          </table:table-cell>
          <table:table-cell office:value-type="float" office:value="516" calcext:value-type="float">
            <text:p>516</text:p>
          </table:table-cell>
          <table:table-cell table:formula="of:=[.I118]/[.J118]" office:value-type="float" office:value="-0.138785562557567" calcext:value-type="float">
            <text:p>-0.1387855626</text:p>
          </table:table-cell>
          <table:table-cell table:formula="of:=[.E118]/[.L118]" office:value-type="float" office:value="-0.598999985791153" calcext:value-type="float">
            <text:p>-0.5989999858</text:p>
          </table:table-cell>
        </table:table-row>
        <table:table-row table:style-name="ro1">
          <table:table-cell office:value-type="float" office:value="25.81" calcext:value-type="float">
            <text:p>25.81</text:p>
          </table:table-cell>
          <table:table-cell office:value-type="float" office:value="-6.0513486862" calcext:value-type="float">
            <text:p>-6.051348686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19769" calcext:value-type="float">
            <text:p>0.08419769</text:p>
          </table:table-cell>
          <table:table-cell office:value-type="float" office:value="0.08189826" calcext:value-type="float">
            <text:p>0.0818982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855825" calcext:value-type="float">
            <text:p>-0.21855825</text:p>
          </table:table-cell>
          <table:table-cell office:value-type="float" office:value="1.3312540054" calcext:value-type="float">
            <text:p>1.3312540054</text:p>
          </table:table-cell>
          <table:table-cell office:value-type="float" office:value="-9.7367283344" calcext:value-type="float">
            <text:p>-9.7367283344</text:p>
          </table:table-cell>
          <table:table-cell office:value-type="float" office:value="517" calcext:value-type="float">
            <text:p>517</text:p>
          </table:table-cell>
          <table:table-cell table:formula="of:=[.I119]/[.J119]" office:value-type="float" office:value="-0.136724981911702" calcext:value-type="float">
            <text:p>-0.1367249819</text:p>
          </table:table-cell>
          <table:table-cell table:formula="of:=[.E119]/[.L119]" office:value-type="float" office:value="-0.598999969536586" calcext:value-type="float">
            <text:p>-0.5989999695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-6.0988602638" calcext:value-type="float">
            <text:p>-6.09886026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3956" calcext:value-type="float">
            <text:p>0.0813956</text:p>
          </table:table-cell>
          <table:table-cell office:value-type="float" office:value="0.08072492" calcext:value-type="float">
            <text:p>0.0807249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703799" calcext:value-type="float">
            <text:p>-0.24703799</text:p>
          </table:table-cell>
          <table:table-cell office:value-type="float" office:value="1.3142951131" calcext:value-type="float">
            <text:p>1.3142951131</text:p>
          </table:table-cell>
          <table:table-cell office:value-type="float" office:value="-9.7524126053" calcext:value-type="float">
            <text:p>-9.7524126053</text:p>
          </table:table-cell>
          <table:table-cell office:value-type="float" office:value="518" calcext:value-type="float">
            <text:p>518</text:p>
          </table:table-cell>
          <table:table-cell table:formula="of:=[.I120]/[.J120]" office:value-type="float" office:value="-0.134766151340412" calcext:value-type="float">
            <text:p>-0.1347661513</text:p>
          </table:table-cell>
          <table:table-cell table:formula="of:=[.E120]/[.L120]" office:value-type="float" office:value="-0.598999965474219" calcext:value-type="float">
            <text:p>-0.5989999655</text:p>
          </table:table-cell>
        </table:table-row>
        <table:table-row table:style-name="ro1">
          <table:table-cell office:value-type="float" office:value="25.91" calcext:value-type="float">
            <text:p>25.91</text:p>
          </table:table-cell>
          <table:table-cell office:value-type="float" office:value="-6.0099601746" calcext:value-type="float">
            <text:p>-6.009960174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6821" calcext:value-type="float">
            <text:p>0.08866821</text:p>
          </table:table-cell>
          <table:table-cell office:value-type="float" office:value="0.08095871" calcext:value-type="float">
            <text:p>0.0809587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0537303" calcext:value-type="float">
            <text:p>-0.20537303</text:p>
          </table:table-cell>
          <table:table-cell office:value-type="float" office:value="1.3220237851" calcext:value-type="float">
            <text:p>1.3220237851</text:p>
          </table:table-cell>
          <table:table-cell office:value-type="float" office:value="-9.781433773" calcext:value-type="float">
            <text:p>-9.781433773</text:p>
          </table:table-cell>
          <table:table-cell office:value-type="float" office:value="519" calcext:value-type="float">
            <text:p>519</text:p>
          </table:table-cell>
          <table:table-cell table:formula="of:=[.I121]/[.J121]" office:value-type="float" office:value="-0.135156441865325" calcext:value-type="float">
            <text:p>-0.1351564419</text:p>
          </table:table-cell>
          <table:table-cell table:formula="of:=[.E121]/[.L121]" office:value-type="float" office:value="-0.599000009786218" calcext:value-type="float">
            <text:p>-0.5990000098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-6.0500006676" calcext:value-type="float">
            <text:p>-6.050000667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48773" calcext:value-type="float">
            <text:p>0.09048773</text:p>
          </table:table-cell>
          <table:table-cell office:value-type="float" office:value="0.08069076" calcext:value-type="float">
            <text:p>0.0806907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532863" calcext:value-type="float">
            <text:p>-0.23532863</text:p>
          </table:table-cell>
          <table:table-cell office:value-type="float" office:value="1.3174139619" calcext:value-type="float">
            <text:p>1.3174139619</text:p>
          </table:table-cell>
          <table:table-cell office:value-type="float" office:value="-9.7796945572" calcext:value-type="float">
            <text:p>-9.7796945572</text:p>
          </table:table-cell>
          <table:table-cell office:value-type="float" office:value="520" calcext:value-type="float">
            <text:p>520</text:p>
          </table:table-cell>
          <table:table-cell table:formula="of:=[.I122]/[.J122]" office:value-type="float" office:value="-0.134709111229869" calcext:value-type="float">
            <text:p>-0.1347091112</text:p>
          </table:table-cell>
          <table:table-cell table:formula="of:=[.E122]/[.L122]" office:value-type="float" office:value="-0.599000017618024" calcext:value-type="float">
            <text:p>-0.5990000176</text:p>
          </table:table-cell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-6.1194062233" calcext:value-type="float">
            <text:p>-6.11940622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0401" calcext:value-type="float">
            <text:p>0.09590401</text:p>
          </table:table-cell>
          <table:table-cell office:value-type="float" office:value="0.08074564" calcext:value-type="float">
            <text:p>0.0807456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1249592" calcext:value-type="float">
            <text:p>-0.31249592</text:p>
          </table:table-cell>
          <table:table-cell office:value-type="float" office:value="1.316981864" calcext:value-type="float">
            <text:p>1.316981864</text:p>
          </table:table-cell>
          <table:table-cell office:value-type="float" office:value="-9.7698424339" calcext:value-type="float">
            <text:p>-9.7698424339</text:p>
          </table:table-cell>
          <table:table-cell office:value-type="float" office:value="521" calcext:value-type="float">
            <text:p>521</text:p>
          </table:table-cell>
          <table:table-cell table:formula="of:=[.I123]/[.J123]" office:value-type="float" office:value="-0.134800727126392" calcext:value-type="float">
            <text:p>-0.1348007271</text:p>
          </table:table-cell>
          <table:table-cell table:formula="of:=[.E123]/[.L123]" office:value-type="float" office:value="-0.59900003302127" calcext:value-type="float">
            <text:p>-0.599000033</text:p>
          </table:table-cell>
        </table:table-row>
        <table:table-row table:style-name="ro1">
          <table:table-cell office:value-type="float" office:value="26.06" calcext:value-type="float">
            <text:p>26.06</text:p>
          </table:table-cell>
          <table:table-cell office:value-type="float" office:value="-6.0682454109" calcext:value-type="float">
            <text:p>-6.068245410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96864" calcext:value-type="float">
            <text:p>0.09696864</text:p>
          </table:table-cell>
          <table:table-cell office:value-type="float" office:value="0.08151473" calcext:value-type="float">
            <text:p>0.0815147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548707" calcext:value-type="float">
            <text:p>-0.26548707</text:p>
          </table:table-cell>
          <table:table-cell office:value-type="float" office:value="1.3280648947" calcext:value-type="float">
            <text:p>1.3280648947</text:p>
          </table:table-cell>
          <table:table-cell office:value-type="float" office:value="-9.7591056347" calcext:value-type="float">
            <text:p>-9.7591056347</text:p>
          </table:table-cell>
          <table:table-cell office:value-type="float" office:value="522" calcext:value-type="float">
            <text:p>522</text:p>
          </table:table-cell>
          <table:table-cell table:formula="of:=[.I124]/[.J124]" office:value-type="float" office:value="-0.136084693045832" calcext:value-type="float">
            <text:p>-0.136084693</text:p>
          </table:table-cell>
          <table:table-cell table:formula="of:=[.E124]/[.L124]" office:value-type="float" office:value="-0.598999991663622" calcext:value-type="float">
            <text:p>-0.5989999917</text:p>
          </table:table-cell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-6.1694316864" calcext:value-type="float">
            <text:p>-6.169431686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22499" calcext:value-type="float">
            <text:p>0.08922499</text:p>
          </table:table-cell>
          <table:table-cell office:value-type="float" office:value="0.08149343" calcext:value-type="float">
            <text:p>0.0814934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5093713" calcext:value-type="float">
            <text:p>-0.35093713</text:p>
          </table:table-cell>
          <table:table-cell office:value-type="float" office:value="1.3280934274" calcext:value-type="float">
            <text:p>1.3280934274</text:p>
          </table:table-cell>
          <table:table-cell office:value-type="float" office:value="-9.7618659973" calcext:value-type="float">
            <text:p>-9.7618659973</text:p>
          </table:table-cell>
          <table:table-cell office:value-type="float" office:value="523" calcext:value-type="float">
            <text:p>523</text:p>
          </table:table-cell>
          <table:table-cell table:formula="of:=[.I125]/[.J125]" office:value-type="float" office:value="-0.136049135254196" calcext:value-type="float">
            <text:p>-0.1360491353</text:p>
          </table:table-cell>
          <table:table-cell table:formula="of:=[.E125]/[.L125]" office:value-type="float" office:value="-0.59899998517254" calcext:value-type="float">
            <text:p>-0.5989999852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-6.0971212387" calcext:value-type="float">
            <text:p>-6.09712123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76676" calcext:value-type="float">
            <text:p>0.08876676</text:p>
          </table:table-cell>
          <table:table-cell office:value-type="float" office:value="0.08058042" calcext:value-type="float">
            <text:p>0.0805804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805434" calcext:value-type="float">
            <text:p>-0.26805434</text:p>
          </table:table-cell>
          <table:table-cell office:value-type="float" office:value="1.3112790942" calcext:value-type="float">
            <text:p>1.3112790942</text:p>
          </table:table-cell>
          <table:table-cell office:value-type="float" office:value="-9.7474812031" calcext:value-type="float">
            <text:p>-9.7474812031</text:p>
          </table:table-cell>
          <table:table-cell office:value-type="float" office:value="524" calcext:value-type="float">
            <text:p>524</text:p>
          </table:table-cell>
          <table:table-cell table:formula="of:=[.I126]/[.J126]" office:value-type="float" office:value="-0.134524916424868" calcext:value-type="float">
            <text:p>-0.1345249164</text:p>
          </table:table-cell>
          <table:table-cell table:formula="of:=[.E126]/[.L126]" office:value-type="float" office:value="-0.598999963289358" calcext:value-type="float">
            <text:p>-0.5989999633</text:p>
          </table:table-cell>
        </table:table-row>
        <table:table-row table:style-name="ro1">
          <table:table-cell office:value-type="float" office:value="26.21" calcext:value-type="float">
            <text:p>26.21</text:p>
          </table:table-cell>
          <table:table-cell office:value-type="float" office:value="-6.0499606133" calcext:value-type="float">
            <text:p>-6.04996061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1351" calcext:value-type="float">
            <text:p>0.0841351</text:p>
          </table:table-cell>
          <table:table-cell office:value-type="float" office:value="0.07985093" calcext:value-type="float">
            <text:p>0.0798509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968405" calcext:value-type="float">
            <text:p>-0.21968405</text:p>
          </table:table-cell>
          <table:table-cell office:value-type="float" office:value="1.2971149623" calcext:value-type="float">
            <text:p>1.2971149623</text:p>
          </table:table-cell>
          <table:table-cell office:value-type="float" office:value="-9.7302790165" calcext:value-type="float">
            <text:p>-9.7302790165</text:p>
          </table:table-cell>
          <table:table-cell office:value-type="float" office:value="525" calcext:value-type="float">
            <text:p>525</text:p>
          </table:table-cell>
          <table:table-cell table:formula="of:=[.I127]/[.J127]" office:value-type="float" office:value="-0.133307067567172" calcext:value-type="float">
            <text:p>-0.1333070676</text:p>
          </table:table-cell>
          <table:table-cell table:formula="of:=[.E127]/[.L127]" office:value-type="float" office:value="-0.598999973949349" calcext:value-type="float">
            <text:p>-0.5989999739</text:p>
          </table:table-cell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-6.103290081" calcext:value-type="float">
            <text:p>-6.10329008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70159" calcext:value-type="float">
            <text:p>0.08470159</text:p>
          </table:table-cell>
          <table:table-cell office:value-type="float" office:value="0.0791839" calcext:value-type="float">
            <text:p>0.079183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321933" calcext:value-type="float">
            <text:p>-0.26321933</text:p>
          </table:table-cell>
          <table:table-cell office:value-type="float" office:value="1.2870022595" calcext:value-type="float">
            <text:p>1.2870022595</text:p>
          </table:table-cell>
          <table:table-cell office:value-type="float" office:value="-9.7357466221" calcext:value-type="float">
            <text:p>-9.7357466221</text:p>
          </table:table-cell>
          <table:table-cell office:value-type="float" office:value="526" calcext:value-type="float">
            <text:p>526</text:p>
          </table:table-cell>
          <table:table-cell table:formula="of:=[.I128]/[.J128]" office:value-type="float" office:value="-0.132193483402549" calcext:value-type="float">
            <text:p>-0.1321934834</text:p>
          </table:table-cell>
          <table:table-cell table:formula="of:=[.E128]/[.L128]" office:value-type="float" office:value="-0.599000026036632" calcext:value-type="float">
            <text:p>-0.599000026</text:p>
          </table:table-cell>
        </table:table-row>
        <table:table-row table:style-name="ro1">
          <table:table-cell office:value-type="float" office:value="26.31" calcext:value-type="float">
            <text:p>26.31</text:p>
          </table:table-cell>
          <table:table-cell office:value-type="float" office:value="-6.0052809715" calcext:value-type="float">
            <text:p>-6.005280971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35275" calcext:value-type="float">
            <text:p>0.09235275</text:p>
          </table:table-cell>
          <table:table-cell office:value-type="float" office:value="0.07936932" calcext:value-type="float">
            <text:p>0.0793693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269475" calcext:value-type="float">
            <text:p>-0.21269475</text:p>
          </table:table-cell>
          <table:table-cell office:value-type="float" office:value="1.2902766347" calcext:value-type="float">
            <text:p>1.2902766347</text:p>
          </table:table-cell>
          <table:table-cell office:value-type="float" office:value="-9.7377131939" calcext:value-type="float">
            <text:p>-9.7377131939</text:p>
          </table:table-cell>
          <table:table-cell office:value-type="float" office:value="527" calcext:value-type="float">
            <text:p>527</text:p>
          </table:table-cell>
          <table:table-cell table:formula="of:=[.I129]/[.J129]" office:value-type="float" office:value="-0.132503043477217" calcext:value-type="float">
            <text:p>-0.1325030435</text:p>
          </table:table-cell>
          <table:table-cell table:formula="of:=[.E129]/[.L129]" office:value-type="float" office:value="-0.5989999770356" calcext:value-type="float">
            <text:p>-0.598999977</text:p>
          </table:table-cell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-6.0942358971" calcext:value-type="float">
            <text:p>-6.094235897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99338" calcext:value-type="float">
            <text:p>0.09299338</text:p>
          </table:table-cell>
          <table:table-cell office:value-type="float" office:value="0.08030775" calcext:value-type="float">
            <text:p>0.0803077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854013" calcext:value-type="float">
            <text:p>-0.27854013</text:p>
          </table:table-cell>
          <table:table-cell office:value-type="float" office:value="1.3062725544" calcext:value-type="float">
            <text:p>1.3062725544</text:p>
          </table:table-cell>
          <table:table-cell office:value-type="float" office:value="-9.7432353497" calcext:value-type="float">
            <text:p>-9.7432353497</text:p>
          </table:table-cell>
          <table:table-cell office:value-type="float" office:value="528" calcext:value-type="float">
            <text:p>528</text:p>
          </table:table-cell>
          <table:table-cell table:formula="of:=[.I130]/[.J130]" office:value-type="float" office:value="-0.134069691177091" calcext:value-type="float">
            <text:p>-0.1340696912</text:p>
          </table:table-cell>
          <table:table-cell table:formula="of:=[.E130]/[.L130]" office:value-type="float" office:value="-0.599000037181574" calcext:value-type="float">
            <text:p>-0.5990000372</text:p>
          </table:table-cell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-6.1238975525" calcext:value-type="float">
            <text:p>-6.12389755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08551" calcext:value-type="float">
            <text:p>0.09008551</text:p>
          </table:table-cell>
          <table:table-cell office:value-type="float" office:value="0.08117911" calcext:value-type="float">
            <text:p>0.0811791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754281" calcext:value-type="float">
            <text:p>-0.29754281</text:p>
          </table:table-cell>
          <table:table-cell office:value-type="float" office:value="1.3196303129" calcext:value-type="float">
            <text:p>1.3196303129</text:p>
          </table:table-cell>
          <table:table-cell office:value-type="float" office:value="-9.7372159004" calcext:value-type="float">
            <text:p>-9.7372159004</text:p>
          </table:table-cell>
          <table:table-cell office:value-type="float" office:value="529" calcext:value-type="float">
            <text:p>529</text:p>
          </table:table-cell>
          <table:table-cell table:formula="of:=[.I131]/[.J131]" office:value-type="float" office:value="-0.135524396952705" calcext:value-type="float">
            <text:p>-0.135524397</text:p>
          </table:table-cell>
          <table:table-cell table:formula="of:=[.E131]/[.L131]" office:value-type="float" office:value="-0.59899997214767" calcext:value-type="float">
            <text:p>-0.5989999721</text:p>
          </table:table-cell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-6.0860319138" calcext:value-type="float">
            <text:p>-6.08603191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0867" calcext:value-type="float">
            <text:p>0.09210867</text:p>
          </table:table-cell>
          <table:table-cell office:value-type="float" office:value="0.08178888" calcext:value-type="float">
            <text:p>0.0817888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642588" calcext:value-type="float">
            <text:p>-0.26642588</text:p>
          </table:table-cell>
          <table:table-cell office:value-type="float" office:value="1.3290981114" calcext:value-type="float">
            <text:p>1.3290981114</text:p>
          </table:table-cell>
          <table:table-cell office:value-type="float" office:value="-9.7339615822" calcext:value-type="float">
            <text:p>-9.7339615822</text:p>
          </table:table-cell>
          <table:table-cell office:value-type="float" office:value="530" calcext:value-type="float">
            <text:p>530</text:p>
          </table:table-cell>
          <table:table-cell table:formula="of:=[.I132]/[.J132]" office:value-type="float" office:value="-0.136542362549535" calcext:value-type="float">
            <text:p>-0.1365423625</text:p>
          </table:table-cell>
          <table:table-cell table:formula="of:=[.E132]/[.L132]" office:value-type="float" office:value="-0.599000035394352" calcext:value-type="float">
            <text:p>-0.5990000354</text:p>
          </table:table-cell>
        </table:table-row>
        <table:table-row table:style-name="ro1">
          <table:table-cell office:value-type="float" office:value="26.51" calcext:value-type="float">
            <text:p>26.51</text:p>
          </table:table-cell>
          <table:table-cell office:value-type="float" office:value="-6.0801048279" calcext:value-type="float">
            <text:p>-6.08010482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52506" calcext:value-type="float">
            <text:p>0.08852506</text:p>
          </table:table-cell>
          <table:table-cell office:value-type="float" office:value="0.08259347" calcext:value-type="float">
            <text:p>0.0825934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017557" calcext:value-type="float">
            <text:p>-0.25017557</text:p>
          </table:table-cell>
          <table:table-cell office:value-type="float" office:value="1.3405019939" calcext:value-type="float">
            <text:p>1.3405019939</text:p>
          </table:table-cell>
          <table:table-cell office:value-type="float" office:value="-9.7218423367" calcext:value-type="float">
            <text:p>-9.7218423367</text:p>
          </table:table-cell>
          <table:table-cell office:value-type="float" office:value="531" calcext:value-type="float">
            <text:p>531</text:p>
          </table:table-cell>
          <table:table-cell table:formula="of:=[.I133]/[.J133]" office:value-type="float" office:value="-0.137885592820159" calcext:value-type="float">
            <text:p>-0.1378855928</text:p>
          </table:table-cell>
          <table:table-cell table:formula="of:=[.E133]/[.L133]" office:value-type="float" office:value="-0.598999999280017" calcext:value-type="float">
            <text:p>-0.5989999993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-6.1181554794" calcext:value-type="float">
            <text:p>-6.118155479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46403" calcext:value-type="float">
            <text:p>0.09046403</text:p>
          </table:table-cell>
          <table:table-cell office:value-type="float" office:value="0.08186818" calcext:value-type="float">
            <text:p>0.0818681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155418" calcext:value-type="float">
            <text:p>-0.29155418</text:p>
          </table:table-cell>
          <table:table-cell office:value-type="float" office:value="1.3265895247" calcext:value-type="float">
            <text:p>1.3265895247</text:p>
          </table:table-cell>
          <table:table-cell office:value-type="float" office:value="-9.7061781406" calcext:value-type="float">
            <text:p>-9.7061781406</text:p>
          </table:table-cell>
          <table:table-cell office:value-type="float" office:value="532" calcext:value-type="float">
            <text:p>532</text:p>
          </table:table-cell>
          <table:table-cell table:formula="of:=[.I134]/[.J134]" office:value-type="float" office:value="-0.136674755550901" calcext:value-type="float">
            <text:p>-0.1366747556</text:p>
          </table:table-cell>
          <table:table-cell table:formula="of:=[.E134]/[.L134]" office:value-type="float" office:value="-0.599000010426289" calcext:value-type="float">
            <text:p>-0.5990000104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-6.0392684937" calcext:value-type="float">
            <text:p>-6.03926849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97574" calcext:value-type="float">
            <text:p>0.08997574</text:p>
          </table:table-cell>
          <table:table-cell office:value-type="float" office:value="0.08166572" calcext:value-type="float">
            <text:p>0.0816657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565117" calcext:value-type="float">
            <text:p>-0.22565117</text:p>
          </table:table-cell>
          <table:table-cell office:value-type="float" office:value="1.321645087" calcext:value-type="float">
            <text:p>1.321645087</text:p>
          </table:table-cell>
          <table:table-cell office:value-type="float" office:value="-9.6939741135" calcext:value-type="float">
            <text:p>-9.6939741135</text:p>
          </table:table-cell>
          <table:table-cell office:value-type="float" office:value="533" calcext:value-type="float">
            <text:p>533</text:p>
          </table:table-cell>
          <table:table-cell table:formula="of:=[.I135]/[.J135]" office:value-type="float" office:value="-0.13633676668885" calcext:value-type="float">
            <text:p>-0.1363367667</text:p>
          </table:table-cell>
          <table:table-cell table:formula="of:=[.E135]/[.L135]" office:value-type="float" office:value="-0.598999976186753" calcext:value-type="float">
            <text:p>-0.5989999762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 office:value-type="float" office:value="-6.130095005" calcext:value-type="float">
            <text:p>-6.13009500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60208" calcext:value-type="float">
            <text:p>0.08660208</text:p>
          </table:table-cell>
          <table:table-cell office:value-type="float" office:value="0.08101433" calcext:value-type="float">
            <text:p>0.0810143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285347" calcext:value-type="float">
            <text:p>-0.29285347</text:p>
          </table:table-cell>
          <table:table-cell office:value-type="float" office:value="1.311173892" calcext:value-type="float">
            <text:p>1.311173892</text:p>
          </table:table-cell>
          <table:table-cell office:value-type="float" office:value="-9.6944964886" calcext:value-type="float">
            <text:p>-9.6944964886</text:p>
          </table:table-cell>
          <table:table-cell office:value-type="float" office:value="534" calcext:value-type="float">
            <text:p>534</text:p>
          </table:table-cell>
          <table:table-cell table:formula="of:=[.I136]/[.J136]" office:value-type="float" office:value="-0.135249302894879" calcext:value-type="float">
            <text:p>-0.1352493029</text:p>
          </table:table-cell>
          <table:table-cell table:formula="of:=[.E136]/[.L136]" office:value-type="float" office:value="-0.598999982003365" calcext:value-type="float">
            <text:p>-0.598999982</text:p>
          </table:table-cell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-6.053981781" calcext:value-type="float">
            <text:p>-6.05398178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18817" calcext:value-type="float">
            <text:p>0.09018817</text:p>
          </table:table-cell>
          <table:table-cell office:value-type="float" office:value="0.08039083" calcext:value-type="float">
            <text:p>0.080390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771827" calcext:value-type="float">
            <text:p>-0.23771827</text:p>
          </table:table-cell>
          <table:table-cell office:value-type="float" office:value="1.3001547992" calcext:value-type="float">
            <text:p>1.3001547992</text:p>
          </table:table-cell>
          <table:table-cell office:value-type="float" office:value="-9.6875820637" calcext:value-type="float">
            <text:p>-9.6875820637</text:p>
          </table:table-cell>
          <table:table-cell office:value-type="float" office:value="535" calcext:value-type="float">
            <text:p>535</text:p>
          </table:table-cell>
          <table:table-cell table:formula="of:=[.I137]/[.J137]" office:value-type="float" office:value="-0.134208390767781" calcext:value-type="float">
            <text:p>-0.1342083908</text:p>
          </table:table-cell>
          <table:table-cell table:formula="of:=[.E137]/[.L137]" office:value-type="float" office:value="-0.599000029283556" calcext:value-type="float">
            <text:p>-0.5990000293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-6.0662732124" calcext:value-type="float">
            <text:p>-6.06627321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63178" calcext:value-type="float">
            <text:p>0.09163178</text:p>
          </table:table-cell>
          <table:table-cell office:value-type="float" office:value="0.0813438" calcext:value-type="float">
            <text:p>0.081343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95643" calcext:value-type="float">
            <text:p>-0.2495643</text:p>
          </table:table-cell>
          <table:table-cell office:value-type="float" office:value="1.3173384428" calcext:value-type="float">
            <text:p>1.3173384428</text:p>
          </table:table-cell>
          <table:table-cell office:value-type="float" office:value="-9.7006254673" calcext:value-type="float">
            <text:p>-9.7006254673</text:p>
          </table:table-cell>
          <table:table-cell office:value-type="float" office:value="536" calcext:value-type="float">
            <text:p>536</text:p>
          </table:table-cell>
          <table:table-cell table:formula="of:=[.I138]/[.J138]" office:value-type="float" office:value="-0.135799330387575" calcext:value-type="float">
            <text:p>-0.1357993304</text:p>
          </table:table-cell>
          <table:table-cell table:formula="of:=[.E138]/[.L138]" office:value-type="float" office:value="-0.599000008084299" calcext:value-type="float">
            <text:p>-0.5990000081</text:p>
          </table:table-cell>
        </table:table-row>
        <table:table-row table:style-name="ro1">
          <table:table-cell office:value-type="float" office:value="26.81" calcext:value-type="float">
            <text:p>26.81</text:p>
          </table:table-cell>
          <table:table-cell office:value-type="float" office:value="-6.1139698029" calcext:value-type="float">
            <text:p>-6.113969802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03352" calcext:value-type="float">
            <text:p>0.08503352</text:p>
          </table:table-cell>
          <table:table-cell office:value-type="float" office:value="0.08055187" calcext:value-type="float">
            <text:p>0.0805518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210161" calcext:value-type="float">
            <text:p>-0.27210161</text:p>
          </table:table-cell>
          <table:table-cell office:value-type="float" office:value="1.3044219464" calcext:value-type="float">
            <text:p>1.3044219464</text:p>
          </table:table-cell>
          <table:table-cell office:value-type="float" office:value="-9.699945879" calcext:value-type="float">
            <text:p>-9.699945879</text:p>
          </table:table-cell>
          <table:table-cell office:value-type="float" office:value="537" calcext:value-type="float">
            <text:p>537</text:p>
          </table:table-cell>
          <table:table-cell table:formula="of:=[.I139]/[.J139]" office:value-type="float" office:value="-0.134477239633267" calcext:value-type="float">
            <text:p>-0.1344772396</text:p>
          </table:table-cell>
          <table:table-cell table:formula="of:=[.E139]/[.L139]" office:value-type="float" office:value="-0.599000025726832" calcext:value-type="float">
            <text:p>-0.5990000257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-6.0842232704" calcext:value-type="float">
            <text:p>-6.084223270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26651" calcext:value-type="float">
            <text:p>0.08726651</text:p>
          </table:table-cell>
          <table:table-cell office:value-type="float" office:value="0.08135108" calcext:value-type="float">
            <text:p>0.0813510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15308" calcext:value-type="float">
            <text:p>-0.2515308</text:p>
          </table:table-cell>
          <table:table-cell office:value-type="float" office:value="1.3168426186" calcext:value-type="float">
            <text:p>1.3168426186</text:p>
          </table:table-cell>
          <table:table-cell office:value-type="float" office:value="-9.6961058617" calcext:value-type="float">
            <text:p>-9.6961058617</text:p>
          </table:table-cell>
          <table:table-cell office:value-type="float" office:value="538" calcext:value-type="float">
            <text:p>538</text:p>
          </table:table-cell>
          <table:table-cell table:formula="of:=[.I140]/[.J140]" office:value-type="float" office:value="-0.135811493540059" calcext:value-type="float">
            <text:p>-0.1358114935</text:p>
          </table:table-cell>
          <table:table-cell table:formula="of:=[.E140]/[.L140]" office:value-type="float" office:value="-0.598999965904981" calcext:value-type="float">
            <text:p>-0.5989999659</text:p>
          </table:table-cell>
        </table:table-row>
        <table:table-row table:style-name="ro1">
          <table:table-cell office:value-type="float" office:value="26.91" calcext:value-type="float">
            <text:p>26.91</text:p>
          </table:table-cell>
          <table:table-cell office:value-type="float" office:value="-6.0216021538" calcext:value-type="float">
            <text:p>-6.02160215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22972" calcext:value-type="float">
            <text:p>0.08922972</text:p>
          </table:table-cell>
          <table:table-cell office:value-type="float" office:value="0.08104245" calcext:value-type="float">
            <text:p>0.0810424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33866" calcext:value-type="float">
            <text:p>-0.2133866</text:p>
          </table:table-cell>
          <table:table-cell office:value-type="float" office:value="1.3097912937" calcext:value-type="float">
            <text:p>1.3097912937</text:p>
          </table:table-cell>
          <table:table-cell office:value-type="float" office:value="-9.6809141636" calcext:value-type="float">
            <text:p>-9.6809141636</text:p>
          </table:table-cell>
          <table:table-cell office:value-type="float" office:value="539" calcext:value-type="float">
            <text:p>539</text:p>
          </table:table-cell>
          <table:table-cell table:formula="of:=[.I141]/[.J141]" office:value-type="float" office:value="-0.135296240785275" calcext:value-type="float">
            <text:p>-0.1352962408</text:p>
          </table:table-cell>
          <table:table-cell table:formula="of:=[.E141]/[.L141]" office:value-type="float" office:value="-0.599000013079599" calcext:value-type="float">
            <text:p>-0.5990000131</text:p>
          </table:table-cell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-6.1141877174" calcext:value-type="float">
            <text:p>-6.114187717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8038" calcext:value-type="float">
            <text:p>0.09118038</text:p>
          </table:table-cell>
          <table:table-cell office:value-type="float" office:value="0.08059101" calcext:value-type="float">
            <text:p>0.0805910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192874" calcext:value-type="float">
            <text:p>-0.29192874</text:p>
          </table:table-cell>
          <table:table-cell office:value-type="float" office:value="1.3021550924" calcext:value-type="float">
            <text:p>1.3021550924</text:p>
          </table:table-cell>
          <table:table-cell office:value-type="float" office:value="-9.6783862591" calcext:value-type="float">
            <text:p>-9.6783862591</text:p>
          </table:table-cell>
          <table:table-cell office:value-type="float" office:value="540" calcext:value-type="float">
            <text:p>540</text:p>
          </table:table-cell>
          <table:table-cell table:formula="of:=[.I142]/[.J142]" office:value-type="float" office:value="-0.134542583602268" calcext:value-type="float">
            <text:p>-0.1345425836</text:p>
          </table:table-cell>
          <table:table-cell table:formula="of:=[.E142]/[.L142]" office:value-type="float" office:value="-0.599000018003532" calcext:value-type="float">
            <text:p>-0.599000018</text:p>
          </table:table-cell>
        </table:table-row>
        <table:table-row table:style-name="ro1">
          <table:table-cell office:value-type="float" office:value="27.01" calcext:value-type="float">
            <text:p>27.01</text:p>
          </table:table-cell>
          <table:table-cell office:value-type="float" office:value="-6.063349247" calcext:value-type="float">
            <text:p>-6.0633492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1864" calcext:value-type="float">
            <text:p>0.09541864</text:p>
          </table:table-cell>
          <table:table-cell office:value-type="float" office:value="0.08148275" calcext:value-type="float">
            <text:p>0.0814827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736806" calcext:value-type="float">
            <text:p>-0.25736806</text:p>
          </table:table-cell>
          <table:table-cell office:value-type="float" office:value="1.3187492996" calcext:value-type="float">
            <text:p>1.3187492996</text:p>
          </table:table-cell>
          <table:table-cell office:value-type="float" office:value="-9.69445467" calcext:value-type="float">
            <text:p>-9.69445467</text:p>
          </table:table-cell>
          <table:table-cell office:value-type="float" office:value="541" calcext:value-type="float">
            <text:p>541</text:p>
          </table:table-cell>
          <table:table-cell table:formula="of:=[.I143]/[.J143]" office:value-type="float" office:value="-0.136031302893286" calcext:value-type="float">
            <text:p>-0.1360313029</text:p>
          </table:table-cell>
          <table:table-cell table:formula="of:=[.E143]/[.L143]" office:value-type="float" office:value="-0.598999996816334" calcext:value-type="float">
            <text:p>-0.5989999968</text:p>
          </table:table-cell>
        </table:table-row>
        <table:table-row table:style-name="ro1">
          <table:table-cell office:value-type="float" office:value="27.06" calcext:value-type="float">
            <text:p>27.06</text:p>
          </table:table-cell>
          <table:table-cell office:value-type="float" office:value="-6.1169505119" calcext:value-type="float">
            <text:p>-6.116950511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09474" calcext:value-type="float">
            <text:p>0.09409474</text:p>
          </table:table-cell>
          <table:table-cell office:value-type="float" office:value="0.07971357" calcext:value-type="float">
            <text:p>0.0797135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0576846" calcext:value-type="float">
            <text:p>-0.30576846</text:p>
          </table:table-cell>
          <table:table-cell office:value-type="float" office:value="1.2899673104" calcext:value-type="float">
            <text:p>1.2899673104</text:p>
          </table:table-cell>
          <table:table-cell office:value-type="float" office:value="-9.6933365822" calcext:value-type="float">
            <text:p>-9.6933365822</text:p>
          </table:table-cell>
          <table:table-cell office:value-type="float" office:value="542" calcext:value-type="float">
            <text:p>542</text:p>
          </table:table-cell>
          <table:table-cell table:formula="of:=[.I144]/[.J144]" office:value-type="float" office:value="-0.133077738450637" calcext:value-type="float">
            <text:p>-0.1330777385</text:p>
          </table:table-cell>
          <table:table-cell table:formula="of:=[.E144]/[.L144]" office:value-type="float" office:value="-0.599000035077757" calcext:value-type="float">
            <text:p>-0.5990000351</text:p>
          </table:table-cell>
        </table:table-row>
        <table:table-row table:style-name="ro1">
          <table:table-cell office:value-type="float" office:value="27.11" calcext:value-type="float">
            <text:p>27.11</text:p>
          </table:table-cell>
          <table:table-cell office:value-type="float" office:value="-6.1286058426" calcext:value-type="float">
            <text:p>-6.12860584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01975" calcext:value-type="float">
            <text:p>0.08901975</text:p>
          </table:table-cell>
          <table:table-cell office:value-type="float" office:value="0.07980498" calcext:value-type="float">
            <text:p>0.0798049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0157688" calcext:value-type="float">
            <text:p>-0.30157688</text:p>
          </table:table-cell>
          <table:table-cell office:value-type="float" office:value="1.2914251566" calcext:value-type="float">
            <text:p>1.2914251566</text:p>
          </table:table-cell>
          <table:table-cell office:value-type="float" office:value="-9.6931757927" calcext:value-type="float">
            <text:p>-9.6931757927</text:p>
          </table:table-cell>
          <table:table-cell office:value-type="float" office:value="543" calcext:value-type="float">
            <text:p>543</text:p>
          </table:table-cell>
          <table:table-cell table:formula="of:=[.I145]/[.J145]" office:value-type="float" office:value="-0.133230345164335" calcext:value-type="float">
            <text:p>-0.1332303452</text:p>
          </table:table-cell>
          <table:table-cell table:formula="of:=[.E145]/[.L145]" office:value-type="float" office:value="-0.599000024368046" calcext:value-type="float">
            <text:p>-0.5990000244</text:p>
          </table:table-cell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-6.0906152725" calcext:value-type="float">
            <text:p>-6.09061527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10327" calcext:value-type="float">
            <text:p>0.08610327</text:p>
          </table:table-cell>
          <table:table-cell office:value-type="float" office:value="0.08103587" calcext:value-type="float">
            <text:p>0.0810358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382742" calcext:value-type="float">
            <text:p>-0.25382742</text:p>
          </table:table-cell>
          <table:table-cell office:value-type="float" office:value="1.3119716406" calcext:value-type="float">
            <text:p>1.3119716406</text:p>
          </table:table-cell>
          <table:table-cell office:value-type="float" office:value="-9.6978162289" calcext:value-type="float">
            <text:p>-9.6978162289</text:p>
          </table:table-cell>
          <table:table-cell office:value-type="float" office:value="544" calcext:value-type="float">
            <text:p>544</text:p>
          </table:table-cell>
          <table:table-cell table:formula="of:=[.I146]/[.J146]" office:value-type="float" office:value="-0.135285265221902" calcext:value-type="float">
            <text:p>-0.1352852652</text:p>
          </table:table-cell>
          <table:table-cell table:formula="of:=[.E146]/[.L146]" office:value-type="float" office:value="-0.598999971409161" calcext:value-type="float">
            <text:p>-0.5989999714</text:p>
          </table:table-cell>
        </table:table-row>
        <table:table-row table:style-name="ro1">
          <table:table-cell office:value-type="float" office:value="27.21" calcext:value-type="float">
            <text:p>27.21</text:p>
          </table:table-cell>
          <table:table-cell office:value-type="float" office:value="-6.0617165565" calcext:value-type="float">
            <text:p>-6.06171655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65927" calcext:value-type="float">
            <text:p>0.08365927</text:p>
          </table:table-cell>
          <table:table-cell office:value-type="float" office:value="0.08088377" calcext:value-type="float">
            <text:p>0.080883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520036" calcext:value-type="float">
            <text:p>-0.22520036</text:p>
          </table:table-cell>
          <table:table-cell office:value-type="float" office:value="1.3097007871" calcext:value-type="float">
            <text:p>1.3097007871</text:p>
          </table:table-cell>
          <table:table-cell office:value-type="float" office:value="-9.6992357254" calcext:value-type="float">
            <text:p>-9.6992357254</text:p>
          </table:table-cell>
          <table:table-cell office:value-type="float" office:value="545" calcext:value-type="float">
            <text:p>545</text:p>
          </table:table-cell>
          <table:table-cell table:formula="of:=[.I147]/[.J147]" office:value-type="float" office:value="-0.13503133898171" calcext:value-type="float">
            <text:p>-0.135031339</text:p>
          </table:table-cell>
          <table:table-cell table:formula="of:=[.E147]/[.L147]" office:value-type="float" office:value="-0.598999984818011" calcext:value-type="float">
            <text:p>-0.5989999848</text:p>
          </table:table-cell>
        </table:table-row>
        <table:table-row table:style-name="ro1">
          <table:table-cell office:value-type="float" office:value="27.26" calcext:value-type="float">
            <text:p>27.26</text:p>
          </table:table-cell>
          <table:table-cell office:value-type="float" office:value="-6.060690403" calcext:value-type="float">
            <text:p>-6.06069040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54356" calcext:value-type="float">
            <text:p>0.08654356</text:p>
          </table:table-cell>
          <table:table-cell office:value-type="float" office:value="0.0805077" calcext:value-type="float">
            <text:p>0.08050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267259" calcext:value-type="float">
            <text:p>-0.23267259</text:p>
          </table:table-cell>
          <table:table-cell office:value-type="float" office:value="1.3034355938" calcext:value-type="float">
            <text:p>1.3034355938</text:p>
          </table:table-cell>
          <table:table-cell office:value-type="float" office:value="-9.6979282379" calcext:value-type="float">
            <text:p>-9.6979282379</text:p>
          </table:table-cell>
          <table:table-cell office:value-type="float" office:value="546" calcext:value-type="float">
            <text:p>546</text:p>
          </table:table-cell>
          <table:table-cell table:formula="of:=[.I148]/[.J148]" office:value-type="float" office:value="-0.13440350988638" calcext:value-type="float">
            <text:p>-0.1344035099</text:p>
          </table:table-cell>
          <table:table-cell table:formula="of:=[.E148]/[.L148]" office:value-type="float" office:value="-0.59899998198007" calcext:value-type="float">
            <text:p>-0.598999982</text:p>
          </table:table-cell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-6.0373325348" calcext:value-type="float">
            <text:p>-6.03733253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499" calcext:value-type="float">
            <text:p>0.089499</text:p>
          </table:table-cell>
          <table:table-cell office:value-type="float" office:value="0.08032587" calcext:value-type="float">
            <text:p>0.0803258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462575" calcext:value-type="float">
            <text:p>-0.22462575</text:p>
          </table:table-cell>
          <table:table-cell office:value-type="float" office:value="1.2998372614" calcext:value-type="float">
            <text:p>1.2998372614</text:p>
          </table:table-cell>
          <table:table-cell office:value-type="float" office:value="-9.6930485725" calcext:value-type="float">
            <text:p>-9.6930485725</text:p>
          </table:table-cell>
          <table:table-cell office:value-type="float" office:value="547" calcext:value-type="float">
            <text:p>547</text:p>
          </table:table-cell>
          <table:table-cell table:formula="of:=[.I149]/[.J149]" office:value-type="float" office:value="-0.134099943034202" calcext:value-type="float">
            <text:p>-0.134099943</text:p>
          </table:table-cell>
          <table:table-cell table:formula="of:=[.E149]/[.L149]" office:value-type="float" office:value="-0.599000030742095" calcext:value-type="float">
            <text:p>-0.5990000307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-6.0951132774" calcext:value-type="float">
            <text:p>-6.095113277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75389" calcext:value-type="float">
            <text:p>0.09075389</text:p>
          </table:table-cell>
          <table:table-cell office:value-type="float" office:value="0.07883283" calcext:value-type="float">
            <text:p>0.078832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484569" calcext:value-type="float">
            <text:p>-0.27484569</text:p>
          </table:table-cell>
          <table:table-cell office:value-type="float" office:value="1.2746465981" calcext:value-type="float">
            <text:p>1.2746465981</text:p>
          </table:table-cell>
          <table:table-cell office:value-type="float" office:value="-9.6852204323" calcext:value-type="float">
            <text:p>-9.6852204323</text:p>
          </table:table-cell>
          <table:table-cell office:value-type="float" office:value="548" calcext:value-type="float">
            <text:p>548</text:p>
          </table:table-cell>
          <table:table-cell table:formula="of:=[.I150]/[.J150]" office:value-type="float" office:value="-0.131607391593183" calcext:value-type="float">
            <text:p>-0.1316073916</text:p>
          </table:table-cell>
          <table:table-cell table:formula="of:=[.E150]/[.L150]" office:value-type="float" office:value="-0.599000018507194" calcext:value-type="float">
            <text:p>-0.5990000185</text:p>
          </table:table-cell>
        </table:table-row>
        <table:table-row table:style-name="ro1">
          <table:table-cell office:value-type="float" office:value="27.41" calcext:value-type="float">
            <text:p>27.41</text:p>
          </table:table-cell>
          <table:table-cell office:value-type="float" office:value="-6.0815525055" calcext:value-type="float">
            <text:p>-6.081552505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9894" calcext:value-type="float">
            <text:p>0.09559894</text:p>
          </table:table-cell>
          <table:table-cell office:value-type="float" office:value="0.07765039" calcext:value-type="float">
            <text:p>0.0776503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860326" calcext:value-type="float">
            <text:p>-0.27860326</text:p>
          </table:table-cell>
          <table:table-cell office:value-type="float" office:value="1.2554899812" calcext:value-type="float">
            <text:p>1.2554899812</text:p>
          </table:table-cell>
          <table:table-cell office:value-type="float" office:value="-9.6849289894" calcext:value-type="float">
            <text:p>-9.6849289894</text:p>
          </table:table-cell>
          <table:table-cell office:value-type="float" office:value="549" calcext:value-type="float">
            <text:p>549</text:p>
          </table:table-cell>
          <table:table-cell table:formula="of:=[.I151]/[.J151]" office:value-type="float" office:value="-0.129633369803136" calcext:value-type="float">
            <text:p>-0.1296333698</text:p>
          </table:table-cell>
          <table:table-cell table:formula="of:=[.E151]/[.L151]" office:value-type="float" office:value="-0.599000011477922" calcext:value-type="float">
            <text:p>-0.5990000115</text:p>
          </table:table-cell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-6.098300457" calcext:value-type="float">
            <text:p>-6.09830045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6914" calcext:value-type="float">
            <text:p>0.09216914</text:p>
          </table:table-cell>
          <table:table-cell office:value-type="float" office:value="0.07642059" calcext:value-type="float">
            <text:p>0.0764205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598124" calcext:value-type="float">
            <text:p>-0.28598124</text:p>
          </table:table-cell>
          <table:table-cell office:value-type="float" office:value="1.235319984" calcext:value-type="float">
            <text:p>1.235319984</text:p>
          </table:table-cell>
          <table:table-cell office:value-type="float" office:value="-9.6826866627" calcext:value-type="float">
            <text:p>-9.6826866627</text:p>
          </table:table-cell>
          <table:table-cell office:value-type="float" office:value="550" calcext:value-type="float">
            <text:p>550</text:p>
          </table:table-cell>
          <table:table-cell table:formula="of:=[.I152]/[.J152]" office:value-type="float" office:value="-0.127580291197354" calcext:value-type="float">
            <text:p>-0.1275802912</text:p>
          </table:table-cell>
          <table:table-cell table:formula="of:=[.E152]/[.L152]" office:value-type="float" office:value="-0.598999965298598" calcext:value-type="float">
            <text:p>-0.5989999653</text:p>
          </table:table-cell>
        </table:table-row>
        <table:table-row table:style-name="ro1">
          <table:table-cell office:value-type="float" office:value="27.51" calcext:value-type="float">
            <text:p>27.51</text:p>
          </table:table-cell>
          <table:table-cell office:value-type="float" office:value="-6.1448202133" calcext:value-type="float">
            <text:p>-6.14482021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78607" calcext:value-type="float">
            <text:p>0.09078607</text:p>
          </table:table-cell>
          <table:table-cell office:value-type="float" office:value="0.07607999" calcext:value-type="float">
            <text:p>0.0760799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3492878" calcext:value-type="float">
            <text:p>-0.33492878</text:p>
          </table:table-cell>
          <table:table-cell office:value-type="float" office:value="1.2300707757" calcext:value-type="float">
            <text:p>1.2300707757</text:p>
          </table:table-cell>
          <table:table-cell office:value-type="float" office:value="-9.6847073078" calcext:value-type="float">
            <text:p>-9.6847073078</text:p>
          </table:table-cell>
          <table:table-cell office:value-type="float" office:value="551" calcext:value-type="float">
            <text:p>551</text:p>
          </table:table-cell>
          <table:table-cell table:formula="of:=[.I153]/[.J153]" office:value-type="float" office:value="-0.1270116624701" calcext:value-type="float">
            <text:p>-0.1270116625</text:p>
          </table:table-cell>
          <table:table-cell table:formula="of:=[.E153]/[.L153]" office:value-type="float" office:value="-0.599000032913595" calcext:value-type="float">
            <text:p>-0.5990000329</text:p>
          </table:table-cell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-6.0553064346" calcext:value-type="float">
            <text:p>-6.055306434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14293" calcext:value-type="float">
            <text:p>0.08814293</text:p>
          </table:table-cell>
          <table:table-cell office:value-type="float" office:value="0.07715322" calcext:value-type="float">
            <text:p>0.0771532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706014" calcext:value-type="float">
            <text:p>-0.23706014</text:p>
          </table:table-cell>
          <table:table-cell office:value-type="float" office:value="1.2488042235" calcext:value-type="float">
            <text:p>1.2488042235</text:p>
          </table:table-cell>
          <table:table-cell office:value-type="float" office:value="-9.6954306602" calcext:value-type="float">
            <text:p>-9.6954306602</text:p>
          </table:table-cell>
          <table:table-cell office:value-type="float" office:value="552" calcext:value-type="float">
            <text:p>552</text:p>
          </table:table-cell>
          <table:table-cell table:formula="of:=[.I154]/[.J154]" office:value-type="float" office:value="-0.128803378340518" calcext:value-type="float">
            <text:p>-0.1288033783</text:p>
          </table:table-cell>
          <table:table-cell table:formula="of:=[.E154]/[.L154]" office:value-type="float" office:value="-0.598999971848795" calcext:value-type="float">
            <text:p>-0.5989999718</text:p>
          </table:table-cell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-6.1135921478" calcext:value-type="float">
            <text:p>-6.113592147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29402" calcext:value-type="float">
            <text:p>0.08229402</text:p>
          </table:table-cell>
          <table:table-cell office:value-type="float" office:value="0.07725383" calcext:value-type="float">
            <text:p>0.077253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806816" calcext:value-type="float">
            <text:p>-0.26806816</text:p>
          </table:table-cell>
          <table:table-cell office:value-type="float" office:value="1.2502421498" calcext:value-type="float">
            <text:p>1.2502421498</text:p>
          </table:table-cell>
          <table:table-cell office:value-type="float" office:value="-9.6939534664" calcext:value-type="float">
            <text:p>-9.6939534664</text:p>
          </table:table-cell>
          <table:table-cell office:value-type="float" office:value="553" calcext:value-type="float">
            <text:p>553</text:p>
          </table:table-cell>
          <table:table-cell table:formula="of:=[.I155]/[.J155]" office:value-type="float" office:value="-0.128971338075166" calcext:value-type="float">
            <text:p>-0.1289713381</text:p>
          </table:table-cell>
          <table:table-cell table:formula="of:=[.E155]/[.L155]" office:value-type="float" office:value="-0.598999988315045" calcext:value-type="float">
            <text:p>-0.5989999883</text:p>
          </table:table-cell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-6.0438175201" calcext:value-type="float">
            <text:p>-6.043817520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4852" calcext:value-type="float">
            <text:p>0.0844852</text:p>
          </table:table-cell>
          <table:table-cell office:value-type="float" office:value="0.07674071" calcext:value-type="float">
            <text:p>0.0767407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991448" calcext:value-type="float">
            <text:p>-0.21991448</text:p>
          </table:table-cell>
          <table:table-cell office:value-type="float" office:value="1.2421487033" calcext:value-type="float">
            <text:p>1.2421487033</text:p>
          </table:table-cell>
          <table:table-cell office:value-type="float" office:value="-9.6955981255" calcext:value-type="float">
            <text:p>-9.6955981255</text:p>
          </table:table-cell>
          <table:table-cell office:value-type="float" office:value="554" calcext:value-type="float">
            <text:p>554</text:p>
          </table:table-cell>
          <table:table-cell table:formula="of:=[.I156]/[.J156]" office:value-type="float" office:value="-0.128114705995608" calcext:value-type="float">
            <text:p>-0.128114706</text:p>
          </table:table-cell>
          <table:table-cell table:formula="of:=[.E156]/[.L156]" office:value-type="float" office:value="-0.599000008653424" calcext:value-type="float">
            <text:p>-0.5990000087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-6.0261330605" calcext:value-type="float">
            <text:p>-6.026133060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2885" calcext:value-type="float">
            <text:p>0.08742885</text:p>
          </table:table-cell>
          <table:table-cell office:value-type="float" office:value="0.07724178" calcext:value-type="float">
            <text:p>0.0772417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557221" calcext:value-type="float">
            <text:p>-0.21557221</text:p>
          </table:table-cell>
          <table:table-cell office:value-type="float" office:value="1.2507967174" calcext:value-type="float">
            <text:p>1.2507967174</text:p>
          </table:table-cell>
          <table:table-cell office:value-type="float" office:value="-9.6997659206" calcext:value-type="float">
            <text:p>-9.6997659206</text:p>
          </table:table-cell>
          <table:table-cell office:value-type="float" office:value="555" calcext:value-type="float">
            <text:p>555</text:p>
          </table:table-cell>
          <table:table-cell table:formula="of:=[.I157]/[.J157]" office:value-type="float" office:value="-0.128951227033593" calcext:value-type="float">
            <text:p>-0.128951227</text:p>
          </table:table-cell>
          <table:table-cell table:formula="of:=[.E157]/[.L157]" office:value-type="float" office:value="-0.598999961278986" calcext:value-type="float">
            <text:p>-0.5989999613</text:p>
          </table:table-cell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-6.0837192535" calcext:value-type="float">
            <text:p>-6.083719253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95488" calcext:value-type="float">
            <text:p>0.09095488</text:p>
          </table:table-cell>
          <table:table-cell office:value-type="float" office:value="0.07754644" calcext:value-type="float">
            <text:p>0.0775464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710123" calcext:value-type="float">
            <text:p>-0.26710123</text:p>
          </table:table-cell>
          <table:table-cell office:value-type="float" office:value="1.2566169798" calcext:value-type="float">
            <text:p>1.2566169798</text:p>
          </table:table-cell>
          <table:table-cell office:value-type="float" office:value="-9.70661726" calcext:value-type="float">
            <text:p>-9.70661726</text:p>
          </table:table-cell>
          <table:table-cell office:value-type="float" office:value="556" calcext:value-type="float">
            <text:p>556</text:p>
          </table:table-cell>
          <table:table-cell table:formula="of:=[.I158]/[.J158]" office:value-type="float" office:value="-0.129459825821957" calcext:value-type="float">
            <text:p>-0.1294598258</text:p>
          </table:table-cell>
          <table:table-cell table:formula="of:=[.E158]/[.L158]" office:value-type="float" office:value="-0.599000033467123" calcext:value-type="float">
            <text:p>-0.5990000335</text:p>
          </table:table-cell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-6.0690665245" calcext:value-type="float">
            <text:p>-6.069066524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869009" calcext:value-type="float">
            <text:p>0.09869009</text:p>
          </table:table-cell>
          <table:table-cell office:value-type="float" office:value="0.07806414" calcext:value-type="float">
            <text:p>0.0780641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57327" calcext:value-type="float">
            <text:p>-0.2757327</text:p>
          </table:table-cell>
          <table:table-cell office:value-type="float" office:value="1.2647883326" calcext:value-type="float">
            <text:p>1.2647883326</text:p>
          </table:table-cell>
          <table:table-cell office:value-type="float" office:value="-9.7049454212" calcext:value-type="float">
            <text:p>-9.7049454212</text:p>
          </table:table-cell>
          <table:table-cell office:value-type="float" office:value="557" calcext:value-type="float">
            <text:p>557</text:p>
          </table:table-cell>
          <table:table-cell table:formula="of:=[.I159]/[.J159]" office:value-type="float" office:value="-0.130324105670613" calcext:value-type="float">
            <text:p>-0.1303241057</text:p>
          </table:table-cell>
          <table:table-cell table:formula="of:=[.E159]/[.L159]" office:value-type="float" office:value="-0.599000005396568" calcext:value-type="float">
            <text:p>-0.5990000054</text:p>
          </table:table-cell>
        </table:table-row>
        <table:table-row table:style-name="ro1">
          <table:table-cell office:value-type="float" office:value="27.86" calcext:value-type="float">
            <text:p>27.86</text:p>
          </table:table-cell>
          <table:table-cell office:value-type="float" office:value="-6.1148428917" calcext:value-type="float">
            <text:p>-6.114842891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79533" calcext:value-type="float">
            <text:p>0.09679533</text:p>
          </table:table-cell>
          <table:table-cell office:value-type="float" office:value="0.07812604" calcext:value-type="float">
            <text:p>0.0781260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1510174" calcext:value-type="float">
            <text:p>-0.31510174</text:p>
          </table:table-cell>
          <table:table-cell office:value-type="float" office:value="1.2656397671" calcext:value-type="float">
            <text:p>1.2656397671</text:p>
          </table:table-cell>
          <table:table-cell office:value-type="float" office:value="-9.7037841797" calcext:value-type="float">
            <text:p>-9.7037841797</text:p>
          </table:table-cell>
          <table:table-cell office:value-type="float" office:value="558" calcext:value-type="float">
            <text:p>558</text:p>
          </table:table-cell>
          <table:table-cell table:formula="of:=[.I160]/[.J160]" office:value-type="float" office:value="-0.130427443939621" calcext:value-type="float">
            <text:p>-0.1304274439</text:p>
          </table:table-cell>
          <table:table-cell table:formula="of:=[.E160]/[.L160]" office:value-type="float" office:value="-0.599000008281748" calcext:value-type="float">
            <text:p>-0.5990000083</text:p>
          </table:table-cell>
        </table:table-row>
        <table:table-row table:style-name="ro1">
          <table:table-cell office:value-type="float" office:value="27.91" calcext:value-type="float">
            <text:p>27.91</text:p>
          </table:table-cell>
          <table:table-cell office:value-type="float" office:value="-6.1697292328" calcext:value-type="float">
            <text:p>-6.169729232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24052" calcext:value-type="float">
            <text:p>0.09424052</text:p>
          </table:table-cell>
          <table:table-cell office:value-type="float" office:value="0.07839666" calcext:value-type="float">
            <text:p>0.0783966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7919021" calcext:value-type="float">
            <text:p>-0.37919021</text:p>
          </table:table-cell>
          <table:table-cell office:value-type="float" office:value="1.2696606845" calcext:value-type="float">
            <text:p>1.2696606845</text:p>
          </table:table-cell>
          <table:table-cell office:value-type="float" office:value="-9.7010099888" calcext:value-type="float">
            <text:p>-9.7010099888</text:p>
          </table:table-cell>
          <table:table-cell office:value-type="float" office:value="559" calcext:value-type="float">
            <text:p>559</text:p>
          </table:table-cell>
          <table:table-cell table:formula="of:=[.I161]/[.J161]" office:value-type="float" office:value="-0.130879226592473" calcext:value-type="float">
            <text:p>-0.1308792266</text:p>
          </table:table-cell>
          <table:table-cell table:formula="of:=[.E161]/[.L161]" office:value-type="float" office:value="-0.599000024993337" calcext:value-type="float">
            <text:p>-0.599000025</text:p>
          </table:table-cell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-6.085422039" calcext:value-type="float">
            <text:p>-6.08542203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96365" calcext:value-type="float">
            <text:p>0.09196365</text:p>
          </table:table-cell>
          <table:table-cell office:value-type="float" office:value="0.08029597" calcext:value-type="float">
            <text:p>0.0802959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759779" calcext:value-type="float">
            <text:p>-0.26759779</text:p>
          </table:table-cell>
          <table:table-cell office:value-type="float" office:value="1.3017090887" calcext:value-type="float">
            <text:p>1.3017090887</text:p>
          </table:table-cell>
          <table:table-cell office:value-type="float" office:value="-9.7106210709" calcext:value-type="float">
            <text:p>-9.7106210709</text:p>
          </table:table-cell>
          <table:table-cell office:value-type="float" office:value="560" calcext:value-type="float">
            <text:p>560</text:p>
          </table:table-cell>
          <table:table-cell table:formula="of:=[.I162]/[.J162]" office:value-type="float" office:value="-0.134050034410348" calcext:value-type="float">
            <text:p>-0.1340500344</text:p>
          </table:table-cell>
          <table:table-cell table:formula="of:=[.E162]/[.L162]" office:value-type="float" office:value="-0.598999995436042" calcext:value-type="float">
            <text:p>-0.5989999954</text:p>
          </table:table-cell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-6.1226973534" calcext:value-type="float">
            <text:p>-6.12269735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01902" calcext:value-type="float">
            <text:p>0.08201902</text:p>
          </table:table-cell>
          <table:table-cell office:value-type="float" office:value="0.07941934" calcext:value-type="float">
            <text:p>0.079419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255589" calcext:value-type="float">
            <text:p>-0.27255589</text:p>
          </table:table-cell>
          <table:table-cell office:value-type="float" office:value="1.2879393011" calcext:value-type="float">
            <text:p>1.2879393011</text:p>
          </table:table-cell>
          <table:table-cell office:value-type="float" office:value="-9.7139520168" calcext:value-type="float">
            <text:p>-9.7139520168</text:p>
          </table:table-cell>
          <table:table-cell office:value-type="float" office:value="561" calcext:value-type="float">
            <text:p>561</text:p>
          </table:table-cell>
          <table:table-cell table:formula="of:=[.I163]/[.J163]" office:value-type="float" office:value="-0.132586541386301" calcext:value-type="float">
            <text:p>-0.1325865414</text:p>
          </table:table-cell>
          <table:table-cell table:formula="of:=[.E163]/[.L163]" office:value-type="float" office:value="-0.599000012894261" calcext:value-type="float">
            <text:p>-0.5990000129</text:p>
          </table:table-cell>
        </table:table-row>
        <table:table-row table:style-name="ro1">
          <table:table-cell office:value-type="float" office:value="28.06" calcext:value-type="float">
            <text:p>28.06</text:p>
          </table:table-cell>
          <table:table-cell office:value-type="float" office:value="-6.0762467384" calcext:value-type="float">
            <text:p>-6.07624673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34925" calcext:value-type="float">
            <text:p>0.08134925</text:p>
          </table:table-cell>
          <table:table-cell office:value-type="float" office:value="0.0801892" calcext:value-type="float">
            <text:p>0.080189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995709" calcext:value-type="float">
            <text:p>-0.22995709</text:p>
          </table:table-cell>
          <table:table-cell office:value-type="float" office:value="1.3008970141" calcext:value-type="float">
            <text:p>1.3008970141</text:p>
          </table:table-cell>
          <table:table-cell office:value-type="float" office:value="-9.7174849987" calcext:value-type="float">
            <text:p>-9.7174849987</text:p>
          </table:table-cell>
          <table:table-cell office:value-type="float" office:value="562" calcext:value-type="float">
            <text:p>562</text:p>
          </table:table-cell>
          <table:table-cell table:formula="of:=[.I164]/[.J164]" office:value-type="float" office:value="-0.133871780020657" calcext:value-type="float">
            <text:p>-0.13387178</text:p>
          </table:table-cell>
          <table:table-cell table:formula="of:=[.E164]/[.L164]" office:value-type="float" office:value="-0.599000028143545" calcext:value-type="float">
            <text:p>-0.5990000281</text:p>
          </table:table-cell>
        </table:table-row>
        <table:table-row table:style-name="ro1">
          <table:table-cell office:value-type="float" office:value="28.11" calcext:value-type="float">
            <text:p>28.11</text:p>
          </table:table-cell>
          <table:table-cell office:value-type="float" office:value="-5.9902915955" calcext:value-type="float">
            <text:p>-5.990291595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77005" calcext:value-type="float">
            <text:p>0.08377005</text:p>
          </table:table-cell>
          <table:table-cell office:value-type="float" office:value="0.07993582" calcext:value-type="float">
            <text:p>0.0799358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18481822" calcext:value-type="float">
            <text:p>-0.18481822</text:p>
          </table:table-cell>
          <table:table-cell office:value-type="float" office:value="1.2957455456" calcext:value-type="float">
            <text:p>1.2957455456</text:p>
          </table:table-cell>
          <table:table-cell office:value-type="float" office:value="-9.7096839905" calcext:value-type="float">
            <text:p>-9.7096839905</text:p>
          </table:table-cell>
          <table:table-cell office:value-type="float" office:value="563" calcext:value-type="float">
            <text:p>563</text:p>
          </table:table-cell>
          <table:table-cell table:formula="of:=[.I165]/[.J165]" office:value-type="float" office:value="-0.13344878647624" calcext:value-type="float">
            <text:p>-0.1334487865</text:p>
          </table:table-cell>
          <table:table-cell table:formula="of:=[.E165]/[.L165]" office:value-type="float" office:value="-0.598999976775602" calcext:value-type="float">
            <text:p>-0.5989999768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-6.072520256" calcext:value-type="float">
            <text:p>-6.07252025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22327" calcext:value-type="float">
            <text:p>0.08822327</text:p>
          </table:table-cell>
          <table:table-cell office:value-type="float" office:value="0.07819238" calcext:value-type="float">
            <text:p>0.0781923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903189" calcext:value-type="float">
            <text:p>-0.24903189</text:p>
          </table:table-cell>
          <table:table-cell office:value-type="float" office:value="1.2668059826" calcext:value-type="float">
            <text:p>1.2668059826</text:p>
          </table:table-cell>
          <table:table-cell office:value-type="float" office:value="-9.7044849396" calcext:value-type="float">
            <text:p>-9.7044849396</text:p>
          </table:table-cell>
          <table:table-cell office:value-type="float" office:value="564" calcext:value-type="float">
            <text:p>564</text:p>
          </table:table-cell>
          <table:table-cell table:formula="of:=[.I166]/[.J166]" office:value-type="float" office:value="-0.130538198625121" calcext:value-type="float">
            <text:p>-0.1305381986</text:p>
          </table:table-cell>
          <table:table-cell table:formula="of:=[.E166]/[.L166]" office:value-type="float" office:value="-0.598999992519834" calcext:value-type="float">
            <text:p>-0.5989999925</text:p>
          </table:table-cell>
        </table:table-row>
        <table:table-row table:style-name="ro1">
          <table:table-cell office:value-type="float" office:value="28.21" calcext:value-type="float">
            <text:p>28.21</text:p>
          </table:table-cell>
          <table:table-cell office:value-type="float" office:value="-6.0417504311" calcext:value-type="float">
            <text:p>-6.041750431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2697" calcext:value-type="float">
            <text:p>0.09662697</text:p>
          </table:table-cell>
          <table:table-cell office:value-type="float" office:value="0.07776714" calcext:value-type="float">
            <text:p>0.0777671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872723" calcext:value-type="float">
            <text:p>-0.24872723</text:p>
          </table:table-cell>
          <table:table-cell office:value-type="float" office:value="1.2597975373" calcext:value-type="float">
            <text:p>1.2597975373</text:p>
          </table:table-cell>
          <table:table-cell office:value-type="float" office:value="-9.7035684586" calcext:value-type="float">
            <text:p>-9.7035684586</text:p>
          </table:table-cell>
          <table:table-cell office:value-type="float" office:value="565" calcext:value-type="float">
            <text:p>565</text:p>
          </table:table-cell>
          <table:table-cell table:formula="of:=[.I167]/[.J167]" office:value-type="float" office:value="-0.129828273245548" calcext:value-type="float">
            <text:p>-0.1298282732</text:p>
          </table:table-cell>
          <table:table-cell table:formula="of:=[.E167]/[.L167]" office:value-type="float" office:value="-0.599000033320299" calcext:value-type="float">
            <text:p>-0.5990000333</text:p>
          </table:table-cell>
        </table:table-row>
        <table:table-row table:style-name="ro1">
          <table:table-cell office:value-type="float" office:value="28.26" calcext:value-type="float">
            <text:p>28.26</text:p>
          </table:table-cell>
          <table:table-cell office:value-type="float" office:value="-6.1092591286" calcext:value-type="float">
            <text:p>-6.10925912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88042" calcext:value-type="float">
            <text:p>0.09788042</text:p>
          </table:table-cell>
          <table:table-cell office:value-type="float" office:value="0.07906102" calcext:value-type="float">
            <text:p>0.079061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1073672" calcext:value-type="float">
            <text:p>-0.31073672</text:p>
          </table:table-cell>
          <table:table-cell office:value-type="float" office:value="1.2819756031" calcext:value-type="float">
            <text:p>1.2819756031</text:p>
          </table:table-cell>
          <table:table-cell office:value-type="float" office:value="-9.7127934933" calcext:value-type="float">
            <text:p>-9.7127934933</text:p>
          </table:table-cell>
          <table:table-cell office:value-type="float" office:value="566" calcext:value-type="float">
            <text:p>566</text:p>
          </table:table-cell>
          <table:table-cell table:formula="of:=[.I168]/[.J168]" office:value-type="float" office:value="-0.131988351650256" calcext:value-type="float">
            <text:p>-0.1319883517</text:p>
          </table:table-cell>
          <table:table-cell table:formula="of:=[.E168]/[.L168]" office:value-type="float" office:value="-0.598999980009574" calcext:value-type="float">
            <text:p>-0.59899998</text:p>
          </table:table-cell>
        </table:table-row>
        <table:table-row table:style-name="ro1">
          <table:table-cell office:value-type="float" office:value="28.31" calcext:value-type="float">
            <text:p>28.31</text:p>
          </table:table-cell>
          <table:table-cell office:value-type="float" office:value="-6.1550512314" calcext:value-type="float">
            <text:p>-6.155051231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71332" calcext:value-type="float">
            <text:p>0.09271332</text:p>
          </table:table-cell>
          <table:table-cell office:value-type="float" office:value="0.07963056" calcext:value-type="float">
            <text:p>0.0796305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481001" calcext:value-type="float">
            <text:p>-0.3481001</text:p>
          </table:table-cell>
          <table:table-cell office:value-type="float" office:value="1.2939251006" calcext:value-type="float">
            <text:p>1.2939251006</text:p>
          </table:table-cell>
          <table:table-cell office:value-type="float" office:value="-9.7332126617" calcext:value-type="float">
            <text:p>-9.7332126617</text:p>
          </table:table-cell>
          <table:table-cell office:value-type="float" office:value="567" calcext:value-type="float">
            <text:p>567</text:p>
          </table:table-cell>
          <table:table-cell table:formula="of:=[.I169]/[.J169]" office:value-type="float" office:value="-0.1329391584848" calcext:value-type="float">
            <text:p>-0.1329391585</text:p>
          </table:table-cell>
          <table:table-cell table:formula="of:=[.E169]/[.L169]" office:value-type="float" office:value="-0.599000030597491" calcext:value-type="float">
            <text:p>-0.5990000306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-6.113761425" calcext:value-type="float">
            <text:p>-6.1137614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52445" calcext:value-type="float">
            <text:p>0.08952445</text:p>
          </table:table-cell>
          <table:table-cell office:value-type="float" office:value="0.07915291" calcext:value-type="float">
            <text:p>0.0791529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8858569" calcext:value-type="float">
            <text:p>-0.28858569</text:p>
          </table:table-cell>
          <table:table-cell office:value-type="float" office:value="1.2833376765" calcext:value-type="float">
            <text:p>1.2833376765</text:p>
          </table:table-cell>
          <table:table-cell office:value-type="float" office:value="-9.7118254185" calcext:value-type="float">
            <text:p>-9.7118254185</text:p>
          </table:table-cell>
          <table:table-cell office:value-type="float" office:value="568" calcext:value-type="float">
            <text:p>568</text:p>
          </table:table-cell>
          <table:table-cell table:formula="of:=[.I170]/[.J170]" office:value-type="float" office:value="-0.132141757208215" calcext:value-type="float">
            <text:p>-0.1321417572</text:p>
          </table:table-cell>
          <table:table-cell table:formula="of:=[.E170]/[.L170]" office:value-type="float" office:value="-0.598999980568437" calcext:value-type="float">
            <text:p>-0.5989999806</text:p>
          </table:table-cell>
        </table:table-row>
        <table:table-row table:style-name="ro1">
          <table:table-cell office:value-type="float" office:value="28.41" calcext:value-type="float">
            <text:p>28.41</text:p>
          </table:table-cell>
          <table:table-cell office:value-type="float" office:value="-6.0800447464" calcext:value-type="float">
            <text:p>-6.080044746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5617" calcext:value-type="float">
            <text:p>0.0835617</text:p>
          </table:table-cell>
          <table:table-cell office:value-type="float" office:value="0.07979527" calcext:value-type="float">
            <text:p>0.0797952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959252" calcext:value-type="float">
            <text:p>-0.23959252</text:p>
          </table:table-cell>
          <table:table-cell office:value-type="float" office:value="1.2940731227" calcext:value-type="float">
            <text:p>1.2940731227</text:p>
          </table:table-cell>
          <table:table-cell office:value-type="float" office:value="-9.7142323017" calcext:value-type="float">
            <text:p>-9.7142323017</text:p>
          </table:table-cell>
          <table:table-cell office:value-type="float" office:value="569" calcext:value-type="float">
            <text:p>569</text:p>
          </table:table-cell>
          <table:table-cell table:formula="of:=[.I171]/[.J171]" office:value-type="float" office:value="-0.133214142148272" calcext:value-type="float">
            <text:p>-0.1332141421</text:p>
          </table:table-cell>
          <table:table-cell table:formula="of:=[.E171]/[.L171]" office:value-type="float" office:value="-0.598999991391192" calcext:value-type="float">
            <text:p>-0.5989999914</text:p>
          </table:table-cell>
        </table:table-row>
        <table:table-row table:style-name="ro1">
          <table:table-cell office:value-type="float" office:value="28.46" calcext:value-type="float">
            <text:p>28.46</text:p>
          </table:table-cell>
          <table:table-cell office:value-type="float" office:value="-6.0808753967" calcext:value-type="float">
            <text:p>-6.08087539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0763" calcext:value-type="float">
            <text:p>0.08580763</text:p>
          </table:table-cell>
          <table:table-cell office:value-type="float" office:value="0.08052096" calcext:value-type="float">
            <text:p>0.0805209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574797" calcext:value-type="float">
            <text:p>-0.24574797</text:p>
          </table:table-cell>
          <table:table-cell office:value-type="float" office:value="1.3068872809" calcext:value-type="float">
            <text:p>1.3068872809</text:p>
          </table:table-cell>
          <table:table-cell office:value-type="float" office:value="-9.7220089912" calcext:value-type="float">
            <text:p>-9.7220089912</text:p>
          </table:table-cell>
          <table:table-cell office:value-type="float" office:value="570" calcext:value-type="float">
            <text:p>570</text:p>
          </table:table-cell>
          <table:table-cell table:formula="of:=[.I172]/[.J172]" office:value-type="float" office:value="-0.134425640017711" calcext:value-type="float">
            <text:p>-0.13442564</text:p>
          </table:table-cell>
          <table:table-cell table:formula="of:=[.E172]/[.L172]" office:value-type="float" office:value="-0.599000012121134" calcext:value-type="float">
            <text:p>-0.5990000121</text:p>
          </table:table-cell>
        </table:table-row>
        <table:table-row table:style-name="ro1">
          <table:table-cell office:value-type="float" office:value="28.51" calcext:value-type="float">
            <text:p>28.51</text:p>
          </table:table-cell>
          <table:table-cell office:value-type="float" office:value="-6.0134072304" calcext:value-type="float">
            <text:p>-6.013407230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50803" calcext:value-type="float">
            <text:p>0.08850803</text:p>
          </table:table-cell>
          <table:table-cell office:value-type="float" office:value="0.08071758" calcext:value-type="float">
            <text:p>0.0807175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0718603" calcext:value-type="float">
            <text:p>-0.20718603</text:p>
          </table:table-cell>
          <table:table-cell office:value-type="float" office:value="1.310431242" calcext:value-type="float">
            <text:p>1.310431242</text:p>
          </table:table-cell>
          <table:table-cell office:value-type="float" office:value="-9.7246269703" calcext:value-type="float">
            <text:p>-9.7246269703</text:p>
          </table:table-cell>
          <table:table-cell office:value-type="float" office:value="571" calcext:value-type="float">
            <text:p>571</text:p>
          </table:table-cell>
          <table:table-cell table:formula="of:=[.I173]/[.J173]" office:value-type="float" office:value="-0.134753882694132" calcext:value-type="float">
            <text:p>-0.1347538827</text:p>
          </table:table-cell>
          <table:table-cell table:formula="of:=[.E173]/[.L173]" office:value-type="float" office:value="-0.599000031659309" calcext:value-type="float">
            <text:p>-0.5990000317</text:p>
          </table:table-cell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-6.1046390533" calcext:value-type="float">
            <text:p>-6.10463905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38085" calcext:value-type="float">
            <text:p>0.08938085</text:p>
          </table:table-cell>
          <table:table-cell office:value-type="float" office:value="0.07939454" calcext:value-type="float">
            <text:p>0.0793945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87194" calcext:value-type="float">
            <text:p>-0.2787194</text:p>
          </table:table-cell>
          <table:table-cell office:value-type="float" office:value="1.2880856365" calcext:value-type="float">
            <text:p>1.2880856365</text:p>
          </table:table-cell>
          <table:table-cell office:value-type="float" office:value="-9.7180901527" calcext:value-type="float">
            <text:p>-9.7180901527</text:p>
          </table:table-cell>
          <table:table-cell office:value-type="float" office:value="572" calcext:value-type="float">
            <text:p>572</text:p>
          </table:table-cell>
          <table:table-cell table:formula="of:=[.I174]/[.J174]" office:value-type="float" office:value="-0.132545141716156" calcext:value-type="float">
            <text:p>-0.1325451417</text:p>
          </table:table-cell>
          <table:table-cell table:formula="of:=[.E174]/[.L174]" office:value-type="float" office:value="-0.599000000845166" calcext:value-type="float">
            <text:p>-0.5990000008</text:p>
          </table:table-cell>
        </table:table-row>
        <table:table-row table:style-name="ro1">
          <table:table-cell office:value-type="float" office:value="28.61" calcext:value-type="float">
            <text:p>28.61</text:p>
          </table:table-cell>
          <table:table-cell office:value-type="float" office:value="-6.0651202202" calcext:value-type="float">
            <text:p>-6.06512022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3628" calcext:value-type="float">
            <text:p>0.09663628</text:p>
          </table:table-cell>
          <table:table-cell office:value-type="float" office:value="0.07949844" calcext:value-type="float">
            <text:p>0.0794984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472592" calcext:value-type="float">
            <text:p>-0.26472592</text:p>
          </table:table-cell>
          <table:table-cell office:value-type="float" office:value="1.2921943277" calcext:value-type="float">
            <text:p>1.2921943277</text:p>
          </table:table-cell>
          <table:table-cell office:value-type="float" office:value="-9.7363471508" calcext:value-type="float">
            <text:p>-9.7363471508</text:p>
          </table:table-cell>
          <table:table-cell office:value-type="float" office:value="573" calcext:value-type="float">
            <text:p>573</text:p>
          </table:table-cell>
          <table:table-cell table:formula="of:=[.I175]/[.J175]" office:value-type="float" office:value="-0.13271859637768" calcext:value-type="float">
            <text:p>-0.1327185964</text:p>
          </table:table-cell>
          <table:table-cell table:formula="of:=[.E175]/[.L175]" office:value-type="float" office:value="-0.599000005800014" calcext:value-type="float">
            <text:p>-0.5990000058</text:p>
          </table:table-cell>
        </table:table-row>
        <table:table-row table:style-name="ro1">
          <table:table-cell office:value-type="float" office:value="28.66" calcext:value-type="float">
            <text:p>28.66</text:p>
          </table:table-cell>
          <table:table-cell office:value-type="float" office:value="-6.0950274467" calcext:value-type="float">
            <text:p>-6.09502744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5064" calcext:value-type="float">
            <text:p>0.0975064</text:p>
          </table:table-cell>
          <table:table-cell office:value-type="float" office:value="0.07985871" calcext:value-type="float">
            <text:p>0.0798587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35504" calcext:value-type="float">
            <text:p>-0.2935504</text:p>
          </table:table-cell>
          <table:table-cell office:value-type="float" office:value="1.2976090997" calcext:value-type="float">
            <text:p>1.2976090997</text:p>
          </table:table-cell>
          <table:table-cell office:value-type="float" office:value="-9.7330383301" calcext:value-type="float">
            <text:p>-9.7330383301</text:p>
          </table:table-cell>
          <table:table-cell office:value-type="float" office:value="574" calcext:value-type="float">
            <text:p>574</text:p>
          </table:table-cell>
          <table:table-cell table:formula="of:=[.I176]/[.J176]" office:value-type="float" office:value="-0.133320044131242" calcext:value-type="float">
            <text:p>-0.1333200441</text:p>
          </table:table-cell>
          <table:table-cell table:formula="of:=[.E176]/[.L176]" office:value-type="float" office:value="-0.599000026743062" calcext:value-type="float">
            <text:p>-0.5990000267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-6.163957119" calcext:value-type="float">
            <text:p>-6.16395711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08143" calcext:value-type="float">
            <text:p>0.09108143</text:p>
          </table:table-cell>
          <table:table-cell office:value-type="float" office:value="0.07981385" calcext:value-type="float">
            <text:p>0.0798138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5420096" calcext:value-type="float">
            <text:p>-0.35420096</text:p>
          </table:table-cell>
          <table:table-cell office:value-type="float" office:value="1.2979347438" calcext:value-type="float">
            <text:p>1.2979347438</text:p>
          </table:table-cell>
          <table:table-cell office:value-type="float" office:value="-9.740952301" calcext:value-type="float">
            <text:p>-9.740952301</text:p>
          </table:table-cell>
          <table:table-cell office:value-type="float" office:value="575" calcext:value-type="float">
            <text:p>575</text:p>
          </table:table-cell>
          <table:table-cell table:formula="of:=[.I177]/[.J177]" office:value-type="float" office:value="-0.133245159579188" calcext:value-type="float">
            <text:p>-0.1332451596</text:p>
          </table:table-cell>
          <table:table-cell table:formula="of:=[.E177]/[.L177]" office:value-type="float" office:value="-0.598999995587582" calcext:value-type="float">
            <text:p>-0.5989999956</text:p>
          </table:table-cell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-6.1035780907" calcext:value-type="float">
            <text:p>-6.10357809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13077" calcext:value-type="float">
            <text:p>0.08813077</text:p>
          </table:table-cell>
          <table:table-cell office:value-type="float" office:value="0.07921368" calcext:value-type="float">
            <text:p>0.0792136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410066" calcext:value-type="float">
            <text:p>-0.27410066</text:p>
          </table:table-cell>
          <table:table-cell office:value-type="float" office:value="1.2864401847" calcext:value-type="float">
            <text:p>1.2864401847</text:p>
          </table:table-cell>
          <table:table-cell office:value-type="float" office:value="-9.7278352261" calcext:value-type="float">
            <text:p>-9.7278352261</text:p>
          </table:table-cell>
          <table:table-cell office:value-type="float" office:value="576" calcext:value-type="float">
            <text:p>576</text:p>
          </table:table-cell>
          <table:table-cell table:formula="of:=[.I178]/[.J178]" office:value-type="float" office:value="-0.132243212883423" calcext:value-type="float">
            <text:p>-0.1322432129</text:p>
          </table:table-cell>
          <table:table-cell table:formula="of:=[.E178]/[.L178]" office:value-type="float" office:value="-0.598999965841951" calcext:value-type="float">
            <text:p>-0.5989999658</text:p>
          </table:table-cell>
        </table:table-row>
        <table:table-row table:style-name="ro1">
          <table:table-cell office:value-type="float" office:value="28.81" calcext:value-type="float">
            <text:p>28.81</text:p>
          </table:table-cell>
          <table:table-cell office:value-type="float" office:value="-6.0678033829" calcext:value-type="float">
            <text:p>-6.067803382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07008" calcext:value-type="float">
            <text:p>0.0807008</text:p>
          </table:table-cell>
          <table:table-cell office:value-type="float" office:value="0.07990809" calcext:value-type="float">
            <text:p>0.0799080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246012" calcext:value-type="float">
            <text:p>-0.22246012</text:p>
          </table:table-cell>
          <table:table-cell office:value-type="float" office:value="1.2985016018" calcext:value-type="float">
            <text:p>1.2985016018</text:p>
          </table:table-cell>
          <table:table-cell office:value-type="float" office:value="-9.7337140083" calcext:value-type="float">
            <text:p>-9.7337140083</text:p>
          </table:table-cell>
          <table:table-cell office:value-type="float" office:value="577" calcext:value-type="float">
            <text:p>577</text:p>
          </table:table-cell>
          <table:table-cell table:formula="of:=[.I179]/[.J179]" office:value-type="float" office:value="-0.133402481385087" calcext:value-type="float">
            <text:p>-0.1334024814</text:p>
          </table:table-cell>
          <table:table-cell table:formula="of:=[.E179]/[.L179]" office:value-type="float" office:value="-0.599000027363306" calcext:value-type="float">
            <text:p>-0.5990000274</text:p>
          </table:table-cell>
        </table:table-row>
        <table:table-row table:style-name="ro1">
          <table:table-cell office:value-type="float" office:value="28.86" calcext:value-type="float">
            <text:p>28.86</text:p>
          </table:table-cell>
          <table:table-cell office:value-type="float" office:value="-6.0773148537" calcext:value-type="float">
            <text:p>-6.07731485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080169" calcext:value-type="float">
            <text:p>0.08080169</text:p>
          </table:table-cell>
          <table:table-cell office:value-type="float" office:value="0.07980407" calcext:value-type="float">
            <text:p>0.0798040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965007" calcext:value-type="float">
            <text:p>-0.22965007</text:p>
          </table:table-cell>
          <table:table-cell office:value-type="float" office:value="1.2962432295" calcext:value-type="float">
            <text:p>1.2962432295</text:p>
          </table:table-cell>
          <table:table-cell office:value-type="float" office:value="-9.7294497013" calcext:value-type="float">
            <text:p>-9.7294497013</text:p>
          </table:table-cell>
          <table:table-cell office:value-type="float" office:value="578" calcext:value-type="float">
            <text:p>578</text:p>
          </table:table-cell>
          <table:table-cell table:formula="of:=[.I180]/[.J180]" office:value-type="float" office:value="-0.133228833006537" calcext:value-type="float">
            <text:p>-0.133228833</text:p>
          </table:table-cell>
          <table:table-cell table:formula="of:=[.E180]/[.L180]" office:value-type="float" office:value="-0.59899999271242" calcext:value-type="float">
            <text:p>-0.5989999927</text:p>
          </table:table-cell>
        </table:table-row>
        <table:table-row table:style-name="ro1">
          <table:table-cell office:value-type="float" office:value="28.91" calcext:value-type="float">
            <text:p>28.91</text:p>
          </table:table-cell>
          <table:table-cell office:value-type="float" office:value="-5.9839930534" calcext:value-type="float">
            <text:p>-5.98399305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46146" calcext:value-type="float">
            <text:p>0.08346146</text:p>
          </table:table-cell>
          <table:table-cell office:value-type="float" office:value="0.07994287" calcext:value-type="float">
            <text:p>0.0799428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18108962" calcext:value-type="float">
            <text:p>-0.18108962</text:p>
          </table:table-cell>
          <table:table-cell office:value-type="float" office:value="1.2993599206" calcext:value-type="float">
            <text:p>1.2993599206</text:p>
          </table:table-cell>
          <table:table-cell office:value-type="float" office:value="-9.7359100819" calcext:value-type="float">
            <text:p>-9.7359100819</text:p>
          </table:table-cell>
          <table:table-cell office:value-type="float" office:value="579" calcext:value-type="float">
            <text:p>579</text:p>
          </table:table-cell>
          <table:table-cell table:formula="of:=[.I181]/[.J181]" office:value-type="float" office:value="-0.133460550649049" calcext:value-type="float">
            <text:p>-0.1334605506</text:p>
          </table:table-cell>
          <table:table-cell table:formula="of:=[.E181]/[.L181]" office:value-type="float" office:value="-0.599000001207996" calcext:value-type="float">
            <text:p>-0.5990000012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-6.071518898" calcext:value-type="float">
            <text:p>-6.07151889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36114" calcext:value-type="float">
            <text:p>0.09036114</text:p>
          </table:table-cell>
          <table:table-cell office:value-type="float" office:value="0.07854476" calcext:value-type="float">
            <text:p>0.0785447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379208" calcext:value-type="float">
            <text:p>-0.25379208</text:p>
          </table:table-cell>
          <table:table-cell office:value-type="float" office:value="1.2748501986" calcext:value-type="float">
            <text:p>1.2748501986</text:p>
          </table:table-cell>
          <table:table-cell office:value-type="float" office:value="-9.7222940922" calcext:value-type="float">
            <text:p>-9.7222940922</text:p>
          </table:table-cell>
          <table:table-cell office:value-type="float" office:value="580" calcext:value-type="float">
            <text:p>580</text:p>
          </table:table-cell>
          <table:table-cell table:formula="of:=[.I182]/[.J182]" office:value-type="float" office:value="-0.131126479667262" calcext:value-type="float">
            <text:p>-0.1311264797</text:p>
          </table:table-cell>
          <table:table-cell table:formula="of:=[.E182]/[.L182]" office:value-type="float" office:value="-0.598999989928124" calcext:value-type="float">
            <text:p>-0.5989999899</text:p>
          </table:table-cell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-6.0401530266" calcext:value-type="float">
            <text:p>-6.040153026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98393" calcext:value-type="float">
            <text:p>0.09798393</text:p>
          </table:table-cell>
          <table:table-cell office:value-type="float" office:value="0.07845429" calcext:value-type="float">
            <text:p>0.0784542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5019789" calcext:value-type="float">
            <text:p>-0.25019789</text:p>
          </table:table-cell>
          <table:table-cell office:value-type="float" office:value="1.2725741416" calcext:value-type="float">
            <text:p>1.2725741416</text:p>
          </table:table-cell>
          <table:table-cell office:value-type="float" office:value="-9.7161282539" calcext:value-type="float">
            <text:p>-9.7161282539</text:p>
          </table:table-cell>
          <table:table-cell office:value-type="float" office:value="581" calcext:value-type="float">
            <text:p>581</text:p>
          </table:table-cell>
          <table:table-cell table:formula="of:=[.I183]/[.J183]" office:value-type="float" office:value="-0.130975436752721" calcext:value-type="float">
            <text:p>-0.1309754368</text:p>
          </table:table-cell>
          <table:table-cell table:formula="of:=[.E183]/[.L183]" office:value-type="float" office:value="-0.59900002584546" calcext:value-type="float">
            <text:p>-0.5990000258</text:p>
          </table:table-cell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-6.1372852325" calcext:value-type="float">
            <text:p>-6.13728523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10098708" calcext:value-type="float">
            <text:p>0.10098708</text:p>
          </table:table-cell>
          <table:table-cell office:value-type="float" office:value="0.07943505" calcext:value-type="float">
            <text:p>0.0794350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5420036" calcext:value-type="float">
            <text:p>-0.35420036</text:p>
          </table:table-cell>
          <table:table-cell office:value-type="float" office:value="1.2873017699" calcext:value-type="float">
            <text:p>1.2873017699</text:p>
          </table:table-cell>
          <table:table-cell office:value-type="float" office:value="-9.7072237492" calcext:value-type="float">
            <text:p>-9.7072237492</text:p>
          </table:table-cell>
          <table:table-cell office:value-type="float" office:value="582" calcext:value-type="float">
            <text:p>582</text:p>
          </table:table-cell>
          <table:table-cell table:formula="of:=[.I184]/[.J184]" office:value-type="float" office:value="-0.132612763768435" calcext:value-type="float">
            <text:p>-0.1326127638</text:p>
          </table:table-cell>
          <table:table-cell table:formula="of:=[.E184]/[.L184]" office:value-type="float" office:value="-0.599000033953802" calcext:value-type="float">
            <text:p>-0.599000034</text:p>
          </table:table-cell>
        </table:table-row>
        <table:table-row table:style-name="ro1">
          <table:table-cell office:value-type="float" office:value="29.11" calcext:value-type="float">
            <text:p>29.11</text:p>
          </table:table-cell>
          <table:table-cell office:value-type="float" office:value="-6.1455922127" calcext:value-type="float">
            <text:p>-6.145592212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5366" calcext:value-type="float">
            <text:p>0.09435366</text:p>
          </table:table-cell>
          <table:table-cell office:value-type="float" office:value="0.07983377" calcext:value-type="float">
            <text:p>0.079833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408044" calcext:value-type="float">
            <text:p>-0.3408044</text:p>
          </table:table-cell>
          <table:table-cell office:value-type="float" office:value="1.2930114299" calcext:value-type="float">
            <text:p>1.2930114299</text:p>
          </table:table-cell>
          <table:table-cell office:value-type="float" office:value="-9.7015821457" calcext:value-type="float">
            <text:p>-9.7015821457</text:p>
          </table:table-cell>
          <table:table-cell office:value-type="float" office:value="583" calcext:value-type="float">
            <text:p>583</text:p>
          </table:table-cell>
          <table:table-cell table:formula="of:=[.I185]/[.J185]" office:value-type="float" office:value="-0.133278408663797" calcext:value-type="float">
            <text:p>-0.1332784087</text:p>
          </table:table-cell>
          <table:table-cell table:formula="of:=[.E185]/[.L185]" office:value-type="float" office:value="-0.599000024087815" calcext:value-type="float">
            <text:p>-0.5990000241</text:p>
          </table:table-cell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-6.1553578377" calcext:value-type="float">
            <text:p>-6.155357837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94115" calcext:value-type="float">
            <text:p>0.08894115</text:p>
          </table:table-cell>
          <table:table-cell office:value-type="float" office:value="0.07971357" calcext:value-type="float">
            <text:p>0.0797135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3416617" calcext:value-type="float">
            <text:p>-0.33416617</text:p>
          </table:table-cell>
          <table:table-cell office:value-type="float" office:value="1.2903353423" calcext:value-type="float">
            <text:p>1.2903353423</text:p>
          </table:table-cell>
          <table:table-cell office:value-type="float" office:value="-9.6961021423" calcext:value-type="float">
            <text:p>-9.6961021423</text:p>
          </table:table-cell>
          <table:table-cell office:value-type="float" office:value="584" calcext:value-type="float">
            <text:p>584</text:p>
          </table:table-cell>
          <table:table-cell table:formula="of:=[.I186]/[.J186]" office:value-type="float" office:value="-0.133077738184173" calcext:value-type="float">
            <text:p>-0.1330777382</text:p>
          </table:table-cell>
          <table:table-cell table:formula="of:=[.E186]/[.L186]" office:value-type="float" office:value="-0.599000036277144" calcext:value-type="float">
            <text:p>-0.5990000363</text:p>
          </table:table-cell>
        </table:table-row>
        <table:table-row table:style-name="ro1">
          <table:table-cell office:value-type="float" office:value="29.22" calcext:value-type="float">
            <text:p>29.22</text:p>
          </table:table-cell>
          <table:table-cell office:value-type="float" office:value="-6.0628175735" calcext:value-type="float">
            <text:p>-6.062817573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2039" calcext:value-type="float">
            <text:p>0.0832039</text:p>
          </table:table-cell>
          <table:table-cell office:value-type="float" office:value="0.08068613" calcext:value-type="float">
            <text:p>0.0806861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249561" calcext:value-type="float">
            <text:p>-0.2249561</text:p>
          </table:table-cell>
          <table:table-cell office:value-type="float" office:value="1.3062800437" calcext:value-type="float">
            <text:p>1.3062800437</text:p>
          </table:table-cell>
          <table:table-cell office:value-type="float" office:value="-9.6975995541" calcext:value-type="float">
            <text:p>-9.6975995541</text:p>
          </table:table-cell>
          <table:table-cell office:value-type="float" office:value="585" calcext:value-type="float">
            <text:p>585</text:p>
          </table:table-cell>
          <table:table-cell table:formula="of:=[.I187]/[.J187]" office:value-type="float" office:value="-0.134701380110888" calcext:value-type="float">
            <text:p>-0.1347013801</text:p>
          </table:table-cell>
          <table:table-cell table:formula="of:=[.E187]/[.L187]" office:value-type="float" office:value="-0.599000024599438" calcext:value-type="float">
            <text:p>-0.5990000246</text:p>
          </table:table-cell>
        </table:table-row>
        <table:table-row table:style-name="ro1">
          <table:table-cell office:value-type="float" office:value="29.27" calcext:value-type="float">
            <text:p>29.27</text:p>
          </table:table-cell>
          <table:table-cell office:value-type="float" office:value="-6.0816841125" calcext:value-type="float">
            <text:p>-6.08168411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8202" calcext:value-type="float">
            <text:p>0.08148202</text:p>
          </table:table-cell>
          <table:table-cell office:value-type="float" office:value="0.07959795" calcext:value-type="float">
            <text:p>0.0795979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511286" calcext:value-type="float">
            <text:p>-0.23511286</text:p>
          </table:table-cell>
          <table:table-cell office:value-type="float" office:value="1.287774536" calcext:value-type="float">
            <text:p>1.287774536</text:p>
          </table:table-cell>
          <table:table-cell office:value-type="float" office:value="-9.6909144402" calcext:value-type="float">
            <text:p>-9.6909144402</text:p>
          </table:table-cell>
          <table:table-cell office:value-type="float" office:value="586" calcext:value-type="float">
            <text:p>586</text:p>
          </table:table-cell>
          <table:table-cell table:formula="of:=[.I188]/[.J188]" office:value-type="float" office:value="-0.132884728675143" calcext:value-type="float">
            <text:p>-0.1328847287</text:p>
          </table:table-cell>
          <table:table-cell table:formula="of:=[.E188]/[.L188]" office:value-type="float" office:value="-0.59899998136422" calcext:value-type="float">
            <text:p>-0.5989999814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-6.0116710663" calcext:value-type="float">
            <text:p>-6.011671066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2095" calcext:value-type="float">
            <text:p>0.08622095</text:p>
          </table:table-cell>
          <table:table-cell office:value-type="float" office:value="0.07932762" calcext:value-type="float">
            <text:p>0.0793276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0213637" calcext:value-type="float">
            <text:p>-0.20213637</text:p>
          </table:table-cell>
          <table:table-cell office:value-type="float" office:value="1.282600227" calcext:value-type="float">
            <text:p>1.282600227</text:p>
          </table:table-cell>
          <table:table-cell office:value-type="float" office:value="-9.6848683834" calcext:value-type="float">
            <text:p>-9.6848683834</text:p>
          </table:table-cell>
          <table:table-cell office:value-type="float" office:value="587" calcext:value-type="float">
            <text:p>587</text:p>
          </table:table-cell>
          <table:table-cell table:formula="of:=[.I189]/[.J189]" office:value-type="float" office:value="-0.132433418423981" calcext:value-type="float">
            <text:p>-0.1324334184</text:p>
          </table:table-cell>
          <table:table-cell table:formula="of:=[.E189]/[.L189]" office:value-type="float" office:value="-0.599000017850745" calcext:value-type="float">
            <text:p>-0.5990000179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-6.0528702736" calcext:value-type="float">
            <text:p>-6.05287027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54026" calcext:value-type="float">
            <text:p>0.08854026</text:p>
          </table:table-cell>
          <table:table-cell office:value-type="float" office:value="0.07992355" calcext:value-type="float">
            <text:p>0.0799235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313208" calcext:value-type="float">
            <text:p>-0.23313208</text:p>
          </table:table-cell>
          <table:table-cell office:value-type="float" office:value="1.293624863" calcext:value-type="float">
            <text:p>1.293624863</text:p>
          </table:table-cell>
          <table:table-cell office:value-type="float" office:value="-9.6952817917" calcext:value-type="float">
            <text:p>-9.6952817917</text:p>
          </table:table-cell>
          <table:table-cell office:value-type="float" office:value="588" calcext:value-type="float">
            <text:p>588</text:p>
          </table:table-cell>
          <table:table-cell table:formula="of:=[.I190]/[.J190]" office:value-type="float" office:value="-0.133428289222852" calcext:value-type="float">
            <text:p>-0.1334282892</text:p>
          </table:table-cell>
          <table:table-cell table:formula="of:=[.E190]/[.L190]" office:value-type="float" office:value="-0.599000035640954" calcext:value-type="float">
            <text:p>-0.5990000356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-6.0862278938" calcext:value-type="float">
            <text:p>-6.08622789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42216" calcext:value-type="float">
            <text:p>0.09442216</text:p>
          </table:table-cell>
          <table:table-cell office:value-type="float" office:value="0.07994834" calcext:value-type="float">
            <text:p>0.079948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598658" calcext:value-type="float">
            <text:p>-0.27598658</text:p>
          </table:table-cell>
          <table:table-cell office:value-type="float" office:value="1.29360843" calcext:value-type="float">
            <text:p>1.29360843</text:p>
          </table:table-cell>
          <table:table-cell office:value-type="float" office:value="-9.6921517372" calcext:value-type="float">
            <text:p>-9.6921517372</text:p>
          </table:table-cell>
          <table:table-cell office:value-type="float" office:value="589" calcext:value-type="float">
            <text:p>589</text:p>
          </table:table-cell>
          <table:table-cell table:formula="of:=[.I191]/[.J191]" office:value-type="float" office:value="-0.133469684036717" calcext:value-type="float">
            <text:p>-0.133469684</text:p>
          </table:table-cell>
          <table:table-cell table:formula="of:=[.E191]/[.L191]" office:value-type="float" office:value="-0.598999994470704" calcext:value-type="float">
            <text:p>-0.5989999945</text:p>
          </table:table-cell>
        </table:table-row>
        <table:table-row table:style-name="ro1">
          <table:table-cell office:value-type="float" office:value="29.47" calcext:value-type="float">
            <text:p>29.47</text:p>
          </table:table-cell>
          <table:table-cell office:value-type="float" office:value="-6.075050354" calcext:value-type="float">
            <text:p>-6.07505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30905" calcext:value-type="float">
            <text:p>0.09730905</text:p>
          </table:table-cell>
          <table:table-cell office:value-type="float" office:value="0.08074083" calcext:value-type="float">
            <text:p>0.080740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7324483" calcext:value-type="float">
            <text:p>-0.27324483</text:p>
          </table:table-cell>
          <table:table-cell office:value-type="float" office:value="1.3047362" calcext:value-type="float">
            <text:p>1.3047362</text:p>
          </table:table-cell>
          <table:table-cell office:value-type="float" office:value="-9.6795762062" calcext:value-type="float">
            <text:p>-9.6795762062</text:p>
          </table:table-cell>
          <table:table-cell office:value-type="float" office:value="590" calcext:value-type="float">
            <text:p>590</text:p>
          </table:table-cell>
          <table:table-cell table:formula="of:=[.I192]/[.J192]" office:value-type="float" office:value="-0.134792698792359" calcext:value-type="float">
            <text:p>-0.1347926988</text:p>
          </table:table-cell>
          <table:table-cell table:formula="of:=[.E192]/[.L192]" office:value-type="float" office:value="-0.599000025397348" calcext:value-type="float">
            <text:p>-0.5990000254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-6.151371479" calcext:value-type="float">
            <text:p>-6.1513714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7044" calcext:value-type="float">
            <text:p>0.09217044</text:p>
          </table:table-cell>
          <table:table-cell office:value-type="float" office:value="0.08082079" calcext:value-type="float">
            <text:p>0.080820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33838746" calcext:value-type="float">
            <text:p>-0.33838746</text:p>
          </table:table-cell>
          <table:table-cell office:value-type="float" office:value="1.3059280366" calcext:value-type="float">
            <text:p>1.3059280366</text:p>
          </table:table-cell>
          <table:table-cell office:value-type="float" office:value="-9.6788322449" calcext:value-type="float">
            <text:p>-9.6788322449</text:p>
          </table:table-cell>
          <table:table-cell office:value-type="float" office:value="591" calcext:value-type="float">
            <text:p>591</text:p>
          </table:table-cell>
          <table:table-cell table:formula="of:=[.I193]/[.J193]" office:value-type="float" office:value="-0.134926198073959" calcext:value-type="float">
            <text:p>-0.1349261981</text:p>
          </table:table-cell>
          <table:table-cell table:formula="of:=[.E193]/[.L193]" office:value-type="float" office:value="-0.598999980387045" calcext:value-type="float">
            <text:p>-0.5989999804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-6.1170210838" calcext:value-type="float">
            <text:p>-6.11702108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48334" calcext:value-type="float">
            <text:p>0.09148334</text:p>
          </table:table-cell>
          <table:table-cell office:value-type="float" office:value="0.08187542" calcext:value-type="float">
            <text:p>0.0818754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364961" calcext:value-type="float">
            <text:p>-0.29364961</text:p>
          </table:table-cell>
          <table:table-cell office:value-type="float" office:value="1.3234945059" calcext:value-type="float">
            <text:p>1.3234945059</text:p>
          </table:table-cell>
          <table:table-cell office:value-type="float" office:value="-9.6826759815" calcext:value-type="float">
            <text:p>-9.6826759815</text:p>
          </table:table-cell>
          <table:table-cell office:value-type="float" office:value="592" calcext:value-type="float">
            <text:p>592</text:p>
          </table:table-cell>
          <table:table-cell table:formula="of:=[.I194]/[.J194]" office:value-type="float" office:value="-0.136686852728389" calcext:value-type="float">
            <text:p>-0.1366868527</text:p>
          </table:table-cell>
          <table:table-cell table:formula="of:=[.E194]/[.L194]" office:value-type="float" office:value="-0.59899996499806" calcext:value-type="float">
            <text:p>-0.598999965</text:p>
          </table:table-cell>
        </table:table-row>
        <table:table-row table:style-name="ro1">
          <table:table-cell office:value-type="float" office:value="29.62" calcext:value-type="float">
            <text:p>29.62</text:p>
          </table:table-cell>
          <table:table-cell office:value-type="float" office:value="-6.0710148811" calcext:value-type="float">
            <text:p>-6.071014881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197" calcext:value-type="float">
            <text:p>0.0869197</text:p>
          </table:table-cell>
          <table:table-cell office:value-type="float" office:value="0.08093338" calcext:value-type="float">
            <text:p>0.0809333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4075162" calcext:value-type="float">
            <text:p>-0.24075162</text:p>
          </table:table-cell>
          <table:table-cell office:value-type="float" office:value="1.3065675616" calcext:value-type="float">
            <text:p>1.3065675616</text:p>
          </table:table-cell>
          <table:table-cell office:value-type="float" office:value="-9.6701006889" calcext:value-type="float">
            <text:p>-9.6701006889</text:p>
          </table:table-cell>
          <table:table-cell office:value-type="float" office:value="593" calcext:value-type="float">
            <text:p>593</text:p>
          </table:table-cell>
          <table:table-cell table:formula="of:=[.I195]/[.J195]" office:value-type="float" office:value="-0.135114163092404" calcext:value-type="float">
            <text:p>-0.1351141631</text:p>
          </table:table-cell>
          <table:table-cell table:formula="of:=[.E195]/[.L195]" office:value-type="float" office:value="-0.59899997267237" calcext:value-type="float">
            <text:p>-0.5989999727</text:p>
          </table:table-cell>
        </table:table-row>
        <table:table-row table:style-name="ro1">
          <table:table-cell office:value-type="float" office:value="29.67" calcext:value-type="float">
            <text:p>29.67</text:p>
          </table:table-cell>
          <table:table-cell office:value-type="float" office:value="-6.1128721237" calcext:value-type="float">
            <text:p>-6.11287212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30535" calcext:value-type="float">
            <text:p>0.08430535</text:p>
          </table:table-cell>
          <table:table-cell office:value-type="float" office:value="0.08113371" calcext:value-type="float">
            <text:p>0.0811337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784012" calcext:value-type="float">
            <text:p>-0.26784012</text:p>
          </table:table-cell>
          <table:table-cell office:value-type="float" office:value="1.3119602382" calcext:value-type="float">
            <text:p>1.3119602382</text:p>
          </table:table-cell>
          <table:table-cell office:value-type="float" office:value="-9.6860381126" calcext:value-type="float">
            <text:p>-9.6860381126</text:p>
          </table:table-cell>
          <table:table-cell office:value-type="float" office:value="594" calcext:value-type="float">
            <text:p>594</text:p>
          </table:table-cell>
          <table:table-cell table:formula="of:=[.I196]/[.J196]" office:value-type="float" office:value="-0.135448593423698" calcext:value-type="float">
            <text:p>-0.1354485934</text:p>
          </table:table-cell>
          <table:table-cell table:formula="of:=[.E196]/[.L196]" office:value-type="float" office:value="-0.599000018746632" calcext:value-type="float">
            <text:p>-0.5990000187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-6.026309967" calcext:value-type="float">
            <text:p>-6.0263099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71898" calcext:value-type="float">
            <text:p>0.08871898</text:p>
          </table:table-cell>
          <table:table-cell office:value-type="float" office:value="0.08170256" calcext:value-type="float">
            <text:p>0.0817025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143454" calcext:value-type="float">
            <text:p>-0.2143454</text:p>
          </table:table-cell>
          <table:table-cell office:value-type="float" office:value="1.3208772719" calcext:value-type="float">
            <text:p>1.3208772719</text:p>
          </table:table-cell>
          <table:table-cell office:value-type="float" office:value="-9.6839737415" calcext:value-type="float">
            <text:p>-9.6839737415</text:p>
          </table:table-cell>
          <table:table-cell office:value-type="float" office:value="595" calcext:value-type="float">
            <text:p>595</text:p>
          </table:table-cell>
          <table:table-cell table:formula="of:=[.I197]/[.J197]" office:value-type="float" office:value="-0.136398270705699" calcext:value-type="float">
            <text:p>-0.1363982707</text:p>
          </table:table-cell>
          <table:table-cell table:formula="of:=[.E197]/[.L197]" office:value-type="float" office:value="-0.598999969554498" calcext:value-type="float">
            <text:p>-0.5989999696</text:p>
          </table:table-cell>
        </table:table-row>
        <table:table-row table:style-name="ro1">
          <table:table-cell office:value-type="float" office:value="29.77" calcext:value-type="float">
            <text:p>29.77</text:p>
          </table:table-cell>
          <table:table-cell office:value-type="float" office:value="-6.0675787926" calcext:value-type="float">
            <text:p>-6.06757879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5847" calcext:value-type="float">
            <text:p>0.08705847</text:p>
          </table:table-cell>
          <table:table-cell office:value-type="float" office:value="0.08232446" calcext:value-type="float">
            <text:p>0.0823244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688781" calcext:value-type="float">
            <text:p>-0.23688781</text:p>
          </table:table-cell>
          <table:table-cell office:value-type="float" office:value="1.3324087739" calcext:value-type="float">
            <text:p>1.3324087739</text:p>
          </table:table-cell>
          <table:table-cell office:value-type="float" office:value="-9.6947234154" calcext:value-type="float">
            <text:p>-9.6947234154</text:p>
          </table:table-cell>
          <table:table-cell office:value-type="float" office:value="596" calcext:value-type="float">
            <text:p>596</text:p>
          </table:table-cell>
          <table:table-cell table:formula="of:=[.I198]/[.J198]" office:value-type="float" office:value="-0.137436491667568" calcext:value-type="float">
            <text:p>-0.1374364917</text:p>
          </table:table-cell>
          <table:table-cell table:formula="of:=[.E198]/[.L198]" office:value-type="float" office:value="-0.599000010849569" calcext:value-type="float">
            <text:p>-0.5990000108</text:p>
          </table:table-cell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-6.1001639366" calcext:value-type="float">
            <text:p>-6.100163936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32884" calcext:value-type="float">
            <text:p>0.08732884</text:p>
          </table:table-cell>
          <table:table-cell office:value-type="float" office:value="0.08175371" calcext:value-type="float">
            <text:p>0.0817537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470459" calcext:value-type="float">
            <text:p>-0.26470459</text:p>
          </table:table-cell>
          <table:table-cell office:value-type="float" office:value="1.324370569" calcext:value-type="float">
            <text:p>1.324370569</text:p>
          </table:table-cell>
          <table:table-cell office:value-type="float" office:value="-9.7035103321" calcext:value-type="float">
            <text:p>-9.7035103321</text:p>
          </table:table-cell>
          <table:table-cell office:value-type="float" office:value="597" calcext:value-type="float">
            <text:p>597</text:p>
          </table:table-cell>
          <table:table-cell table:formula="of:=[.I199]/[.J199]" office:value-type="float" office:value="-0.136483656292803" calcext:value-type="float">
            <text:p>-0.1364836563</text:p>
          </table:table-cell>
          <table:table-cell table:formula="of:=[.E199]/[.L199]" office:value-type="float" office:value="-0.59899999912525" calcext:value-type="float">
            <text:p>-0.5989999991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-6.0407104492" calcext:value-type="float">
            <text:p>-6.04071044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2855" calcext:value-type="float">
            <text:p>0.0922855</text:p>
          </table:table-cell>
          <table:table-cell office:value-type="float" office:value="0.08161979" calcext:value-type="float">
            <text:p>0.081619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3246841" calcext:value-type="float">
            <text:p>-0.23246841</text:p>
          </table:table-cell>
          <table:table-cell office:value-type="float" office:value="1.3229381502" calcext:value-type="float">
            <text:p>1.3229381502</text:p>
          </table:table-cell>
          <table:table-cell office:value-type="float" office:value="-9.708919239" calcext:value-type="float">
            <text:p>-9.708919239</text:p>
          </table:table-cell>
          <table:table-cell office:value-type="float" office:value="598" calcext:value-type="float">
            <text:p>598</text:p>
          </table:table-cell>
          <table:table-cell table:formula="of:=[.I200]/[.J200]" office:value-type="float" office:value="-0.1362600839119" calcext:value-type="float">
            <text:p>-0.1362600839</text:p>
          </table:table-cell>
          <table:table-cell table:formula="of:=[.E200]/[.L200]" office:value-type="float" office:value="-0.598999998068194" calcext:value-type="float">
            <text:p>-0.5989999981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-6.0937228203" calcext:value-type="float">
            <text:p>-6.093722820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50972" calcext:value-type="float">
            <text:p>0.09050972</text:p>
          </table:table-cell>
          <table:table-cell office:value-type="float" office:value="0.08168338" calcext:value-type="float">
            <text:p>0.0816833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6862291" calcext:value-type="float">
            <text:p>-0.26862291</text:p>
          </table:table-cell>
          <table:table-cell office:value-type="float" office:value="1.3246530712" calcext:value-type="float">
            <text:p>1.3246530712</text:p>
          </table:table-cell>
          <table:table-cell office:value-type="float" office:value="-9.7139363766" calcext:value-type="float">
            <text:p>-9.7139363766</text:p>
          </table:table-cell>
          <table:table-cell office:value-type="float" office:value="599" calcext:value-type="float">
            <text:p>599</text:p>
          </table:table-cell>
          <table:table-cell table:formula="of:=[.I201]/[.J201]" office:value-type="float" office:value="-0.136366249463088" calcext:value-type="float">
            <text:p>-0.1363662495</text:p>
          </table:table-cell>
          <table:table-cell table:formula="of:=[.E201]/[.L201]" office:value-type="float" office:value="-0.598999974858957" calcext:value-type="float">
            <text:p>-0.5989999749</text:p>
          </table:table-cell>
        </table:table-row>
        <table:table-row table:style-name="ro1">
          <table:table-cell office:value-type="float" office:value="29.97" calcext:value-type="float">
            <text:p>29.97</text:p>
          </table:table-cell>
          <table:table-cell office:value-type="float" office:value="-6.1164951324" calcext:value-type="float">
            <text:p>-6.11649513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09918" calcext:value-type="float">
            <text:p>0.09109918</text:p>
          </table:table-cell>
          <table:table-cell office:value-type="float" office:value="0.0810163" calcext:value-type="float">
            <text:p>0.081016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-0.29332757" calcext:value-type="float">
            <text:p>-0.29332757</text:p>
          </table:table-cell>
          <table:table-cell office:value-type="float" office:value="1.313405937" calcext:value-type="float">
            <text:p>1.313405937</text:p>
          </table:table-cell>
          <table:table-cell office:value-type="float" office:value="-9.7107634544" calcext:value-type="float">
            <text:p>-9.7107634544</text:p>
          </table:table-cell>
          <table:table-cell office:value-type="float" office:value="600" calcext:value-type="float">
            <text:p>600</text:p>
          </table:table-cell>
          <table:table-cell table:formula="of:=[.I202]/[.J202]" office:value-type="float" office:value="-0.135252592977629" calcext:value-type="float">
            <text:p>-0.135252593</text:p>
          </table:table-cell>
          <table:table-cell table:formula="of:=[.E202]/[.L202]" office:value-type="float" office:value="-0.598999976387884" calcext:value-type="float">
            <text:p>-0.598999976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202])/200" office:value-type="float" office:value="-0.601995001195466" calcext:value-type="float">
            <text:p>-0.6019950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2:21:17.625896766</dc:date>
    <meta:editing-duration>PT8M44S</meta:editing-duration>
    <meta:editing-cycles>1</meta:editing-cycles>
    <meta:document-statistic meta:table-count="1" meta:cell-count="2627" meta:object-count="0"/>
    <meta:generator>LibreOffice/5.1.6.2$Linux_X86_64 LibreOffice_project/10m0$Build-2</meta:generator>
  </office:meta>
</office:document-meta>
</file>